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6.2576in" fo:margin-left="0.0069in" fo:margin-top="0in" fo:margin-bottom="0in" fo:break-before="auto" fo:break-after="auto" table:align="left" style:writing-mode="lr-tb"/>
    </style:style>
    <style:style style:name="Table1.A" style:family="table-column">
      <style:table-column-properties style:column-width="0.4375in"/>
    </style:style>
    <style:style style:name="Table1.B" style:family="table-column">
      <style:table-column-properties style:column-width="5.820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2" style:family="table">
      <style:table-properties style:width="6.2701in" table:align="margins" style:may-break-between-rows="true" table:border-model="collapsing"/>
    </style:style>
    <style:style style:name="Table2.A" style:family="table-column">
      <style:table-column-properties style:column-width="0.25in" style:rel-column-width="2613*"/>
    </style:style>
    <style:style style:name="Table2.B" style:family="table-column">
      <style:table-column-properties style:column-width="6.0201in" style:rel-column-width="62922*"/>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0" style:family="table-row">
      <style:table-row-properties style:min-row-height="0.275in"/>
    </style:style>
    <style:style style:name="Table2.17" style:family="table-row">
      <style:table-row-properties style:min-row-height="0.2542in"/>
    </style:style>
    <style:style style:name="Table2.21" style:family="table-row">
      <style:table-row-properties fo:keep-together="auto"/>
    </style:style>
    <style:style style:name="Table3" style:family="table">
      <style:table-properties style:width="6.2701in" table:align="margins"/>
    </style:style>
    <style:style style:name="Table3.A" style:family="table-column">
      <style:table-column-properties style:column-width="0.4375in" style:rel-column-width="4574*"/>
    </style:style>
    <style:style style:name="Table3.B" style:family="table-column">
      <style:table-column-properties style:column-width="5.8326in" style:rel-column-width="60961*"/>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ing_20_1">
      <style:paragraph-properties fo:margin-top="0.1665in" fo:margin-bottom="0.0835in" style:contextual-spacing="false" fo:line-height="100%"/>
    </style:style>
    <style:style style:name="P2" style:family="paragraph" style:parent-style-name="Heading_20_2">
      <style:paragraph-properties fo:margin-top="0.1665in" fo:margin-bottom="0.0835in" style:contextual-spacing="false" fo:line-height="100%"/>
    </style:style>
    <style:style style:name="P3" style:family="paragraph" style:parent-style-name="Heading_20_2">
      <style:paragraph-properties fo:margin-top="0.1665in" fo:margin-bottom="0.1665in" style:contextual-spacing="false" fo:line-height="100%"/>
    </style:style>
    <style:style style:name="P4" style:family="paragraph" style:parent-style-name="normal">
      <style:paragraph-properties fo:margin-top="0.1665in" fo:margin-bottom="0.1665in" style:contextual-spacing="false" fo:line-height="100%" fo:break-before="auto" fo:break-after="auto"/>
    </style:style>
    <style:style style:name="P5" style:family="paragraph" style:parent-style-name="Heading_20_3">
      <style:paragraph-properties fo:margin-top="0.1665in" fo:margin-bottom="0.0555in" style:contextual-spacing="false" fo:line-height="100%"/>
    </style:style>
    <style:style style:name="P6" style:family="paragraph" style:parent-style-name="normal">
      <style:paragraph-properties fo:margin-top="0.1665in" fo:margin-bottom="0in" style:contextual-spacing="false" fo:line-height="100%"/>
    </style:style>
    <style:style style:name="P7"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padding="0in" fo:border="none" style:shadow="none" fo:keep-with-next="auto"/>
    </style:style>
    <style:style style:name="P8" style:family="paragraph" style:parent-style-name="Standard">
      <style:paragraph-properties fo:line-height="100%"/>
    </style:style>
    <style:style style:name="P9" style:family="paragraph" style:parent-style-name="Heading_20_2">
      <style:text-properties officeooo:rsid="000a564f" officeooo:paragraph-rsid="000a564f"/>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rsid="0056cc00" officeooo:paragraph-rsid="0056cc00" style:font-weight-asian="bold" style:font-weight-complex="bold"/>
    </style:style>
    <style:style style:name="P12" style:family="paragraph" style:parent-style-name="Standard">
      <style:text-properties fo:font-weight="bold" officeooo:paragraph-rsid="00dc2b2f" style:font-weight-asian="bold" style:font-weight-complex="bold"/>
    </style:style>
    <style:style style:name="P13" style:family="paragraph" style:parent-style-name="Standard">
      <style:text-properties fo:font-weight="bold" officeooo:paragraph-rsid="00dcbb04" style:font-weight-asian="bold" style:font-weight-complex="bold"/>
    </style:style>
    <style:style style:name="P14" style:family="paragraph" style:parent-style-name="Heading_20_2">
      <style:paragraph-properties fo:margin-top="0.25in" fo:margin-bottom="0.0555in" style:contextual-spacing="false" fo:line-height="100%" fo:keep-together="auto" fo:break-before="auto" fo:break-after="auto" fo:keep-with-next="auto"/>
      <style:text-properties fo:font-size="17pt" style:font-size-asian="17pt" style:font-size-complex="17pt"/>
    </style:style>
    <style:style style:name="P15" style:family="paragraph" style:parent-style-name="normal">
      <style:text-properties fo:font-size="17pt" style:font-size-asian="17pt" style:font-size-complex="17pt"/>
    </style:style>
    <style:style style:name="P16" style:family="paragraph" style:parent-style-name="normal">
      <style:paragraph-properties fo:margin-top="0.1665in" fo:margin-bottom="0.1665in" style:contextual-spacing="false" fo:line-height="100%" fo:break-before="auto" fo:break-after="auto"/>
      <style:text-properties fo:font-size="20pt" style:font-size-asian="20pt" style:font-size-complex="20pt"/>
    </style:style>
    <style:style style:name="P17" style:family="paragraph" style:parent-style-name="Heading_20_2">
      <style:text-properties officeooo:rsid="001bd7ce" officeooo:paragraph-rsid="001bd7ce"/>
    </style:style>
    <style:style style:name="P18" style:family="paragraph" style:parent-style-name="Heading_20_3">
      <style:text-properties officeooo:paragraph-rsid="00522106"/>
    </style:style>
    <style:style style:name="P19" style:family="paragraph" style:parent-style-name="Heading_20_3">
      <style:text-properties officeooo:paragraph-rsid="00a14414"/>
    </style:style>
    <style:style style:name="P20" style:family="paragraph" style:parent-style-name="Heading_20_3">
      <style:text-properties officeooo:rsid="00a59206" officeooo:paragraph-rsid="00a59206"/>
    </style:style>
    <style:style style:name="P21" style:family="paragraph" style:parent-style-name="Standard">
      <style:text-properties officeooo:paragraph-rsid="005badb9"/>
    </style:style>
    <style:style style:name="P22" style:family="paragraph" style:parent-style-name="Standard">
      <style:text-properties fo:font-style="normal" fo:font-weight="bold" style:font-style-asian="normal" style:font-weight-asian="bold" style:font-style-complex="normal" style:font-weight-complex="bold"/>
    </style:style>
    <style:style style:name="P23" style:family="paragraph" style:parent-style-name="Standard">
      <style:text-properties officeooo:paragraph-rsid="00974d7c"/>
    </style:style>
    <style:style style:name="P24" style:family="paragraph" style:parent-style-name="Standard">
      <style:text-properties officeooo:paragraph-rsid="009fb790"/>
    </style:style>
    <style:style style:name="P25" style:family="paragraph" style:parent-style-name="Standard">
      <style:text-properties officeooo:paragraph-rsid="00a08746"/>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d8b9b" officeooo:paragraph-rsid="005d8b9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0a50d" officeooo:paragraph-rsid="0060a50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2859" officeooo:paragraph-rsid="0062285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443" officeooo:paragraph-rsid="0065444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443" officeooo:paragraph-rsid="01340802"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8f2" officeooo:paragraph-rsid="006788f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97cb1" officeooo:paragraph-rsid="00697cb1"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ae32" officeooo:paragraph-rsid="006aae3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d3005" officeooo:paragraph-rsid="006d300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d3005" officeooo:paragraph-rsid="0134080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d97bf" officeooo:paragraph-rsid="006d97b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02f7e" officeooo:paragraph-rsid="0134080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text-properties officeooo:rsid="00a9ccc1" officeooo:paragraph-rsid="00a9ccc1"/>
    </style:style>
    <style:style style:name="P39" style:family="paragraph" style:parent-style-name="Standard">
      <style:text-properties officeooo:rsid="00b2cf8f" officeooo:paragraph-rsid="00b2cf8f"/>
    </style:style>
    <style:style style:name="P40" style:family="paragraph" style:parent-style-name="Standard">
      <style:text-properties officeooo:rsid="00b2cf8f" officeooo:paragraph-rsid="00b472cd"/>
    </style:style>
    <style:style style:name="P41" style:family="paragraph" style:parent-style-name="Standard">
      <style:text-properties officeooo:paragraph-rsid="00b472cd"/>
    </style:style>
    <style:style style:name="P42" style:family="paragraph" style:parent-style-name="Standard">
      <style:text-properties officeooo:rsid="00b4a784" officeooo:paragraph-rsid="00b4a784"/>
    </style:style>
    <style:style style:name="P43" style:family="paragraph" style:parent-style-name="Standard">
      <style:text-properties officeooo:rsid="00b843ff" officeooo:paragraph-rsid="00b843ff"/>
    </style:style>
    <style:style style:name="P44" style:family="paragraph" style:parent-style-name="Table_20_Contents">
      <style:text-properties officeooo:rsid="00ab533d" officeooo:paragraph-rsid="00ab533d"/>
    </style:style>
    <style:style style:name="P45" style:family="paragraph" style:parent-style-name="Table_20_Contents">
      <style:text-properties officeooo:rsid="00ab533d" officeooo:paragraph-rsid="01340802"/>
    </style:style>
    <style:style style:name="P46" style:family="paragraph" style:parent-style-name="Standard">
      <style:text-properties officeooo:rsid="00ab533d" officeooo:paragraph-rsid="01340802"/>
    </style:style>
    <style:style style:name="P47" style:family="paragraph" style:parent-style-name="Table_20_Contents">
      <style:text-properties officeooo:rsid="00acfe28" officeooo:paragraph-rsid="00acfe28"/>
    </style:style>
    <style:style style:name="P48" style:family="paragraph" style:parent-style-name="Table_20_Contents">
      <style:text-properties officeooo:rsid="00acfe28" officeooo:paragraph-rsid="01340802"/>
    </style:style>
    <style:style style:name="P49" style:family="paragraph" style:parent-style-name="Table_20_Contents">
      <style:text-properties officeooo:rsid="00af6a50" officeooo:paragraph-rsid="00af6a50"/>
    </style:style>
    <style:style style:name="P50" style:family="paragraph" style:parent-style-name="Table_20_Contents">
      <style:text-properties officeooo:rsid="00af6a50" officeooo:paragraph-rsid="01340802"/>
    </style:style>
    <style:style style:name="P51" style:family="paragraph" style:parent-style-name="Heading_20_2">
      <style:text-properties officeooo:paragraph-rsid="00cab6f2"/>
    </style:style>
    <style:style style:name="P52" style:family="paragraph" style:parent-style-name="Heading_20_3">
      <style:text-properties officeooo:rsid="00e0a451" officeooo:paragraph-rsid="00e0a451"/>
    </style:style>
    <style:style style:name="P5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text-properties officeooo:rsid="00d8f628" officeooo:paragraph-rsid="00d8f628"/>
    </style:style>
    <style:style style:name="P54" style:family="paragraph" style:parent-style-name="Heading_20_4">
      <style:text-properties officeooo:paragraph-rsid="00f38bb3"/>
    </style:style>
    <style:style style:name="P55" style:family="paragraph" style:parent-style-name="Standard">
      <style:text-properties officeooo:paragraph-rsid="00f38bb3"/>
    </style:style>
    <style:style style:name="P56" style:family="paragraph" style:parent-style-name="Standard">
      <style:text-properties officeooo:paragraph-rsid="00e571ee"/>
    </style:style>
    <style:style style:name="P57" style:family="paragraph" style:parent-style-name="Standard">
      <style:text-properties officeooo:rsid="00e98d33" officeooo:paragraph-rsid="00e98d33"/>
    </style:style>
    <style:style style:name="P58" style:family="paragraph" style:parent-style-name="Heading_20_2">
      <style:text-properties officeooo:rsid="00feb869" officeooo:paragraph-rsid="00feb869"/>
    </style:style>
    <style:style style:name="P59" style:family="paragraph" style:parent-style-name="Standard">
      <style:text-properties officeooo:rsid="00feb869" officeooo:paragraph-rsid="00feb869"/>
    </style:style>
    <style:style style:name="P60" style:family="paragraph" style:parent-style-name="Standard">
      <style:text-properties officeooo:rsid="00fd0b97" officeooo:paragraph-rsid="00fd0b97"/>
    </style:style>
    <style:style style:name="P61" style:family="paragraph" style:parent-style-name="Standard">
      <style:text-properties officeooo:paragraph-rsid="00fe9a79"/>
    </style:style>
    <style:style style:name="P62" style:family="paragraph" style:parent-style-name="Standard">
      <style:paragraph-properties fo:text-align="justify" style:justify-single-word="false"/>
    </style:style>
    <style:style style:name="P63" style:family="paragraph" style:parent-style-name="Heading_20_1">
      <style:paragraph-properties fo:margin-top="0.3335in" fo:margin-bottom="0.0835in" style:contextual-spacing="false" fo:line-height="100%" fo:keep-together="auto" fo:break-before="auto" fo:break-after="auto" fo:keep-with-next="auto"/>
      <style:text-properties fo:font-size="23pt" style:font-size-asian="23pt" style:font-size-complex="23pt"/>
    </style:style>
    <style:style style:name="P64" style:family="paragraph" style:parent-style-name="Heading_20_1">
      <style:text-properties officeooo:paragraph-rsid="011009ea"/>
    </style:style>
    <style:style style:name="P65" style:family="paragraph" style:parent-style-name="Standard">
      <style:text-properties officeooo:paragraph-rsid="011009ea"/>
    </style:style>
    <style:style style:name="P66" style:family="paragraph" style:parent-style-name="Heading_20_2">
      <style:text-properties officeooo:paragraph-rsid="010ac82d"/>
    </style:style>
    <style:style style:name="P67" style:family="paragraph" style:parent-style-name="Standard">
      <style:text-properties officeooo:paragraph-rsid="010ac82d"/>
    </style:style>
    <style:style style:name="P68" style:family="paragraph" style:parent-style-name="Heading_20_3">
      <style:text-properties officeooo:rsid="010e904f" officeooo:paragraph-rsid="010e904f"/>
    </style:style>
    <style:style style:name="P69" style:family="paragraph" style:parent-style-name="normal">
      <style:text-properties officeooo:rsid="010e904f" officeooo:paragraph-rsid="010e904f"/>
    </style:style>
    <style:style style:name="P70" style:family="paragraph" style:parent-style-name="Heading_20_3">
      <style:text-properties officeooo:paragraph-rsid="010ec70b"/>
    </style:style>
    <style:style style:name="P71" style:family="paragraph" style:parent-style-name="Standard">
      <style:text-properties officeooo:paragraph-rsid="010ec70b"/>
    </style:style>
    <style:style style:name="P72" style:family="paragraph" style:parent-style-name="Standard">
      <style:text-properties officeooo:rsid="00fe9a79" officeooo:paragraph-rsid="00fe9a79"/>
    </style:style>
    <style:style style:name="P73" style:family="paragraph" style:parent-style-name="Standard">
      <style:text-properties officeooo:paragraph-rsid="010cbe47"/>
    </style:style>
    <style:style style:name="P74" style:family="paragraph" style:parent-style-name="Standard">
      <style:text-properties officeooo:rsid="00eaf035" officeooo:paragraph-rsid="00eaf035"/>
    </style:style>
    <style:style style:name="P75" style:family="paragraph" style:parent-style-name="Standard">
      <style:text-properties officeooo:rsid="011009ea" officeooo:paragraph-rsid="011009ea"/>
    </style:style>
    <style:style style:name="P76" style:family="paragraph" style:parent-style-name="Standard">
      <style:text-properties officeooo:paragraph-rsid="0055d5a7"/>
    </style:style>
    <style:style style:name="P77" style:family="paragraph" style:parent-style-name="Standard">
      <style:text-properties officeooo:paragraph-rsid="01139dc7"/>
    </style:style>
    <style:style style:name="P78" style:family="paragraph" style:parent-style-name="Standard">
      <style:text-properties officeooo:paragraph-rsid="0113f6d3"/>
    </style:style>
    <style:style style:name="P79" style:family="paragraph" style:parent-style-name="Standard">
      <style:text-properties officeooo:paragraph-rsid="01173a27"/>
    </style:style>
    <style:style style:name="P80" style:family="paragraph" style:parent-style-name="Standard">
      <style:text-properties officeooo:paragraph-rsid="0118db37"/>
    </style:style>
    <style:style style:name="P81" style:family="paragraph" style:parent-style-name="Standard">
      <style:text-properties officeooo:paragraph-rsid="011a422f"/>
    </style:style>
    <style:style style:name="P82" style:family="paragraph" style:parent-style-name="Standard">
      <style:text-properties officeooo:paragraph-rsid="011bac7b"/>
    </style:style>
    <style:style style:name="P83" style:family="paragraph" style:parent-style-name="Standard">
      <style:text-properties officeooo:paragraph-rsid="011d4feb"/>
    </style:style>
    <style:style style:name="P84" style:family="paragraph" style:parent-style-name="Standard">
      <style:text-properties officeooo:paragraph-rsid="011dfb8f"/>
    </style:style>
    <style:style style:name="P85" style:family="paragraph" style:parent-style-name="Standard">
      <style:text-properties officeooo:paragraph-rsid="011f8678"/>
    </style:style>
    <style:style style:name="P86" style:family="paragraph" style:parent-style-name="Standard">
      <style:text-properties officeooo:paragraph-rsid="012dda1f"/>
    </style:style>
    <style:style style:name="P87" style:family="paragraph" style:parent-style-name="Standard">
      <style:text-properties officeooo:rsid="012dda1f" officeooo:paragraph-rsid="012dda1f"/>
    </style:style>
    <style:style style:name="P88" style:family="paragraph" style:parent-style-name="Standard">
      <style:text-properties officeooo:paragraph-rsid="0133988e"/>
    </style:style>
    <style:style style:name="P89" style:family="paragraph" style:parent-style-name="Standard">
      <style:text-properties officeooo:paragraph-rsid="01340802"/>
    </style:style>
    <style:style style:name="P90" style:family="paragraph" style:parent-style-name="Standard">
      <style:paragraph-properties fo:line-height="150%"/>
      <style:text-properties officeooo:rsid="005d8b9b" officeooo:paragraph-rsid="01340802"/>
    </style:style>
    <style:style style:name="P91" style:family="paragraph" style:parent-style-name="Heading_20_1" style:master-page-name="Standard">
      <style:paragraph-properties fo:margin-top="0.3335in" fo:margin-bottom="0.0835in" style:contextual-spacing="false" fo:line-height="100%" fo:keep-together="auto" style:page-number="1" fo:break-before="auto" fo:break-after="auto" fo:keep-with-next="auto"/>
      <style:text-properties fo:font-size="23pt" style:font-size-asian="23pt" style:font-size-complex="23pt"/>
    </style:style>
    <style:style style:name="P92" style:family="paragraph" style:parent-style-name="Heading_20_3">
      <style:text-properties officeooo:paragraph-rsid="013d1ae5"/>
    </style:style>
    <style:style style:name="P93" style:family="paragraph" style:parent-style-name="Heading_20_3">
      <style:paragraph-properties fo:break-before="auto" fo:break-after="auto"/>
      <style:text-properties officeooo:paragraph-rsid="013d1ae5"/>
    </style:style>
    <style:style style:name="P94" style:family="paragraph" style:parent-style-name="Heading_20_4">
      <style:text-properties officeooo:paragraph-rsid="013b947b"/>
    </style:style>
    <style:style style:name="P95" style:family="paragraph" style:parent-style-name="Heading_20_4">
      <style:text-properties officeooo:paragraph-rsid="013d0ebd"/>
    </style:style>
    <style:style style:name="P96" style:family="paragraph" style:parent-style-name="Heading_20_4">
      <style:text-properties officeooo:paragraph-rsid="013d1ae5"/>
    </style:style>
    <style:style style:name="P97" style:family="paragraph" style:parent-style-name="Heading_20_4">
      <style:text-properties officeooo:paragraph-rsid="013d294c"/>
    </style:style>
    <style:style style:name="P98" style:family="paragraph" style:parent-style-name="Standard" style:list-style-name="WWNum20"/>
    <style:style style:name="P99" style:family="paragraph" style:parent-style-name="Standard" style:list-style-name="WWNum29"/>
    <style:style style:name="P100" style:family="paragraph" style:parent-style-name="Standard" style:list-style-name="WWNum10"/>
    <style:style style:name="P101" style:family="paragraph" style:parent-style-name="Standard" style:list-style-name="WWNum10">
      <style:text-properties officeooo:paragraph-rsid="00c1768f"/>
    </style:style>
    <style:style style:name="P102" style:family="paragraph" style:parent-style-name="Standard" style:list-style-name="WWNum2"/>
    <style:style style:name="P103" style:family="paragraph" style:parent-style-name="Standard" style:list-style-name="WWNum2">
      <style:text-properties officeooo:rsid="00fd0b97" officeooo:paragraph-rsid="00fd0b97"/>
    </style:style>
    <style:style style:name="P104" style:family="paragraph" style:parent-style-name="Standard" style:list-style-name="WWNum25"/>
    <style:style style:name="P105" style:family="paragraph" style:parent-style-name="Standard" style:list-style-name="WWNum32"/>
    <style:style style:name="P106" style:family="paragraph" style:parent-style-name="Standard" style:list-style-name="WWNum32">
      <style:text-properties officeooo:paragraph-rsid="010ec70b"/>
    </style:style>
    <style:style style:name="P107" style:family="paragraph" style:parent-style-name="Standard" style:list-style-name="WWNum11"/>
    <style:style style:name="P108" style:family="paragraph" style:parent-style-name="Standard" style:list-style-name="WWNum11">
      <style:text-properties officeooo:rsid="00585fd7" officeooo:paragraph-rsid="00585fd7"/>
    </style:style>
    <style:style style:name="P109" style:family="paragraph" style:parent-style-name="Standard" style:list-style-name="WWNum4"/>
    <style:style style:name="P110" style:family="paragraph" style:parent-style-name="Standard" style:list-style-name="WWNum33"/>
    <style:style style:name="P111" style:family="paragraph" style:parent-style-name="Standard" style:list-style-name="WWNum28"/>
    <style:style style:name="P112" style:family="paragraph" style:parent-style-name="Standard" style:list-style-name="WWNum28">
      <style:text-properties officeooo:paragraph-rsid="0128a1a4"/>
    </style:style>
    <style:style style:name="P113" style:family="paragraph" style:parent-style-name="Standard" style:list-style-name="WWNum1"/>
    <style:style style:name="P114" style:family="paragraph" style:parent-style-name="Standard" style:list-style-name="L1"/>
    <style:style style:name="P115" style:family="paragraph" style:parent-style-name="Standard" style:list-style-name="WWNum17"/>
    <style:style style:name="P116" style:family="paragraph" style:parent-style-name="Standard" style:list-style-name="WWNum23"/>
    <style:style style:name="P117" style:family="paragraph" style:parent-style-name="Standard" style:list-style-name="WWNum18"/>
    <style:style style:name="P118" style:family="paragraph" style:parent-style-name="Standard" style:list-style-name="WWNum18">
      <style:text-properties officeooo:paragraph-rsid="013d0ebd"/>
    </style:style>
    <style:style style:name="P119" style:family="paragraph" style:parent-style-name="Standard" style:list-style-name="WWNum6"/>
    <style:style style:name="P120" style:family="paragraph" style:parent-style-name="Standard" style:list-style-name="WWNum12"/>
    <style:style style:name="P121" style:family="paragraph" style:parent-style-name="Standard" style:list-style-name="WWNum13"/>
    <style:style style:name="P122" style:family="paragraph" style:parent-style-name="Standard" style:list-style-name="WWNum13">
      <style:text-properties officeooo:paragraph-rsid="013d0ebd"/>
    </style:style>
    <style:style style:name="P123" style:family="paragraph" style:parent-style-name="Standard" style:list-style-name="WWNum24"/>
    <style:style style:name="P124" style:family="paragraph" style:parent-style-name="Standard" style:list-style-name="WWNum34"/>
    <style:style style:name="P125" style:family="paragraph" style:parent-style-name="Standard" style:list-style-name="WWNum31">
      <style:text-properties officeooo:paragraph-rsid="013b947b"/>
    </style:style>
    <style:style style:name="P126" style:family="paragraph" style:parent-style-name="Standard" style:list-style-name="WWNum15"/>
    <style:style style:name="P127" style:family="paragraph" style:parent-style-name="Standard" style:list-style-name="WWNum15">
      <style:text-properties officeooo:paragraph-rsid="013b947b"/>
    </style:style>
    <style:style style:name="P128" style:family="paragraph" style:parent-style-name="Standard" style:list-style-name="WWNum15">
      <style:text-properties officeooo:paragraph-rsid="013d0ebd"/>
    </style:style>
    <style:style style:name="P129" style:family="paragraph" style:parent-style-name="Standard" style:list-style-name="WWNum3"/>
    <style:style style:name="P130" style:family="paragraph" style:parent-style-name="Standard" style:list-style-name="WWNum27"/>
    <style:style style:name="P131" style:family="paragraph" style:parent-style-name="Standard">
      <style:text-properties officeooo:paragraph-rsid="0139a2b6"/>
    </style:style>
    <style:style style:name="P132" style:family="paragraph" style:parent-style-name="Standard">
      <style:text-properties officeooo:rsid="00b4a784" officeooo:paragraph-rsid="013b947b"/>
    </style:style>
    <style:style style:name="P133" style:family="paragraph" style:parent-style-name="Standard">
      <style:text-properties officeooo:rsid="00a59206" officeooo:paragraph-rsid="013d1ae5"/>
    </style:style>
    <style:style style:name="P134" style:family="paragraph" style:parent-style-name="Standard">
      <style:text-properties officeooo:paragraph-rsid="013d1ae5"/>
    </style:style>
    <style:style style:name="P135" style:family="paragraph" style:parent-style-name="Standard">
      <style:text-properties officeooo:paragraph-rsid="013d294c"/>
    </style:style>
    <style:style style:name="P136" style:family="paragraph" style:parent-style-name="normal" style:list-style-name="WWNum7">
      <style:paragraph-properties fo:margin-left="0.5in" fo:margin-right="0in" fo:margin-top="0.1665in" fo:margin-bottom="0in" style:contextual-spacing="false" fo:line-height="100%" fo:text-indent="-0.25in" style:auto-text-indent="false"/>
    </style:style>
    <style:style style:name="P137" style:family="paragraph" style:parent-style-name="normal" style:list-style-name="WWNum7">
      <style:paragraph-properties fo:margin-left="0.5in" fo:margin-right="0in" fo:margin-top="0in" fo:margin-bottom="0in" style:contextual-spacing="false" fo:line-height="100%" fo:text-indent="-0.25in" style:auto-text-indent="false"/>
    </style:style>
    <style:style style:name="P138" style:family="paragraph" style:parent-style-name="normal" style:list-style-name="WWNum35">
      <style:paragraph-properties fo:margin-left="0.5in" fo:margin-right="0in" fo:margin-top="0in" fo:margin-bottom="0in" style:contextual-spacing="false" fo:line-height="100%" fo:text-indent="-0.25in" style:auto-text-indent="false"/>
    </style:style>
    <style:style style:name="P139" style:family="paragraph" style:parent-style-name="normal" style:list-style-name="WWNum5">
      <style:paragraph-properties fo:margin-left="0.5in" fo:margin-right="0in" fo:margin-top="0.1665in" fo:margin-bottom="0in" style:contextual-spacing="false" fo:line-height="100%" fo:text-indent="-0.25in" style:auto-text-indent="false"/>
    </style:style>
    <style:style style:name="P140" style:family="paragraph" style:parent-style-name="normal" style:list-style-name="WWNum5">
      <style:paragraph-properties fo:margin-left="0.5in" fo:margin-right="0in" fo:margin-top="0in" fo:margin-bottom="0in" style:contextual-spacing="false" fo:line-height="100%" fo:text-indent="-0.25in" style:auto-text-indent="false"/>
    </style:style>
    <style:style style:name="P141" style:family="paragraph" style:parent-style-name="normal" style:list-style-name="WWNum35">
      <style:paragraph-properties fo:margin-left="0.5in" fo:margin-right="0in" fo:margin-top="0in" fo:margin-bottom="0in" style:contextual-spacing="false" fo:line-height="100%" fo:text-indent="-0.25in" style:auto-text-indent="false"/>
      <style:text-properties officeooo:rsid="0072b958" officeooo:paragraph-rsid="0072b958"/>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f2af0e" style:font-weight-asian="bold" style:font-weight-complex="bold"/>
    </style:style>
    <style:style style:name="T4" style:family="text">
      <style:text-properties fo:font-weight="bold" officeooo:rsid="00fe9a79" style:font-weight-asian="bold" style:font-weight-complex="bold"/>
    </style:style>
    <style:style style:name="T5" style:family="text">
      <style:text-properties fo:font-weight="bold" officeooo:rsid="010cbe47" style:font-weight-asian="bold" style:font-weight-complex="bold"/>
    </style:style>
    <style:style style:name="T6" style:family="text">
      <style:text-properties fo:font-weight="bold" officeooo:rsid="0113f6d3" style:font-weight-asian="bold" style:font-weight-complex="bold"/>
    </style:style>
    <style:style style:name="T7" style:family="text">
      <style:text-properties fo:font-weight="bold" officeooo:rsid="01173a27" style:font-weight-asian="bold" style:font-weight-complex="bold"/>
    </style:style>
    <style:style style:name="T8" style:family="text">
      <style:text-properties fo:font-weight="bold" officeooo:rsid="012dda1f" style:font-weight-asian="bold" style:font-weight-complex="bold"/>
    </style:style>
    <style:style style:name="T9" style:family="text">
      <style:text-properties fo:font-weight="bold" officeooo:rsid="0133988e" style:font-weight-asian="bold" style:font-weight-complex="bold"/>
    </style:style>
    <style:style style:name="T10" style:family="text">
      <style:text-properties fo:font-weight="bold" officeooo:rsid="01340802" style:font-weight-asian="bold" style:font-weight-complex="bold"/>
    </style:style>
    <style:style style:name="T11" style:family="text">
      <style:text-properties fo:font-weight="bold" officeooo:rsid="00337279" style:font-weight-asian="bold" style:font-weight-complex="bold"/>
    </style:style>
    <style:style style:name="T12" style:family="text">
      <style:text-properties fo:font-weight="bold" officeooo:rsid="0128a1a4" style:font-weight-asian="bold"/>
    </style:style>
    <style:style style:name="T13" style:family="text">
      <style:text-properties fo:color="#1a0dab" loext:opacity="100%" fo:background-color="#ffffff" loext:char-shading-value="0"/>
    </style:style>
    <style:style style:name="T14" style:family="text">
      <style:text-properties fo:color="#1a0dab" loext:opacity="100%" officeooo:rsid="01173a27" fo:background-color="#ffffff" loext:char-shading-value="0"/>
    </style:style>
    <style:style style:name="T15" style:family="text">
      <style:text-properties fo:color="#1a0dab" loext:opacity="100%" officeooo:rsid="011dfb8f" fo:background-color="#ffffff" loext:char-shading-value="0"/>
    </style:style>
    <style:style style:name="T16" style:family="text">
      <style:text-properties fo:color="#1a0dab" loext:opacity="100%" officeooo:rsid="011f8678" fo:background-color="#ffffff" loext:char-shading-value="0"/>
    </style:style>
    <style:style style:name="T17" style:family="text">
      <style:text-properties officeooo:rsid="000a564f"/>
    </style:style>
    <style:style style:name="T18" style:family="text">
      <style:text-properties officeooo:rsid="0012255f"/>
    </style:style>
    <style:style style:name="T19" style:family="text">
      <style:text-properties officeooo:rsid="001d1961"/>
    </style:style>
    <style:style style:name="T20" style:family="text">
      <style:text-properties officeooo:rsid="001dc2f9"/>
    </style:style>
    <style:style style:name="T21" style:family="text">
      <style:text-properties officeooo:rsid="001ef24e"/>
    </style:style>
    <style:style style:name="T22" style:family="text">
      <style:text-properties officeooo:rsid="001fa9d9"/>
    </style:style>
    <style:style style:name="T23" style:family="text">
      <style:text-properties officeooo:rsid="002205d4"/>
    </style:style>
    <style:style style:name="T24" style:family="text">
      <style:text-properties officeooo:rsid="00247832"/>
    </style:style>
    <style:style style:name="T25" style:family="text">
      <style:text-properties officeooo:rsid="002594b5"/>
    </style:style>
    <style:style style:name="T26" style:family="text">
      <style:text-properties officeooo:rsid="00119b04"/>
    </style:style>
    <style:style style:name="T27" style:family="text">
      <style:text-properties officeooo:rsid="00278d0e"/>
    </style:style>
    <style:style style:name="T28" style:family="text">
      <style:text-properties officeooo:rsid="00171ab5"/>
    </style:style>
    <style:style style:name="T29" style:family="text">
      <style:text-properties officeooo:rsid="00279718"/>
    </style:style>
    <style:style style:name="T30" style:family="text">
      <style:text-properties officeooo:rsid="002a4021"/>
    </style:style>
    <style:style style:name="T31" style:family="text">
      <style:text-properties officeooo:rsid="002ef2f6"/>
    </style:style>
    <style:style style:name="T32" style:family="text">
      <style:text-properties officeooo:rsid="0030793a"/>
    </style:style>
    <style:style style:name="T33" style:family="text">
      <style:text-properties officeooo:rsid="0030c953"/>
    </style:style>
    <style:style style:name="T34" style:family="text">
      <style:text-properties officeooo:rsid="002bf305"/>
    </style:style>
    <style:style style:name="T35" style:family="text">
      <style:text-properties officeooo:rsid="00337279"/>
    </style:style>
    <style:style style:name="T36" style:family="text">
      <style:text-properties officeooo:rsid="0034aae5"/>
    </style:style>
    <style:style style:name="T37" style:family="text">
      <style:text-properties officeooo:rsid="00265935"/>
    </style:style>
    <style:style style:name="T38" style:family="text">
      <style:text-properties officeooo:rsid="000b77c9"/>
    </style:style>
    <style:style style:name="T39" style:family="text">
      <style:text-properties officeooo:rsid="00159a4b"/>
    </style:style>
    <style:style style:name="T40" style:family="text">
      <style:text-properties officeooo:rsid="003a592e"/>
    </style:style>
    <style:style style:name="T41" style:family="text">
      <style:text-properties officeooo:rsid="003c3458"/>
    </style:style>
    <style:style style:name="T42" style:family="text">
      <style:text-properties officeooo:rsid="0044193e"/>
    </style:style>
    <style:style style:name="T43" style:family="text">
      <style:text-properties officeooo:rsid="0044201e"/>
    </style:style>
    <style:style style:name="T44" style:family="text">
      <style:text-properties officeooo:rsid="00455fc1"/>
    </style:style>
    <style:style style:name="T45" style:family="text">
      <style:text-properties officeooo:rsid="004bd6a4"/>
    </style:style>
    <style:style style:name="T46" style:family="text">
      <style:text-properties officeooo:rsid="004f0414"/>
    </style:style>
    <style:style style:name="T47" style:family="text">
      <style:text-properties officeooo:rsid="00522106"/>
    </style:style>
    <style:style style:name="T48" style:family="text">
      <style:text-properties officeooo:rsid="00529b04"/>
    </style:style>
    <style:style style:name="T49" style:family="text">
      <style:text-properties officeooo:rsid="0054f027"/>
    </style:style>
    <style:style style:name="T50" style:family="text">
      <style:text-properties officeooo:rsid="005553ea"/>
    </style:style>
    <style:style style:name="T51" style:family="text">
      <style:text-properties officeooo:rsid="0055d5a7"/>
    </style:style>
    <style:style style:name="T52" style:family="text">
      <style:text-properties officeooo:rsid="0056cc00"/>
    </style:style>
    <style:style style:name="T53" style:family="text">
      <style:text-properties officeooo:rsid="005786c5"/>
    </style:style>
    <style:style style:name="T54" style:family="text">
      <style:text-properties officeooo:rsid="00585fd7"/>
    </style:style>
    <style:style style:name="T55" style:family="text">
      <style:text-properties officeooo:rsid="0058a73f"/>
    </style:style>
    <style:style style:name="T56" style:family="text">
      <style:text-properties officeooo:rsid="005a75ed"/>
    </style:style>
    <style:style style:name="T57" style:family="text">
      <style:text-properties officeooo:rsid="005badb9"/>
    </style:style>
    <style:style style:name="T58" style:family="text">
      <style:text-properties officeooo:rsid="005d8b9b"/>
    </style:style>
    <style:style style:name="T59" style:family="text">
      <style:text-properties officeooo:rsid="00654443"/>
    </style:style>
    <style:style style:name="T60" style:family="text">
      <style:text-properties officeooo:rsid="006dabfc"/>
    </style:style>
    <style:style style:name="T61" style:family="text">
      <style:text-properties officeooo:rsid="0072b958"/>
    </style:style>
    <style:style style:name="T62" style:family="text">
      <style:text-properties officeooo:rsid="00772a87"/>
    </style:style>
    <style:style style:name="T63" style:family="text">
      <style:text-properties officeooo:rsid="007d6529"/>
    </style:style>
    <style:style style:name="T64" style:family="text">
      <style:text-properties officeooo:rsid="00880795"/>
    </style:style>
    <style:style style:name="T65" style:family="text">
      <style:text-properties officeooo:rsid="0089589d"/>
    </style:style>
    <style:style style:name="T66" style:family="text">
      <style:text-properties officeooo:rsid="008a5394"/>
    </style:style>
    <style:style style:name="T67" style:family="text">
      <style:text-properties officeooo:rsid="008cb633"/>
    </style:style>
    <style:style style:name="T68" style:family="text">
      <style:text-properties officeooo:rsid="008f0715"/>
    </style:style>
    <style:style style:name="T69" style:family="text">
      <style:text-properties officeooo:rsid="00944158"/>
    </style:style>
    <style:style style:name="T70" style:family="text">
      <style:text-properties officeooo:rsid="00974d7c"/>
    </style:style>
    <style:style style:name="T71" style:family="text">
      <style:text-properties officeooo:rsid="00989270"/>
    </style:style>
    <style:style style:name="T72" style:family="text">
      <style:text-properties officeooo:rsid="009a70e3"/>
    </style:style>
    <style:style style:name="T73" style:family="text">
      <style:text-properties officeooo:rsid="009ab2b8"/>
    </style:style>
    <style:style style:name="T74" style:family="text">
      <style:text-properties officeooo:rsid="009ceac1"/>
    </style:style>
    <style:style style:name="T75" style:family="text">
      <style:text-properties officeooo:rsid="00a08746"/>
    </style:style>
    <style:style style:name="T76" style:family="text">
      <style:text-properties officeooo:rsid="00a28afc"/>
    </style:style>
    <style:style style:name="T77" style:family="text">
      <style:text-properties officeooo:rsid="00a8c3cd"/>
    </style:style>
    <style:style style:name="T78" style:family="text">
      <style:text-properties officeooo:rsid="00ab533d"/>
    </style:style>
    <style:style style:name="T79" style:family="text">
      <style:text-properties officeooo:rsid="00acfe28"/>
    </style:style>
    <style:style style:name="T80" style:family="text">
      <style:text-properties officeooo:rsid="00af6a50"/>
    </style:style>
    <style:style style:name="T81" style:family="text">
      <style:text-properties officeooo:rsid="00afaba8"/>
    </style:style>
    <style:style style:name="T82" style:family="text">
      <style:text-properties officeooo:rsid="00b472cd"/>
    </style:style>
    <style:style style:name="T83" style:family="text">
      <style:text-properties officeooo:rsid="00b7ef4f"/>
    </style:style>
    <style:style style:name="T84" style:family="text">
      <style:text-properties officeooo:rsid="00bac61f"/>
    </style:style>
    <style:style style:name="T85" style:family="text">
      <style:text-properties officeooo:rsid="00bbc5b1"/>
    </style:style>
    <style:style style:name="T86" style:family="text">
      <style:text-properties officeooo:rsid="00c68f59"/>
    </style:style>
    <style:style style:name="T87" style:family="text">
      <style:text-properties officeooo:rsid="00c89f1f"/>
    </style:style>
    <style:style style:name="T88" style:family="text">
      <style:text-properties officeooo:rsid="00cf0304"/>
    </style:style>
    <style:style style:name="T89" style:family="text">
      <style:text-properties officeooo:rsid="00d4a458"/>
    </style:style>
    <style:style style:name="T90" style:family="text">
      <style:text-properties officeooo:rsid="00d67580"/>
    </style:style>
    <style:style style:name="T91" style:family="text">
      <style:text-properties officeooo:rsid="00dcbb04"/>
    </style:style>
    <style:style style:name="T92" style:family="text">
      <style:text-properties officeooo:rsid="00e0a451"/>
    </style:style>
    <style:style style:name="T93" style:family="text">
      <style:text-properties officeooo:rsid="00e571ee"/>
    </style:style>
    <style:style style:name="T94" style:family="text">
      <style:text-properties officeooo:rsid="00eaf035"/>
    </style:style>
    <style:style style:name="T95" style:family="text">
      <style:text-properties officeooo:rsid="00ecb6c9"/>
    </style:style>
    <style:style style:name="T96" style:family="text">
      <style:text-properties officeooo:rsid="00ee0023"/>
    </style:style>
    <style:style style:name="T97" style:family="text">
      <style:text-properties officeooo:rsid="00ef1d97"/>
    </style:style>
    <style:style style:name="T98" style:family="text">
      <style:text-properties officeooo:rsid="00f0aab4"/>
    </style:style>
    <style:style style:name="T99" style:family="text">
      <style:text-properties officeooo:rsid="00f2af0e"/>
    </style:style>
    <style:style style:name="T100" style:family="text">
      <style:text-properties officeooo:rsid="00f38bb3"/>
    </style:style>
    <style:style style:name="T101" style:family="text">
      <style:text-properties officeooo:rsid="00f64809"/>
    </style:style>
    <style:style style:name="T102" style:family="text">
      <style:text-properties officeooo:rsid="00f7bd7a"/>
    </style:style>
    <style:style style:name="T103" style:family="text">
      <style:text-properties officeooo:rsid="00fd22f1"/>
    </style:style>
    <style:style style:name="T104" style:family="text">
      <style:text-properties officeooo:rsid="00fe9a79"/>
    </style:style>
    <style:style style:name="T105" style:family="text">
      <style:text-properties officeooo:rsid="010177e7"/>
    </style:style>
    <style:style style:name="T106" style:family="text">
      <style:text-properties officeooo:rsid="0101ad4a"/>
    </style:style>
    <style:style style:name="T107" style:family="text">
      <style:text-properties officeooo:rsid="0101c903"/>
    </style:style>
    <style:style style:name="T108" style:family="text">
      <style:text-properties officeooo:rsid="01039172"/>
    </style:style>
    <style:style style:name="T109" style:family="text">
      <style:text-properties officeooo:rsid="0103a856"/>
    </style:style>
    <style:style style:name="T110" style:family="text">
      <style:text-properties officeooo:rsid="0108df5e"/>
    </style:style>
    <style:style style:name="T111" style:family="text">
      <style:text-properties officeooo:rsid="010ac6ae"/>
    </style:style>
    <style:style style:name="T112" style:family="text">
      <style:text-properties officeooo:rsid="010ac82d"/>
    </style:style>
    <style:style style:name="T113" style:family="text">
      <style:text-properties officeooo:rsid="010cbe47"/>
    </style:style>
    <style:style style:name="T114" style:family="text">
      <style:text-properties officeooo:rsid="010e904f"/>
    </style:style>
    <style:style style:name="T115" style:family="text">
      <style:text-properties officeooo:rsid="010ec70b"/>
    </style:style>
    <style:style style:name="T116" style:family="text">
      <style:text-properties officeooo:rsid="011009ea"/>
    </style:style>
    <style:style style:name="T117" style:family="text">
      <style:text-properties officeooo:rsid="01139dc7"/>
    </style:style>
    <style:style style:name="T118" style:family="text">
      <style:text-properties officeooo:rsid="0113f6d3"/>
    </style:style>
    <style:style style:name="T119" style:family="text">
      <style:text-properties officeooo:rsid="01173a27"/>
    </style:style>
    <style:style style:name="T120" style:family="text">
      <style:text-properties officeooo:rsid="0118db37"/>
    </style:style>
    <style:style style:name="T121" style:family="text">
      <style:text-properties officeooo:rsid="011a422f"/>
    </style:style>
    <style:style style:name="T122" style:family="text">
      <style:text-properties officeooo:rsid="011bac7b"/>
    </style:style>
    <style:style style:name="T123" style:family="text">
      <style:text-properties fo:font-weight="normal" style:font-weight-asian="normal" style:font-weight-complex="normal"/>
    </style:style>
    <style:style style:name="T124" style:family="text">
      <style:text-properties fo:font-weight="normal" officeooo:rsid="011bac7b" style:font-weight-asian="normal" style:font-weight-complex="normal"/>
    </style:style>
    <style:style style:name="T125" style:family="text">
      <style:text-properties fo:font-weight="normal" officeooo:rsid="01173a27" style:font-weight-asian="normal" style:font-weight-complex="normal"/>
    </style:style>
    <style:style style:name="T126" style:family="text">
      <style:text-properties officeooo:rsid="011d4feb"/>
    </style:style>
    <style:style style:name="T127" style:family="text">
      <style:text-properties officeooo:rsid="011dfb8f"/>
    </style:style>
    <style:style style:name="T128" style:family="text">
      <style:text-properties officeooo:rsid="011f8678"/>
    </style:style>
    <style:style style:name="T129" style:family="text">
      <style:text-properties officeooo:rsid="01205975"/>
    </style:style>
    <style:style style:name="T130" style:family="text">
      <style:text-properties officeooo:rsid="0122890e"/>
    </style:style>
    <style:style style:name="T131" style:family="text">
      <style:text-properties officeooo:rsid="0125ac52"/>
    </style:style>
    <style:style style:name="T132" style:family="text">
      <style:text-properties officeooo:rsid="0128a1a4"/>
    </style:style>
    <style:style style:name="T133" style:family="text">
      <style:text-properties officeooo:rsid="012dda1f"/>
    </style:style>
    <style:style style:name="T134" style:family="text">
      <style:text-properties officeooo:rsid="012fb32f"/>
    </style:style>
    <style:style style:name="T135" style:family="text">
      <style:text-properties officeooo:rsid="01315e20"/>
    </style:style>
    <style:style style:name="T136" style:family="text">
      <style:text-properties officeooo:rsid="0133988e"/>
    </style:style>
    <style:style style:name="T137" style:family="text">
      <style:text-properties officeooo:rsid="01340802"/>
    </style:style>
    <style:style style:name="T138" style:family="text">
      <style:text-properties officeooo:rsid="0139a2b6"/>
    </style:style>
    <style:style style:name="T139" style:family="text">
      <style:text-properties officeooo:rsid="013d0ebd"/>
    </style:style>
    <style:style style:name="Sect1" style:family="section">
      <style:section-properties text:dont-balance-text-columns="false" style:editable="false">
        <style:columns fo:column-count="2" fo:column-gap="0.1791in">
          <style:column style:rel-width="32767*" fo:start-indent="0in" fo:end-indent="0.0894in"/>
          <style:column style:rel-width="32768*" fo:start-indent="0.0894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0598in">
          <style:column style:rel-width="32767*" fo:start-indent="0in" fo:end-indent="0.0299in"/>
          <style:column style:rel-width="32768*" fo:start-indent="0.0299in" fo:end-indent="0in"/>
        </style:columns>
      </style:section-properties>
    </style:style>
    <style:style style:name="Sect4" style:family="section">
      <style:section-properties text:dont-balance-text-columns="false" style:editable="false">
        <style:columns fo:column-count="2" fo:column-gap="0.1in">
          <style:column style:rel-width="32767*" fo:start-indent="0in" fo:end-indent="0.05in"/>
          <style:column style:rel-width="32768*" fo:start-indent="0.05in" fo:end-indent="0in"/>
        </style:columns>
      </style:section-properties>
    </style:style>
    <style:style style:name="Sect5" style:family="section">
      <style:section-properties text:dont-balance-text-columns="false" style:editable="false">
        <style:columns fo:column-count="2" fo:column-gap="0.0193in">
          <style:column style:rel-width="32767*" fo:start-indent="0in" fo:end-indent="0.0094in"/>
          <style:column style:rel-width="32768*" fo:start-indent="0.0094in" fo:end-indent="0in"/>
        </style:columns>
      </style:section-properties>
    </style:style>
    <style:style style:name="Sect6" style:family="section">
      <style:section-properties text:dont-balance-text-columns="false" style:editable="false">
        <style:columns fo:column-count="2" fo:column-gap="0.0791in">
          <style:column style:rel-width="32767*" fo:start-indent="0in" fo:end-indent="0.0394in"/>
          <style:column style:rel-width="32768*" fo:start-indent="0.0394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text:bookmark text:name="_a7mll0rcor8t"/>Šta je ova igra ?</text:p>
      <text:p text:style-name="Standard">Raskovnik je igra uloga i avanture, igra nema jasno određen kraj i ciljeve. Tokom igre učesnici će imati priliku da zajedno pričaju i stvaraju priče zamišljenih svetova i likova, poput onih o kojima su čitali u romanima fantastike i gledali u filmovima. Ova igra se moze najlakše objasniti kao mešavina improvizacione glume i taktičke društvene igre.</text:p>
      <text:p text:style-name="Heading_20_2"><text:bookmark text:name="_rg5o7suukb9l"/>Šta je neophodno da se igra ?</text:p>
      <text:list xml:id="list314776412" text:style-name="WWNum20">
        <text:list-item>
          <text:p text:style-name="P98">Minimum 2 ili više igrača, gde jedan od igrača preuzima ulogu pripovedača.</text:p>
        </text:list-item>
        <text:list-item>
          <text:p text:style-name="P98">Pakovanje kockica (Minimum 4).</text:p>
        </text:list-item>
        <text:list-item>
          <text:p text:style-name="P98">Papir na kvadratiće ili bilo kakva šablonirana površina.</text:p>
        </text:list-item>
        <text:list-item>
          <text:p text:style-name="P98">Figurice za likove (čepovi, papirne figure, minijature..)</text:p>
        </text:list-item>
      </text:list>
      <text:p text:style-name="Heading_20_2"><text:bookmark text:name="_ds86ce3l938u"/>Pripovedač</text:p>
      <text:p text:style-name="Standard"><text:tab/><text:span text:style-name="T93">J</text:span>e <text:span text:style-name="T93">zaduzen </text:span>da igračima <text:s/>predstavi situaciju i svet u kome se nalaze njihovi likovi čije uloge oni tumače. Uloga pripovedača jeste da prenosi kako svet gde se likovi nalaze reaguje na njihove odluke. Poprilično <text:s/>veliki zadatak koji od pripovedača zahteva mnogo toga: </text:p>
      <text:list xml:id="list2152021860" text:style-name="WWNum29">
        <text:list-item>
          <text:p text:style-name="P99">Opi<text:span text:style-name="T93">s</text:span>e lokacije na kojoj se nalaze igrači .</text:p>
        </text:list-item>
        <text:list-item>
          <text:p text:style-name="P99">Opisivanje i tumačenje likova koje heroji susreću.</text:p>
        </text:list-item>
        <text:list-item>
          <text:p text:style-name="P99">Vođenje računa da taktički deo igre teče glatko, bez problema i zabune.</text:p>
        </text:list-item>
        <text:list-item>
          <text:p text:style-name="P99">Pisanje sveta i događaja koji formiraju priču unutar igre.</text:p>
        </text:list-item>
      </text:list>
      <text:p text:style-name="Standard"><text:tab/>Ovo su samo neka od najčešćih zaduženja koja pripadaju pripovedaču. Postoje mnoga druga, za više informacija pokušajte pronaći <text:s/>iskusnog pripovedača ili pročitajte našu <text:s/>knjigu posvećenu <text:s/>tehnikama koje smo naučili kroz godine igranja ovakvih igara.</text:p>
      <text:p text:style-name="Standard"><text:tab/>Pripovedača mnogi nazivaju mozgom ili računarom igre. Bez pripovedača nije moguće igrati igru, pošto oni pišu i režiraju priču i prenose kako svet reaguje na odluke igrača, prilagođavajući svoju priču prema postupcima heroja, vodeći se logikom i pravilima iz ove knjige kao osnovom. Po potrebi pripovedači će menjati pravila iz ove knjige kako bi bolje odgovarala njihovom <text:span text:style-name="T93">nacinu I stilu </text:span>pripovedanja i željama igrača.</text:p>
      <text:p text:style-name="Heading_20_2"><text:bookmark text:name="_jq9v57at3aw6"/>Igrači</text:p>
      <text:p text:style-name="Standard">Zaduženi su za <text:span text:style-name="T93">igranje</text:span> likov<text:span text:style-name="T93">a</text:span> (heroj<text:span text:style-name="T93">a</text:span>) koji su <text:span text:style-name="T93">protagonisti</text:span> priče. Obično likovi koje vode igrači su komplikovaniji <text:s/>sa više karakteristika i opcija. Od igrača se očekuje da verno tumače ulogu lika kojeg su napravili <text:s/>i da ga uspešno ugrade u svet koji je pred njih postavio pripovedač.</text:p>
      <text:p text:style-name="Heading_20_2"><text:bookmark text:name="_fmxaolksipc"/>Kako se igra ?</text:p>
      <text:p text:style-name="Standard"><text:tab/>Pripovedač predstavlja igračima scenu u kojoj se nalaze i pita ih šta zele da rade. Kao rekaciju na njihove odgovore pripovedac vodi tok igre u pravcu koji njemu deluje kao logičan ishod postupaka heroja.</text:p>
      <text:p text:style-name="Standard"><text:tab/>Ponekada stvari koje likovi žele da urade su teške i ne možemo sa sigurnošću reći da li ih heroji mogu uspešno uraditi, u mnogim slučajevima pripovedač može da traži od igrača da bacaju kockice da provere da li će heroj uspesno uraditi šta je njegov igrač naumio.</text:p>
      <text:p text:style-name="Standard"><text:tab/>Svi likovi imaju osobine i statistike koje im daju bonuse na rezultat kockica koje su bacili. Tako možemo imati likove koji se razumeju u neku temu i zahvaljujuci tome moraju da bace manje na kockici da bi uspeli.</text:p>
      <text:p text:style-name="Standard"><text:s/><text:tab/>Neko ko je čitav zivot skakao preko provalija ima veću šansu sa pobegne niz urušavajući most od nekoga ko nema to iskustvo.</text:p>
      <text:p text:style-name="P56"><text:tab/><text:span text:style-name="T93">U gore pomenutom slucaju p</text:span>ripovedač odre<text:span text:style-name="T93">djuje</text:span> da lik treba da baci minimum 15 da bi preskočio most. Igrač baca proveru za svog lika 3 kocke (<text:span text:style-name="T93">3D</text:span>) i dobija 12, na taj resultat dodaje svoj bonus od +4 i uspeva da preskoči most jer je zbir bonusa i kockica jednak 16.</text:p>
      <text:p text:style-name="Heading_20_1"><text:bookmark text:name="_bzk32ev5zgsm"/><text:soft-page-break/>Rečnik pojmova</text:p>
      <text:p text:style-name="P57"><text:tab/>Neke pojmovi koje koristimo u ovoj knjizi imaju razlicito znacenje nego koje obicno imaju. Stoga koristimo kovanice ili navodimo kako koristimo odredjene reci u knjizi. Ako se u bilo kom momentu zbunite sta smo hteli reci vratite se na ovu stranu I proverit znacenje.</text:p>
      <text:p text:style-name="Heading_20_4"><text:bookmark text:name="_v4ycyhrcmqr8"/>Heroj</text:p>
      <text:p text:style-name="Standard">Lik kojeg tumači (vodi) igrač. Heroji su protagonisti naše priče.</text:p>
      <text:p text:style-name="Heading_20_4"><text:bookmark text:name="_1339fm507tro"/>Tabula</text:p>
      <text:p text:style-name="Standard">Pozajmljenica iz latinskog, koja služi kao jedna reč za karakterni list heroja. Ovaj dvostrani list sadrži sve informacije koje bi jedan igrač trebao da zna kako bi pravilno igrao svog heroja.</text:p>
      <text:p text:style-name="Heading_20_4"><text:bookmark text:name="_jgxmbnrfgh1p"/>Prebaci / prebacivanje</text:p>
      <text:p text:style-name="Standard">Svaki put kada treba da prebacimo neki zbir od nas se traži da bacimo 3d6 i da zbir tih kocki i dodatnih bonusa od okolnosti i/ili statistika prebacimo traženu vrednost.</text:p>
      <text:p text:style-name="P10"/>
      <text:p text:style-name="P10">Primer:</text:p>
      <text:p text:style-name="Standard"><text:tab/>Stubor želi da popravi oružije koje je polomio boreći se sa Drekavcem. Kako bi to postigao pored opreme mu treba veština kovanja. Stubor ima veštinu kovanja od +4 , pošto je popravka delikatne prirode. Pripovedač mu daje da koristi svoj bonus od okretnosti +4. Što Stuboru daje 3d6+8, a pripovedač određuje težinu kao tešku (20). Igrač koji igra Stubora baca kockice i dobija ukupno 14, zajedno sa bonusom od +8 za konačni zbir od 22 prebacuje zadatu težinu i Stubor uspešno popravlja mač.</text:p>
      <text:p text:style-name="Heading_20_4">Spašavanje / Spasi </text:p>
      <text:p text:style-name="Standard">Obično se koristi u kontekstu “meta treba da spase &lt;vrednost&gt; statistike ili &lt;efekat se desi&gt;”. Spašavanje je isto kao prebacivanje. Ako nam nešto kaže da spasemo prisutnost 14 znači da na 3<text:span text:style-name="T94">D</text:span> + naš bonus od prisutnosti treba da bude veći od 14 kako bi izbegli negativan efekat.</text:p>
      <text:p text:style-name="Heading_20_4"><text:bookmark text:name="_r59ykxhy3wx7"/>Simboli korišćeni u knjizi</text:p>
      <text:p text:style-name="Standard">Neke pojmove nemamo potrebe da stalno zapisujemo i referenciramo tekstom. Za te pojmove koristimo simbole zarad lakšeg čitanja. U ovom podglavlju će te naći sve simbole koje knjiga koristi.</text:p>
      <text:p text:style-name="Heading_20_4">XD</text:p>
      <text:p text:style-name="P74">Kako ne bi stalno pisali 3 kokice ili 1 kockica koristimo <text:span text:style-name="T95">slovo D, razlog je navika posto se kockice referenciraju kao D u svim ostalim igrama ovog tipa.</text:span></text:p>
      <text:p text:style-name="Heading_20_4">💥 <text:span text:style-name="T116">Polja</text:span></text:p>
      <text:p text:style-name="P75">Polja su osnovna jedinica razdaljine u igri, uz igru se preporucuje upotreba sabloniranog papira, gde se svaka “kockica” racuna kao 1 polje, svi heroji staju u 1 polje, <text:span text:style-name="T120">svako polje se takodje racuna kao 1 metar.</text:span></text:p>
      <text:p text:style-name="P63"><text:bookmark text:name="_9ex3vwamp957"/>Statistike</text:p>
      <text:p text:style-name="Standard">Su os<text:span text:style-name="T96">novne informacije o vasem liku, one odredjuju na koje provere kolike bonuse, koliko stete mozete da primite dok se ne osvestite I koliko je tesko da vas neko rani </text:span><text:span text:style-name="T97">I pogodi.</text:span></text:p>
      <text:p text:style-name="Heading_20_4">Snaga</text:p>
      <text:p text:style-name="Standard">Fizička snaga lika služi za bonuse na štetu i za provere u kojima se koristi snaga.</text:p>
      <text:p text:style-name="Heading_20_4"><text:soft-page-break/>Okretnost</text:p>
      <text:p text:style-name="Standard">Brzina i refleksi, služi kao bonus za odbranu, napad i provere u kojima se koristi okretnost.</text:p>
      <text:p text:style-name="Heading_20_4">Prisutnost</text:p>
      <text:p text:style-name="Standard">Oštroumnost i opažanje, bonus za magisku odbranu i napad, kao i provere u kojima se koristi prisutnost.</text:p>
      <text:p text:style-name="Heading_20_4">Zamor</text:p>
      <text:p text:style-name="Standard">Jednom po potezu svaki heroj može da koristi zamor za dobije dodatnu brzu akciju. Nakon upotrebe zamora on se povećava za 1. U zavisnosti od količine zamora koju ste prikupili imate penale na kockicama za sve akcije koje radite dok imate zamor. </text:p>
      <text:p text:style-name="Standard">Svaka dva boda zamora vam daju kumulativni penal od -1 na sve resultate. Na primer 6 bodova zamora bi vam dala -3 dok 4 ili 5 bi vam dala -2 modifikaciju.</text:p>
      <text:p text:style-name="Heading_20_4"><text:span text:style-name="T1">Sreća</text:span><office:annotation office:name="__Annotation__90_1188544404" loext:resolved="false"><dc:creator>Lidija Besker</dc:creator><dc:date>2021-09-15T19:53:02</dc:date><text:p>ogranenje na N koriscenja srece ili kada bi bile iskoriscene (n puta u toku sesije po grupi koje treba pripovedac da iskoristi tipa sledecih N sesija)? Ideja iza ovog je da se stvore ocekivane posledice pre nego se nakupi previse nesreca i preterano koriscenje srece kad posledica nije na vidiku.</text:p></office:annotation><office:annotation office:name="__Annotation__94_1188544404" loext:resolved="false"><dc:creator>Ognjen Todorovic</dc:creator><dc:date>2021-09-16T21:45:47</dc:date><text:p>Dakle da ima neki limit u druzini kako pripovedac ne bi imao beskonacno nesrece ? Imao sam u planu da skoro svaki protivnik ima nesrecu i da ima tabela za terene koja nasumicno moze dati nesreca mehaniku koju DM moze koristiti.</text:p></office:annotation></text:p>
      <text:p text:style-name="Standard"><text:tab/>Resurs koji možete da koristite za ponovno bacanje jedne kocke. U nekim slučajevima se mozete nagađati sa pripovedačem da potrošite na primer veliki broj bodova da uradite nešto nemoguće.</text:p>
      <text:p text:style-name="Standard"><text:tab/>Svaki put kada koristite sreću dajete pripovedaču negativne kocke sreće (nesreća) koje pripovedač može da dodeljuje vama ili ostatku družine u kasnijim potezima. </text:p>
      <text:p text:style-name="Standard"><text:tab/>Sreća se ne vraća sama od sebe, već se stiče kroz obavljanje zadataka i napredovanje kroz priču zacrtanu od strane pripovedača.</text:p>
      <text:p text:style-name="Heading_20_4">Nesreća</text:p>
      <text:p text:style-name="Standard"><text:tab/>Resurs vezan za celu družinu. Pripovedač ih koristi da ojačava protivnike ili da oteža igračima bitne provere; neki protivnici imaju mehanike vezane za nesreću.</text:p>
      <text:p text:style-name="Standard">Količina nesreće koju pripovedač može maksimalno imati je duplo od broja igača sa kojima igra. Ako je nesreća na maksimumu za naratora onda igrači ne mogu koristiti sreću kao mehaniku.</text:p>
      <text:p text:style-name="Heading_20_4">Svest</text:p>
      <text:p text:style-name="Standard"><text:tab/>Predstavlja volju za borbom. Retko ko se bori do smrti, kao apstrakcija toga svest predstavlja koliko nasilja mozete izdržati pre nego što odustanete od borbe.</text:p>
      <text:p text:style-name="Standard">Kada lik padne na 0 svesti računaju se kao onesvešćeni i nemaju više akcija u tom potezu. <text:tab/>Ako neko napadne onesvešćenog lika i nanese mu više štete od njegove snage taj lik automatski umire.</text:p>
      <text:p text:style-name="Standard"><text:tab/>Ako neko vrati svest liku bilo kojim načinom, taj lik može da ustane i da igra svoj potez (ako ga nije igrao ove runde). Svako dizanje iz nesvesti nanosi <text:span text:style-name="T98">2</text:span> zamor<text:span text:style-name="T98">a</text:span> liku koji je podignut is nesvesti.</text:p>
      <text:p text:style-name="Heading_20_4">Magična odbrana</text:p>
      <text:p text:style-name="Standard"><text:tab/>Zbir opreme koja ima magičnu zaštitu, prisutnosti lika. Koristi se kao statičan broj koji treba da se prebaci da meta napada bude pogođena magijom.</text:p>
      <text:p text:style-name="Heading_20_4">Fizička odbrana</text:p>
      <text:p text:style-name="Standard"><text:tab/>Zbir opreme koja ima oklopnu zaštitu i okretnosti lika. Koristi se kao statičan broj koji treba da se prebaci da meta napada bude pogođena magijom.</text:p>
      <text:p text:style-name="Heading_20_4">Odbojnost</text:p>
      <text:p text:style-name="Standard"><text:tab/>Predstavlja zbir odbojnosti koje smanjuju štetu koja se nanosi svesti lika. Razlikujemo Magijsku i Oklopnu odbojnost; <text:span text:style-name="T87">O</text:span>klopna je jednaka bonusima od opreme <text:span text:style-name="T87">I klase </text:span>, <text:span text:style-name="T87">m</text:span>agiska je jednaka bonusima od opreme <text:span text:style-name="T87">I klase</text:span>.</text:p>
      <text:p text:style-name="Standard"><text:tab/>Šteta ne može biti smanjena manje od 2 boda bez obzira na količinu odbojnosti koju lik poseduje.</text:p>
      <text:p text:style-name="Heading_20_4"><text:soft-page-break/>Kapacitet magija</text:p>
      <text:p text:style-name="Standard">Predstavlja koliko magija možemo da zapamtimo, svaka klasa ima različite vrednosti kapaciteta, za više informacija pročitati magiju.</text:p>
      <text:p text:style-name="Heading_20_1"><text:span text:style-name="T99">Stvaranje</text:span> Lika</text:p>
      <text:p text:style-name="P8"><text:tab/>Svaki lik u igri <text:s/>je predstavljen kao kolekcija statistika, veština, talenata, magija i efekata koji <text:span text:style-name="T99">uticu na njega. </text:span>Priča i ciljevi koje prate lika su takođe vrlo korisne informacije. Od igrača se očekuje da popune biografski deo <text:span text:style-name="T3">tabule</text:span> i da daju pripovedaču material za vezivanje tih likova u priču. Da bi smo napravili lika treba da odaberemo sledeće stvari i zapišemo ih na svoju <text:span text:style-name="T2">Tabulu</text:span>:</text:p>
      <text:p text:style-name="P8"/>
      <text:section text:style-name="Sect1" text:name="Section4">
        <text:p text:style-name="Heading_20_4">Statistike</text:p>
        <text:p text:style-name="Standard">Za tri glavna atributa (Snaga,Okretnost,Prisustvo) raspolažemo sa 6 bodova koje možemo raspodeliti između ova tri polja, sa time da ne možemo da dodelimo više od 3 na bilo koju statistiku.</text:p>
        <text:p text:style-name="P54">Veštine</text:p>
        <text:p text:style-name="P55">Svaki lik ima pravo da uzme 4 veštine na prvom nivou, dve veštine na drugom nivou i jednu veštinu na trećem nivou (Pogledati veštine sekciju)</text:p>
        <text:p text:style-name="P54">Talenat<text:span text:style-name="T100">i</text:span></text:p>
        <text:p text:style-name="Standard">Svaki igrač ima pravo da odabere 4 talenta.</text:p>
        <text:p text:style-name="Heading_20_4">Magije</text:p>
        <text:p text:style-name="Standard">Svaki igrač bira 3 magije i beleži ih u svoju Tabulu.</text:p>
        <text:p text:style-name="Heading_20_4">Oprema</text:p>
        <text:p text:style-name="Standard">Svaki igrač baca 1D i dobija nasumični paket opreme koju zapisuje na svoju Tabulu.</text:p>
      </text:section>
      <text:p text:style-name="P2"><text:bookmark text:name="_v8ulb5cp8g5y"/>Napredovanje</text:p>
      <text:p text:style-name="Standard"><text:tab/>Nakon svakog poglavlja priče pripovedač ima pravo da dozvoli igračima da unaprede svoje heroje. Svaki put kada igrači unapređuju svoje heroje oni dodaju sledeće stvari na svoju <text:span text:style-name="T2">tabulu</text:span>:</text:p>
      <text:list xml:id="list1127986080" text:style-name="WWNum10">
        <text:list-item>
          <text:p text:style-name="P100">Jedan nov talenat.</text:p>
        </text:list-item>
        <text:list-item>
          <text:p text:style-name="P100">Dve nove magije.</text:p>
        </text:list-item>
        <text:list-item>
          <text:p text:style-name="P100">Dva boda za unapređivanje veština.</text:p>
        </text:list-item>
        <text:list-item>
          <text:p text:style-name="P101">+1 na jednu glavnu statistiku.</text:p>
        </text:list-item>
      </text:list>
      <text:p text:style-name="Heading_20_1"><text:bookmark text:name="_im1fe42op1xv"/>Veštine</text:p>
      <text:p text:style-name="Standard"><text:s text:c="2"/>Predstavljaju znanja i <text:span text:style-name="T101">vestine </text:span>koja poseduje skoro svaki lik u igri. Veštine koristimo tokom narativnih delova priče kako bi ustanovili uspešnost lika u određenoj situaciji gde smatramo da je moguće da ne uspe. Nekada su ove situacije nemoguće za i<text:span text:style-name="T101">zvesti;</text:span> U tom slučaju pripovedač mora jasno objasniti zašto je to tako, kako bi izbegli da naracija postane bacanje prostih provera i podstakli više interakcija sa svetom i jedni drugima od strane igraca.</text:p>
      <text:p text:style-name="Standard"><text:s text:c="2"/>U listi ispod će te pronaći preporučenu listu veština. Pripovedač i igrači imaju pravo da izmišljaju veštine i tumače nazive kako im odgovara, stoga nećemo ulaziti u detaljnije opise veština.</text:p>
      <text:section text:style-name="Sect2" text:name="Section2">
        <text:list xml:id="list2107998211" text:style-name="WWNum7">
          <text:list-item>
            <text:p text:style-name="P136">Penjanje</text:p>
          </text:list-item>
          <text:list-item>
            <text:p text:style-name="P137"><office:annotation office:name="__Annotation__194_1188544404" loext:resolved="false"><dc:creator>Ognjen Todorovic</dc:creator><dc:date>2021-10-01T09:15:21</dc:date><text:p>Aha razumem, da to ubacim ovde jer je vezano, da ima smisla.</text:p></office:annotation><office:annotation office:name="__Annotation__190_1188544404" loext:resolved="false"><dc:creator>Lidija Besker</dc:creator><dc:date>2021-09-21T18:29:11</dc:date><text:p>msm na primer dat u prebacivanju:</text:p><text:p>Stubor zeli da popravi oružije koje je polomio boreći se sa Drekavcom. Kako bi to postigao pored opreme mu treba veština kovanja. Stubor ima veštinu kovanja od +4 , pošto je popravka delikatne prirode pripovedač mu daje da koristi svoj bonus od okretnosti +4.</text:p></office:annotation><office:annotation office:name="__Annotation__186_1188544404" loext:resolved="false"><dc:creator>Ognjen Todorovic</dc:creator><dc:date>2021-09-16T21:43:04</dc:date><text:p>Kako mislis kombinacijama ?</text:p></office:annotation><office:annotation office:name="__Annotation__182_1188544404" loext:resolved="false"><dc:creator>Lidija Besker</dc:creator><dc:date>2021-09-15T20:03:19</dc:date><text:p>Ovde mozda dodati ono obajasnjenje o kombinacijama mozda ga razraditi ili dati jos koji primer?</text:p></office:annotation>Plivanje<office:annotation-end office:name="__Annotation__182_1188544404"/><office:annotation-end office:name="__Annotation__186_1188544404"/><office:annotation-end office:name="__Annotation__190_1188544404"/><office:annotation-end office:name="__Annotation__194_1188544404"/></text:p>
          </text:list-item>
          <text:list-item>
            <text:p text:style-name="P137">Ravnoteža</text:p>
          </text:list-item>
          <text:list-item>
            <text:p text:style-name="P137">Jahanje</text:p>
          </text:list-item>
          <text:list-item>
            <text:p text:style-name="P137">Skakanje</text:p>
          </text:list-item>
          <text:list-item>
            <text:p text:style-name="P137">Brzi Prsti</text:p>
          </text:list-item>
          <text:list-item>
            <text:p text:style-name="P137">Šunjanje</text:p>
          </text:list-item>
        </text:list>
        <text:list xml:id="list1058895092" text:style-name="WWNum35">
          <text:list-item>
            <text:p text:style-name="P138">Zapažanje</text:p>
          </text:list-item>
          <text:list-item>
            <text:p text:style-name="P138">Istraživanje</text:p>
          </text:list-item>
          <text:list-item>
            <text:p text:style-name="P138">Procenjivanje</text:p>
          </text:list-item>
          <text:list-item>
            <text:p text:style-name="P138">Govorništvo</text:p>
          </text:list-item>
          <text:list-item>
            <text:p text:style-name="P138">Geografija</text:p>
          </text:list-item>
          <text:list-item>
            <text:p text:style-name="P138">Biologija</text:p>
          </text:list-item>
          <text:list-item>
            <text:p text:style-name="P141">Poznavanje magije</text:p>
          </text:list-item>
          <text:list-item>
            <text:p text:style-name="P138">Teologija</text:p>
          </text:list-item>
          <text:list-item>
            <text:p text:style-name="P138">Kriptografija</text:p>
          </text:list-item>
          <text:list-item>
            <text:p text:style-name="P138">Pregovaranje</text:p>
          </text:list-item>
          <text:list-item>
            <text:p text:style-name="P138">Istorija</text:p>
          </text:list-item>
          <text:list-item>
            <text:p text:style-name="P138">Astrologija</text:p>
          </text:list-item>
          <text:list-item>
            <text:p text:style-name="P138">Prva <text:span text:style-name="T61">p</text:span>omoć</text:p>
          </text:list-item>
          <text:list-item>
            <text:p text:style-name="P138">Okultizam</text:p>
          </text:list-item>
          <text:list-item>
            <text:p text:style-name="P138"><office:annotation office:name="__Annotation__224_1188544404" loext:resolved="false"><dc:creator>Ognjen Todorovic</dc:creator><dc:date>2021-10-28T08:14:26</dc:date><text:p>Da manje vise, ponasanje u visokim krugovima na finjaka.</text:p></office:annotation><office:annotation office:name="__Annotation__220_1188544404" loext:resolved="false"><dc:creator>Michkon</dc:creator><dc:date>2021-10-27T19:58:38</dc:date><text:p>Pitanje... Ovo treba da označava ponašanje u društvu, bon ton i slično?</text:p><text:p>Ako da, onda možda da se nađe drugi naziv...</text:p></office:annotation>Etiketa<office:annotation-end office:name="__Annotation__220_1188544404"/><office:annotation-end office:name="__Annotation__224_1188544404"/></text:p>
          </text:list-item>
          <text:list-item>
            <text:p text:style-name="P138">Jezik (Pogledati sekciju za jezike)</text:p>
          </text:list-item>
          <text:list-item>
            <text:p text:style-name="P138">Empatija</text:p>
          </text:list-item>
          <text:list-item>
            <text:p text:style-name="P138">Umetnost (Definisati koja sa pripovedacem)</text:p>
          </text:list-item>
          <text:list-item>
            <text:p text:style-name="P138">Spoznaj Nameru</text:p>
          </text:list-item>
        </text:list>
      </text:section>
      <text:p text:style-name="P1"><text:bookmark text:name="_rtnxm7wj57h9"/><text:soft-page-break/>Zanimanja</text:p>
      <text:p text:style-name="P6">Zanimanja su profesionalne veštine, odvoje<text:span text:style-name="T22">ne u </text:span>zasebnu kategoriju zarad lakšeg snalaženja u knjizi. Kao i sa veštinama, ohrabrujemo pripovedača da dopunjava ovu listu i dodaje nova zanimanja.</text:p>
      <text:section text:style-name="Sect2" text:name="Section1">
        <text:list xml:id="list514222544" text:style-name="WWNum5">
          <text:list-item>
            <text:p text:style-name="P139"><office:annotation office:name="__Annotation__246_1188544404" loext:resolved="false"><dc:creator>Ognjen Todorovic</dc:creator><dc:date>2021-10-28T08:20:06</dc:date><text:p>Veoma je lagano dobiti dobar nivo zanimanja i vestina, stoga sam odvojio neke stvari, opet ova lista nece biti dostupna pa je na grupi igraca da odredi.</text:p></office:annotation><office:annotation office:name="__Annotation__242_1188544404" loext:resolved="false"><dc:creator>Michkon</dc:creator><dc:date>2021-10-27T20:02:19</dc:date><text:p>Da li je bolje da se stavi sledeće:</text:p><text:p>Upravljanje vazdušnim, kopnenim i vodenim vozilima?</text:p></office:annotation>Vožnja čamaca</text:p>
          </text:list-item>
          <text:list-item>
            <text:p text:style-name="P140">Vožnja brodova</text:p>
          </text:list-item>
          <text:list-item>
            <text:p text:style-name="P140">Vožnja kočija<office:annotation-end office:name="__Annotation__242_1188544404"/><office:annotation-end office:name="__Annotation__246_1188544404"/></text:p>
          </text:list-item>
          <text:list-item>
            <text:p text:style-name="P140">Kaligrafija</text:p>
          </text:list-item>
          <text:list-item>
            <text:p text:style-name="P140">Kartografija</text:p>
          </text:list-item>
          <text:list-item>
            <text:p text:style-name="P140">Herbalizam</text:p>
          </text:list-item>
          <text:list-item>
            <text:p text:style-name="P140">Alhemija</text:p>
          </text:list-item>
          <text:list-item>
            <text:p text:style-name="P140">Kovanje</text:p>
          </text:list-item>
          <text:list-item>
            <text:p text:style-name="P140">Zemljoradnja</text:p>
          </text:list-item>
          <text:list-item>
            <text:p text:style-name="P140">Stolarstvo</text:p>
          </text:list-item>
          <text:list-item>
            <text:p text:style-name="P140"><office:annotation office:name="__Annotation__264_1188544404" loext:resolved="false"><dc:creator>Ognjen Todorovic</dc:creator><dc:date>2021-09-16T21:44:10</dc:date><text:p>Ne postoji direkta veza, trgovinu koristis kada je nesto bas tajna zanata  zavisi od DMa i situacije stvarno.</text:p></office:annotation><office:annotation office:name="__Annotation__260_1188544404" loext:resolved="false"><dc:creator>Lidija Besker</dc:creator><dc:date>2021-09-15T20:02:11</dc:date><text:p>postoji li veza talenta i zanimanja? kombinacije? ako da treba primer? msm trgovina bi isla s procenom ili spoznavanjem namene?</text:p></office:annotation>Pletenje<office:annotation-end office:name="__Annotation__260_1188544404"/><office:annotation-end office:name="__Annotation__264_1188544404"/></text:p>
          </text:list-item>
          <text:list-item>
            <text:p text:style-name="P140">Prepisivanje</text:p>
          </text:list-item>
          <text:list-item>
            <text:p text:style-name="P140">Koričenje</text:p>
          </text:list-item>
          <text:list-item>
            <text:p text:style-name="P140">Kozarstvo</text:p>
          </text:list-item>
          <text:list-item>
            <text:p text:style-name="P140">Tkanje</text:p>
          </text:list-item>
          <text:list-item>
            <text:p text:style-name="P140">Obućarstvo</text:p>
          </text:list-item>
          <text:list-item>
            <text:p text:style-name="P140">Pekarstvo</text:p>
          </text:list-item>
          <text:list-item>
            <text:p text:style-name="P140">Arhitektura</text:p>
          </text:list-item>
          <text:list-item>
            <text:p text:style-name="P140">Gradjevina</text:p>
          </text:list-item>
          <text:list-item>
            <text:p text:style-name="P140">Trgovina</text:p>
          </text:list-item>
          <text:list-item>
            <text:p text:style-name="P140">Začaravanje Opreme</text:p>
          </text:list-item>
          <text:list-item>
            <text:p text:style-name="P140">Esoterični Rituali</text:p>
          </text:list-item>
          <text:list-item>
            <text:p text:style-name="P140">Upravljanje</text:p>
          </text:list-item>
          <text:list-item>
            <text:p text:style-name="P140">Sveštenstvo</text:p>
          </text:list-item>
        </text:list>
      </text:section>
      <text:list xml:id="list93429104381198" text:continue-numbering="true" text:style-name="WWNum5">
        <text:list-header>
          <text:p text:style-name="P140"/>
        </text:list-header>
      </text:list>
      <text:p text:style-name="P1"><text:bookmark text:name="_7fr32m67o06y"/>Talenti</text:p>
      <text:p text:style-name="Standard"><text:s text:c="2"/>Talenati opisuju šta lik moze da koristi tokom taktičkog dela igre. Putem talenata je veoma lagano napraviti lika kakvog želite. Kao i sa ostatkom knjige preporučujemo pripovedaču i igračima da prave svoje talente. <text:span text:style-name="T102">P</text:span>ripovedač <text:span text:style-name="T102">treba</text:span> pregleda nove sposobnosti koje su igrači napravili, kako ne bi bili preterano jaki i znatno bolji od <text:span text:style-name="T61">talenata iz knjige!</text:span></text:p>
      <text:p text:style-name="Heading_20_1">Lista talenata:</text:p>
      <text:p text:style-name="Heading_20_2">Jurišnik</text:p>
      <text:p text:style-name="Standard">Ako ste se ovaj potez kretali više od 4 polja:<office:annotation office:name="__Annotation__298_1188544404" loext:resolved="false"><dc:creator>Lidija Besker</dc:creator><dc:date>2021-09-15T20:51:51</dc:date><text:p>definicija koliko je kretanja moguce za likove i jel moguce povecanje ili smanjenje od lvl-ovanja ili magije ili uslova?</text:p></office:annotation><office:annotation office:name="__Annotation__302_1188544404" loext:resolved="false"><dc:creator>Ognjen Todorovic</dc:creator><dc:date>2021-09-16T21:42:24</dc:date><text:p>Biras koji nivo koristis, svaki ima svoju akciju. Neki budze akcije koje su slabije. Neki imaju zamor pise u opisu.</text:p></office:annotation><office:annotation office:name="__Annotation__306_1188544404" loext:resolved="false"><dc:creator>Lidija Besker</dc:creator><dc:date>2021-09-21T18:32:20</dc:date><text:p>msm da nigde nisam videla koliko polja neki lik/klasa moze da se krece. Jel postoji ogranicenje koliko neko moze da predje u datom potezu?</text:p></office:annotation><office:annotation office:name="__Annotation__310_1188544404" loext:resolved="false"><dc:creator>Ognjen Todorovic</dc:creator><dc:date>2021-09-22T07:12:05</dc:date><text:p>Ne postoji neki limit, ali sam razmisljao da je 6 polja taman.</text:p></office:annotation></text:p>
      <text:list xml:id="list2801040002" text:style-name="WWNum2">
        <text:list-item>
          <text:p text:style-name="P102">Sledeći napad ovog poteza ima +1<text:span text:style-name="T62">D</text:span>.</text:p>
        </text:list-item>
        <text:list-item>
          <text:p text:style-name="P102"><text:span text:style-name="T103">Svaki put kada bacate kocke za </text:span>štetu, bacite dodatnu kockicu.</text:p>
        </text:list-item>
        <text:list-item>
          <text:p text:style-name="P103">Ako pogodite vasu metu mozete da je odgurnete 2 polja. </text:p>
        </text:list-item>
      </text:list>
      <text:p text:style-name="P60"/>
      <text:p text:style-name="P59">Ne mozete da koristite ovaj talenat dok jasete neko stvorenje.</text:p>
      <text:p text:style-name="P58">Kopljaski odkorak</text:p>
      <text:list xml:id="list93430282499633" text:continue-numbering="true" text:style-name="WWNum2">
        <text:list-item>
          <text:p text:style-name="P102">Imate pravo na dva presretanja po rundi.</text:p>
        </text:list-item>
      </text:list>
      <text:p text:style-name="P72">Kada protivnik kojeg vidite ili cujete u vasoj blizini se pomera unutar 4 polja od vas, mozete da koristite ovu reakciju:</text:p>
      <text:p text:style-name="P61"><text:span text:style-name="T4">Skok - Reakcija</text:span><text:span text:style-name="T103"> <text:s/></text:span></text:p>
      <text:p text:style-name="P61">Pomerite se do 2 polja i napravite napad na metu, tretirajući ga kao presretanje, <text:span text:style-name="T104">n</text:span>akon <text:span text:style-name="T104">ovog </text:span>napada dobijate 1 zamor.</text:p>
      <text:p text:style-name="P61"/>
      <text:p text:style-name="P59">Ne mozete da koristite ovaj talenat dok jasete neko stvorenje.</text:p>
      <text:p text:style-name="Heading_20_2">Gorštak</text:p>
      <text:p text:style-name="Standard"><text:s text:c="2"/>Jednom po danu kada vaša svest padne na 0 ili niže možete da bacite 2 kocke, vaša svest postaje jednaka tom rezultatu.</text:p>
      <text:p text:style-name="Standard"><text:s text:c="2"/>Ako ste u prisustvu protivnika sa ovim talentom morate da se borite sa njime dok jedan od vas ne umre. Svaki put kada ubijete nekoga sa ovim talentom vaša maksimalna svest se povecava za 1.</text:p>
      <text:p text:style-name="Standard"/>
      <text:p text:style-name="Standard"/>
      <text:p text:style-name="P51"><text:soft-page-break/>Stapanje</text:p>
      <text:p text:style-name="Standard">Nakon menjanja odeće tokom potere gde vas neko juri i izgubi vam trag možete kao brzu akciju da napravite pometnju i promenite deo vašeg odela koristeći odeću ljudi iz te pometnje. Dobijate +10 na proveru skrivanja da se stopite u gomilu i izbegnete vaše gonioce.</text:p>
      <text:p text:style-name="Heading_20_2">Energetski Vampirizam</text:p>
      <text:p text:style-name="Standard">Svaki put kada bi trebalo da heroj dobija zamor ili gubi bodove svest kao ce<text:span text:style-name="T22">n</text:span>u upotrebe magije ili relikvije taj heroj može da proba preusmeriti te negativne efekter na nekog drugoga <text:span text:style-name="T105">lika</text:span> unutar 10 metara. Ako je meta <text:span text:style-name="T22">nije voljna </text:span>ona mora da prebaci 10 + VOLJA heroja sa ovim talentom, ako ne prebaci preko svi efekti talenta važe na njoj do kraja sukoba. <text:s/>Ako meta samovoljno primi te negativne efekte nije neophodno raditi proveru.</text:p>
      <text:p text:style-name="Heading_20_2">Mačiji Refleksi</text:p>
      <text:p text:style-name="Standard"><text:s text:c="2"/>Svaki put kada padate sa visine veće od 2 metra ako tokom pada postoji teren ili objekti za koje možete da se hvatate dok padate sva šteta koju bi primili zbog pada postaje 0.</text:p>
      <text:p text:style-name="Standard"><text:s text:c="2"/>Jednom po sukobu imate pravo da izbegnete jedan napad bez obzira na rezultat protivnikovog napada. Kada izbegnete taj napad koristeći ovaj talenat možete da skočite 10 <text:span text:style-name="T105">polja</text:span> od vaše trenutne pozicije, sve dok ne skočite u domet protivničkih likova. Ovaj skok ne izaziva reakcije.</text:p>
      <text:p text:style-name="P51">Oči Sokolove</text:p>
      <text:p text:style-name="Standard"><text:s text:c="2"/>Ignorišete sve penale na vid koji bi van onemogućili da nešto vidite ili vam otežali da pogodite vaše protivnike. Protivnici se ne mogu sakriti koristeći kamuflažu protiv vas. Dobijate sledeću akciju:</text:p>
      <text:p text:style-name="Heading_20_4">Preciznost - Brza Akcija</text:p>
      <text:p text:style-name="Standard">Svaki put kada napadate u ovom potezu dobijate prednost na te napade.</text:p>
      <text:p text:style-name="Heading_20_2">Veteran</text:p>
      <text:p text:style-name="Standard">Protivnici ne mogu da dodaju bonus na napad, odbranu, magičnu odbranu i um kada vas napadaju ili ih vi napadate. <text:span text:style-name="T21">Smanjite sve penale od zamora za 1.</text:span> </text:p>
      <text:p text:style-name="Heading_20_2">Odkorak</text:p>
      <text:p text:style-name="Standard">Svaki put kada bi čuvali protiv efekata koji se oslanjaju na okretnost ili kada vaš napadač vas ne pogodi napadom imate pravo da uradite sledeću akciju:</text:p>
      <text:p text:style-name="Heading_20_4">Odkorak – <text:span text:style-name="T105">Reakcija ogranicena</text:span></text:p>
      <text:p text:style-name="Standard">Pomeri se 5 <text:span text:style-name="T105">polja</text:span> u bilo koju stranu na ravni na kojoj se nalaziš, ovo pomeranje ne izaziva reakcije.</text:p>
      <text:p text:style-name="Heading_20_2">Falanga</text:p>
      <text:p text:style-name="Standard">Dobijate sledeću akciju:</text:p>
      <text:p text:style-name="Heading_20_4">Oformi falangu - Brza Akcija</text:p>
      <text:p text:style-name="Standard">Ako oko sebe imate saveznike sa štitovima i oružijima koja imaju doseg veći od 1 <text:span text:style-name="T106">polja mozete</text:span> <text:span text:style-name="T106">da </text:span>stanite u formaciju, tako da ste 1 <text:span text:style-name="T106">polje</text:span> jedan od drugoga. Dok ste u ovoj formaciji i imate štitove vi i vaši saveznici imate +2 na odbranu i +2 na napda, ali vaše pomeranje je popolovljeno. <text:span text:style-name="T106">Falangu ne mozete oformiti sa likovama koji jasu nesto.</text:span></text:p>
      <text:p text:style-name="Heading_20_2"><text:soft-page-break/>Slepi ugao</text:p>
      <text:p text:style-name="P62">Kada se borite protiv protivnika koji ima talente i sposobnosti možete da ugasite efekte jedne od njih, <text:span text:style-name="T107">tako da ne utice na vas</text:span>. Vaš <text:span text:style-name="T63">pripovedac</text:span> mora da vam u tajnosti pokaže sta protivnički lik ima i vi trebate da odaberete jednu stvar koju <text:span text:style-name="T107">zelite da nema uticaj na vas.</text:span> Ne smete da delite sa drugim igračima koje sposobnosti protivnički lik poseduje, niti da se konsultujete sa njima o tome šta trebate ugasiti.</text:p>
      <text:p text:style-name="Heading_20_2">Fokusiran trening</text:p>
      <text:p text:style-name="Standard">Ovaj talenat možete uzeti koliko god hoćete puta, svaki put kada ga odaberete dobijate benefite uvežbanosti oružija po vašem izboru. <text:span text:style-name="T17">Svi napada sa oruzijom u kome ste uvezbani dobijaju + 1D na napad.</text:span></text:p>
      <text:p text:style-name="Heading_20_2">Đoker</text:p>
      <text:p text:style-name="Heading_20_4">Besplata Akcija</text:p>
      <text:p text:style-name="Standard">Svaki put kada bi pali proveru bacite 1 kocku, ako dobijete 4 ili više računate se kao da ste uspeli tu proveru.</text:p>
      <text:p text:style-name="Standard"/>
      <text:p text:style-name="Standard">Dobijate 2 poena zamora.</text:p>
      <text:p text:style-name="Heading_20_2">Leptirov ubod</text:p>
      <text:p text:style-name="Standard">Kada dobijete kritičan pogodak možete da ne iskoristite efekat duple štete i ostalih bonus koje dobijate i da umesto toga odaberete saveznika. Sledeći napad koji taj saveznik napravi se računa kao kričan pogodak.</text:p>
      <text:p text:style-name="Heading_20_2">Magični vitez</text:p>
      <text:p text:style-name="Standard"><text:s text:c="2"/>Na početku vašeg poteza morate da objavite da želite da koristite i bacanje magija i napad akcij<text:span text:style-name="T107">e</text:span>. Ako to uradite možete da koristite Ponovo Pomeranje kao besplatnu akciju, takođe vaši napadi dobijaju magično svojstvo. Na kraju vašeg poteza dobijate <text:span text:style-name="T107">2</text:span> boda zamora.</text:p>
      <text:p text:style-name="Standard"><text:s text:c="2"/>Do kraja vašeg poteza morate da uradite i bacanje magije i napad da bi dobili ove benefite.</text:p>
      <text:p text:style-name="Heading_20_2">Komandir</text:p>
      <text:p text:style-name="Standard">Dobijate sledeću akciju :</text:p>
      <text:p text:style-name="Heading_20_4">Naređenje</text:p>
      <text:p text:style-name="Standard">Brza akcija - ograničena</text:p>
      <text:p text:style-name="Standard">Odaberi saveznika u 10 <text:span text:style-name="T107">polja</text:span> , <text:span text:style-name="T107">taj </text:span>saveznik moze da uradi 1 brzu akciju u tvom potezu.</text:p>
      <text:p text:style-name="Standard"/>
      <text:p text:style-name="Standard">Saveznici u 5 <text:span text:style-name="T107">polja</text:span> oko tebe imaju +1D na sve provere volje.</text:p>
      <text:p text:style-name="Heading_20_2">Anđeo čuvar</text:p>
      <text:p text:style-name="Standard"><text:span text:style-name="T108">K</text:span>ada <text:span text:style-name="T108">protivnici u poluprecniku od 5 polja</text:span> žele da napadaju saveznike moraju da prebace vašu volju + 10. Ako ne uspeju da prebace moraju da napadaju vas. Demoni i Manifestacije imaju +1D kada rade ovu proveru.</text:p>
      <text:p text:style-name="Heading_20_2">Kontramagija</text:p>
      <text:p text:style-name="Standard">Dobijate pristup sledećoj akciji:</text:p>
      <text:p text:style-name="Heading_20_4"><text:soft-page-break/>Reaktivna magija</text:p>
      <text:p text:style-name="Standard">Reakcija - ograničena</text:p>
      <text:p text:style-name="Standard"><text:s text:c="2"/>Kada protivnik baci magiju na vas ili kada uticaj te magije se ispoljava na lika ili okruženje u <text:span text:style-name="T23">polu</text:span>pre<text:span text:style-name="T23">cniku od 10 polja mozete da bacite bilo koju brzu magiju ili bilo koju transfiksionisanu magiju koju znate/imate sa sobom. </text:span></text:p>
      <text:p text:style-name="Heading_20_2">Balvan</text:p>
      <text:p text:style-name="Standard">Svaki put kada napadate sa teskim oruzijem smanjite penale za pogodak I kolicinu um<text:span text:style-name="T109">ora koju bi dobili</text:span> za 1. <text:s/>Kada radite provere snage dodajte +1D na svaku tu proveru.</text:p>
      <text:p text:style-name="Heading_20_1"><text:bookmark text:name="_megqlqd33am6"/>Magije</text:p>
      <text:p text:style-name="Standard"><text:s text:c="2"/><text:span text:style-name="T110">Magije su snazni nelogicni efekti koje su u stanju da menjaju realnost , svi likovi koje igraci mogu igrati imaju sposobnost da bacaju magije, kao I sa ostatkom knjige preporucujemo dodavanje I osmisljivanje novih magija, kako bi igra vise odgovarala ukusu grupe !</text:span></text:p>
      <text:p text:style-name="Heading_20_2"><text:bookmark text:name="_hycuo5n9lsn0"/>Spremanje Magija</text:p>
      <text:p text:style-name="Standard"><text:s text:c="2"/>Da bi smo mogli da koristimo magije prvo modamo da ih zarobimo u nas<text:span text:style-name="T64">im</text:span> misli<text:span text:style-name="T64">ma</text:span>. Pred svako spavanje likovi mogu da spremaju magije meditacijom, broj magija koju mogu da spreme je jednak <text:span text:style-name="T64">zbiru </text:span><text:span text:style-name="T1">Kapacitetu</text:span> klase koju igrate i prisustvu vaseg lika.</text:p>
      <text:p text:style-name="P66"><text:bookmark text:name="_1cy9ne3x0nh1"/>Bacanje Magija</text:p>
      <text:p text:style-name="P67"><text:span text:style-name="T112">Kada koristimo akciju da bacamo </text:span>magije <text:span text:style-name="T113">trebamo da na </text:span>3 kockica<text:span text:style-name="T113">e prebacimo </text:span><text:span text:style-name="T111">10, </text:span><text:span text:style-name="T113">dodavajuci kao bonus na proveru nasu </text:span><text:span text:style-name="T5">Prisutnost</text:span>. U slučaju da magije imaju težinu <text:span text:style-name="T111">u svom opisu onda trebate da prebacite preko tog broja. </text:span>Brze <text:span text:style-name="T64">I transfiksionisane </text:span>magije uvek uspevaju, i nije neophodno bacati kockice za njih.</text:p>
      <text:p text:style-name="Heading_20_2"><text:span text:style-name="T113">Pojacavanje magija</text:span> </text:p>
      <text:p text:style-name="P73"><text:s text:c="2"/>Prilikom bacanja mozemo da odaberemo da uzlozimo dodatnu energiju u magiju. Ako se za to odlucimo <text:span text:style-name="T113">mozemo da bacimo do 2 dodatne kockice, za svaku dodatnu kockicu dobijamo 2 boda zamora. Likovi koji koriste ovo pravilo padaju u nesvest 1 potez ako na 3 ili vise kockica padne isti broj.</text:span></text:p>
      <text:p text:style-name="Heading_20_2"><text:bookmark text:name="_jk3fs6m7gjo1"/>Brze magije</text:p>
      <text:p text:style-name="Standard"><text:s text:c="2"/>Manj<text:span text:style-name="T65">e</text:span> impresivni magiski efekti koje moze da koristi svaki heroj <text:span text:style-name="T113">I koje nemoraju da se spremaju dan pre. </text:span>Ove magije zahtevaju komponente koje se moraju kupovati. Uglavnom se skladiste u pipetama, bocicama i napitcima. </text:p>
      <text:p text:style-name="Standard"><text:s text:c="2"/>Da bi bacili brzu magiju koristite akciju koristi predmet , kako bi aktivirali reaktante unutar smese bacanjem, ispijanjem ili posipanjem sastojaka iz posude.</text:p>
      <text:p text:style-name="Standard"><text:s text:c="2"/>Sve brze magije kostaju 50 srebra, sve brze magije se mora kupiti pre upotrebe. Jedan od izuzetaka ovom pravilu je Replikant koji ne mora da ima komponente i moze da baca sve brze magije besplatno.</text:p>
      <text:p text:style-name="P68">Naporne magije</text:p>
      <text:p text:style-name="P69"><text:s/>Neke magije je tesko baciti na samom pocetku sukoba, zbog njihove komplikovanosti I tezine. Sve takve magije ce imati casovnike pre pocetka njihovog teksta, to znaci da te magije se ne mogu baciti pre 2 runde sukoba.</text:p>
      <text:p text:style-name="Heading_20_3"><text:bookmark text:name="_nbbk2y1ywtr5"/><text:soft-page-break/>Lista brzih magija</text:p>
      <text:section text:style-name="Sect3" text:name="Section5">
        <text:p text:style-name="Heading_20_4"><text:bookmark text:name="_p799chaa4ure"/>Svetlo</text:p>
        <text:p text:style-name="Standard">Odaberi objekat do velicine ljudske glave, taj objekat sija magiskim svetlom jacine baklje dok se ne pokrije necime ili izlozi suncu.</text:p>
        <text:p text:style-name="Heading_20_4"><text:bookmark text:name="_gcwpukyrpi1x"/>Magicna ruka</text:p>
        <text:p text:style-name="Standard">Fantomska ruka duzine do dva metra se pojavljuje niotkuda, moze da nosi do 10 kilograma i daje osecaj dodatne ruke korisniku magije. Moze sa se koristi samo za interagovanje sa objektima i nosenje.</text:p>
        <text:p text:style-name="Heading_20_4"><text:bookmark text:name="_cjvua5rer9h"/>Paukov hod</text:p>
        <text:p text:style-name="Standard">Mozete da hodate po strmim i skroz ravnim povrsinama poput pauka. Vasa brzina na tim povrsinama je jednaka vasoj obicnoj brzini.</text:p>
        <text:p text:style-name="Heading_20_4"><text:bookmark text:name="_adgikrwlik2d"/>Kalemljenje</text:p>
        <text:p text:style-name="Standard">Odaberite predmet koji je pukao ili je ostecen, ne veci od 1m2 , ova magija ce popraviti povrsinska ostecenja i spojiti delove. Sa ovom magijom ne mozete popraviti masine, ali ste u stanju da lepite i dopunjavate delove kako bi ih vratili u predjasnje stanje.</text:p>
        <text:p text:style-name="Heading_20_4">Inspiracija</text:p>
        <text:p text:style-name="Standard">Odaberi heroja ili lika koji je prijateljski prema druzini, taj lik dobija +1<text:a xlink:type="simple" xlink:href="https://emojipedia.org/emoji/🎲/" text:style-name="Standard" text:visited-style-name="Standard"><text:span text:style-name="T13">🎲</text:span></text:a> do kraja runde na sledeci napad ili proveru.</text:p>
        <text:p text:style-name="Heading_20_4"><text:bookmark text:name="_qw346vukwqww"/>Magiski kompas</text:p>
        <text:p text:style-name="Standard">Priziva magijski kompas koji traje 2 sata, pored kazivanja strane sveta ovaj kompas vam takodje predvidja vreme u naredna 2 sata i daje predosecaj korisniku gde bi najbolje bilo da se postavi kamp za spavanje u podrucju u kojem se nalaze. </text:p>
        <text:p text:style-name="Heading_20_4"><text:bookmark text:name="_r7tbntf53vn"/>Trece oko</text:p>
        <text:p text:style-name="Standard"><text:s text:c="2"/>Omogucava korisniku da <text:span text:style-name="T66">cita skrivena znacenja tekstova I da oseca prisustvo tudjinskih bica oko sebe.</text:span></text:p>
        <text:p text:style-name="Heading_20_4">Uzbuna</text:p>
        <text:p text:style-name="Standard">Heroj ocrtava simbole u zemlji oko mesta koje bi zeleo da tangled ovom magijom. Nakon iscrtavanja simbola heroj baca prah u centru kruga preko svojih ledja jednom za svaku stranu sveta; narednih 8 sati ili dok korisnik ne odluci da ponisti magiju sledeci efekti vaze:</text:p>
        <text:list xml:id="list1814184399" text:style-name="WWNum25">
          <text:list-item>
            <text:p text:style-name="P104">Heroj koji je bacio magiju zna kada neko ko nije iz druzine udje u krug.</text:p>
          </text:list-item>
          <text:list-item>
            <text:p text:style-name="P104">Heroj moze odmah da se probudi i uradi jednu brzu akciju pre pocetka sukoba.</text:p>
          </text:list-item>
          <text:list-item>
            <text:p text:style-name="P104">Heroj moze da telepatski posalje 1 poruku svim saborcima.</text:p>
          </text:list-item>
        </text:list>
      </text:section>
      <text:p text:style-name="P64"><office:annotation office:name="__Annotation__511_1188544404" loext:resolved="false"><dc:creator>Ognjen Todorovic</dc:creator><dc:date>2021-11-01T11:58:16</dc:date><text:p>@lidija665@gmail.com @don5ronio@gmail.com @zzzveljkovic@gmail.com @ vladimirdojkic@yahoo.com @123redsetgo@gmail.com @takedacomputers@gmail.com</text:p><text:p>@voidruner@gmail.com @raynikolovski@gmail.com   @NemanjaRNS@gmail.com</text:p><text:p>Zavrsio sam magije koje ce biti u prvom draftu, ako imate vremena pozivam vas da ostavite komentar ako je nesto konfuzno, deluje vise OP nego sto treba (moraju biti malo OP) i tako to. Za nedelju dve ocekujem da cu uraditi i sve talente pa onda na monstere :D .</text:p></office:annotation>Lista<office:annotation-end office:name="__Annotation__511_1188544404"/> Magija</text:p>
      <text:section text:style-name="Sect4" text:name="Section6">
        <text:p text:style-name="Heading_20_3">Odmazda</text:p>
        <text:p text:style-name="P10"><text:span text:style-name="T56">1 r</text:span>eakcija</text:p>
        <text:p text:style-name="P65">Ako protivnik do 10 💥 razdaljine od tebe napada tebe ili tvog saveznika :</text:p>
        <text:p text:style-name="P65">Napadac treba da prebaci prisustvo, ako ne uspe pomera je 2 💥 u pravcu odabranom od strane maga, ovo pomeranje izaziva reakciju.</text:p>
        <text:p text:style-name="Heading_20_3"><text:bookmark text:name="_u0knu63xyucd"/>Kontrola lutke</text:p>
        <text:p text:style-name="P10"><text:span text:style-name="T55">1 b</text:span>rza <text:span text:style-name="T55">a</text:span>kcija</text:p>
        <text:p text:style-name="Standard">Odaberite protivnika koji moze da se pomera, treba da sacuva 8 + vase <text:span text:style-name="T116">P</text:span>risustvo:</text:p>
        <text:list xml:id="list1521901069" text:style-name="WWNum32">
          <text:list-item>
            <text:p text:style-name="P105">Do kraja vaseg sledeceg poteza vi kontrolisete njegovo pomeranje.</text:p>
          </text:list-item>
          <text:list-item>
            <text:p text:style-name="P106"><text:s/>Uradite jednu ne magisku/ne <text:span text:style-name="T55">talent</text:span> akciju koristeci njegovog lika (ova akcija prouzrokuje <text:span text:style-name="T55">3 </text:span>zamor<text:span text:style-name="T55">a</text:span> na meti)</text:p>
          </text:list-item>
        </text:list>
        <text:p text:style-name="P71"/>
        <text:p text:style-name="P70"><text:bookmark text:name="_sp0m9b5ydqak"/>Tetrohromansa</text:p>
        <text:p text:style-name="Standard"><text:span text:style-name="T54">1 b</text:span>rza akcija</text:p>
        <text:list xml:id="list1370106943" text:style-name="WWNum11">
          <text:list-item>
            <text:p text:style-name="P107">Narednih sat vremena tretirate nevidljive likove kao vidljive.</text:p>
          </text:list-item>
          <text:list-item>
            <text:p text:style-name="P107">Vidite magisku auru magicnih bica i objekata.</text:p>
          </text:list-item>
          <text:list-item>
            <text:p text:style-name="P107">Vidite kroz kamuflazu tezine 20.</text:p>
          </text:list-item>
          <text:list-item>
            <text:p text:style-name="P108">Dobijate 2 boda zamora svakih 10 minuta trajanja magije.</text:p>
          </text:list-item>
        </text:list>
        <text:p text:style-name="Heading_20_3"><text:bookmark text:name="_jkbfuxyym3mk"/>Neušti jezik</text:p>
        <text:p text:style-name="P10"><text:span text:style-name="T53">1 s</text:span>pora akcija</text:p>
        <text:p text:style-name="Standard"><text:s text:c="2"/>Imate sposobnost da pričate sa zivotinjama i biljkama, njihovi odgovori će uglavnom biti jako prosti. Drveća i gljive imaju mogućnost da vam prepričavaju iskustvo drugog drveća i gljiva <text:span text:style-name="T115">iz iste sume</text:span>, mada ti podatci će biti uglavnom izmenjeni od onoga što je se realno desilo. Trajanje 10 minuta.</text:p>
        <text:p text:style-name="Heading_20_3"><text:bookmark text:name="_dz15qlv8yl0p"/><text:soft-page-break/>Spirala</text:p>
        <text:p text:style-name="P10"><text:span text:style-name="T53">1 b</text:span>rza akcija</text:p>
        <text:p text:style-name="Standard">Odaberite tacku na mapi, u 2💥 svi likovi koji se oslanjaju na vid rade proveru prisutnosti. Ako ne uspeju proveru <text:span text:style-name="T1">oslepljeni</text:span> su jedan potez.</text:p>
        <text:p text:style-name="Heading_20_3"><text:bookmark text:name="_muo5swt8d69m"/>Pospanost</text:p>
        <text:p text:style-name="P10"><text:span text:style-name="T53">1 s</text:span>pora akcija</text:p>
        <text:p text:style-name="P77">[⌛️]: Odaberite tacku na mapi. Potom bacite 14<text:a xlink:type="simple" xlink:href="https://emojipedia.org/emoji/🎲/" text:style-name="Standard" text:visited-style-name="Standard"><text:span text:style-name="T13">🎲</text:span></text:a> ovaj zb<text:span text:style-name="T117">i</text:span>r predstavlja ukupnu svest likova koje mozete uspavati. U razdaljini 4💥 od odabrane tačke dodeljujte status <text:span text:style-name="T1">onesvescen</text:span> pocevsi sa likom sa najmanje svesti. Oduzimajte svesti likova koje ste uspavali sve dok je ukupni sbir svesti uspavanih likova manji ili jednak rezultatu 14<text:a xlink:type="simple" xlink:href="https://emojipedia.org/emoji/🎲/" text:style-name="Standard" text:visited-style-name="Standard"><text:span text:style-name="T13">🎲</text:span></text:a>.</text:p>
        <text:p text:style-name="Heading_20_3"><text:bookmark text:name="_886phtqx4dk0"/>Neurošok</text:p>
        <text:p text:style-name="P10"><text:span text:style-name="T53">1 s</text:span>pora akcija</text:p>
        <text:p text:style-name="Standard">[⌛️]: Odaberite jednog lika koji je svestan i inteligentan, meta mora da prebaci 1<text:span text:style-name="T117">5</text:span> <text:span text:style-name="T117">Prisustrva</text:span>, ako ne uspe meta je <text:span text:style-name="T2">onesvescena</text:span> 1 dan i ne moze se osvestiti. Jedini nacin da se meta osvesti jeste da se efekat magije skine sa nje.</text:p>
        <text:p text:style-name="Heading_20_3"><text:bookmark text:name="_7osp2clex1q8"/>Melem</text:p>
        <text:p text:style-name="P10">Brza akcija</text:p>
        <text:p text:style-name="P78">Odaberite lika kojeg mozete da vidite, bacite <text:span text:style-name="T118">2</text:span><text:a xlink:type="simple" xlink:href="https://emojipedia.org/emoji/🎲/" text:style-name="Standard" text:visited-style-name="Standard"><text:span text:style-name="T13">🎲</text:span></text:a><text:span text:style-name="T13"> </text:span>+ <text:span text:style-name="T6">P</text:span><text:span text:style-name="T2">risutnost.</text:span> Rezultat bacanja kockic<text:span text:style-name="T118">a</text:span> dodajte na njihovu trenutnu svest. Ova magija ne moze da doda vise svesti nego sto je maksimum lika na kojeg se baca.</text:p>
        <text:p text:style-name="Standard">Ako je lik na koga se baca onesvescen vratite ga u svest i dodelite mu <text:span text:style-name="T53">2 </text:span>bod<text:span text:style-name="T53">a</text:span> zamora.</text:p>
        <text:p text:style-name="Heading_20_3"><text:bookmark text:name="_7ll8ngbp3tnb"/>Fatamorgana</text:p>
        <text:p text:style-name="P10"><text:span text:style-name="T53">1 b</text:span>rza akcija</text:p>
        <text:p text:style-name="P79">Odaberite <text:span text:style-name="T119">2💥</text:span> i zamislite nepokretan objekat, dok drzite koncentraciju svi koji ne uspeju opazanje od 18 veruju da se na to<text:span text:style-name="T119">m podruciju </text:span>nalazi taj objekat, osim ako nemaju vid ili svojstvo koje ignorise iluzije. Ovi objekti cesto imaju nameru da prevare protivnika, i moguce je da se okliznu o nepostojecu mast i nataknu na nepostojecii kolac, ako protivnici budu “povredjeni” od iluzionih objekata oni su osamuceni 1 potez, nakon <text:span text:style-name="T119">cega</text:span> vise ne veruju u iluziju. Dodir iluzije iz daljine nekim predmetom otkriva posmatracu da je lazna.</text:p>
        <text:p text:style-name="Heading_20_3"><text:bookmark text:name="_axf2orguxb2"/>Strasljivi Krik</text:p>
        <text:p text:style-name="P10"><text:span text:style-name="T52">1 s</text:span>pora akcija</text:p>
        <text:p text:style-name="P79">Odaberite metu na 1<text:span text:style-name="T20">4💥</text:span> razdaljine. Meta treba da spase <text:span text:style-name="T2">prisustvo </text:span>ili da bude <text:span text:style-name="T1">uplasena</text:span> narednih <text:span text:style-name="T20">6</text:span> poteza. <text:span text:style-name="T20">Mete sa prisustvom vecim od 6 ne mogu biti uplasene vise od 1 poteza.</text:span></text:p>
        <text:p text:style-name="Heading_20_3"><text:bookmark text:name="_w3fzkalicml7"/>Molitva</text:p>
        <text:p text:style-name="P11">1 spora akcije</text:p>
        <text:p text:style-name="P79">Do 10 saveznika u <text:span text:style-name="T119">poluprecniku 5</text:span>💥od tebe dobijaju <text:span text:style-name="T119">+1</text:span><text:a xlink:type="simple" xlink:href="https://emojipedia.org/emoji/🎲/" text:style-name="Standard" text:visited-style-name="Standard"><text:span text:style-name="T14">🎲</text:span></text:a><text:span text:style-name="T14"> </text:span><text:span text:style-name="T119">kada cuvaju na</text:span> <text:span text:style-name="T7">Prisustvo</text:span><text:span text:style-name="T2"> </text:span>i +2 na magisku odbranu. Ova zastita traje 1 sat ili dok ne izgubis svest.</text:p>
        <text:p text:style-name="Heading_20_3"><text:bookmark text:name="_x5av9841s0l"/>Magljenje</text:p>
        <text:p text:style-name="P10">1 spora akcija</text:p>
        <text:p text:style-name="P79">Odaberi <text:span text:style-name="T119">kockast podrucije </text:span>velicine 10💥 , iz centra tog podrucija krece da se stvara tanka magla koja ga u potpunosti pokriva. Ova magla traje 10 minuta ili dok ne izgubis svest. Dok si u magli racunas se kao nevidljiv.</text:p>
        <text:p text:style-name="Heading_20_3"><text:bookmark text:name="_wxvbvnbylwir"/>Treptaj</text:p>
        <text:p text:style-name="P10">1 brza akcija</text:p>
        <text:p text:style-name="P80">Teleportuj se do 20💥 od svoje trenutne lokacije ignorisuci prepreke i zidove. Lokacija na koju zelis da odes mora da bude lokacija za koju znas da postoji ili si je video. Ako bi umro kao rezultat ovog teleporta onesvesti se na mestu gde si bacio ovu magiju umesto umiranja.</text:p>
        <text:p text:style-name="Heading_20_3"><text:bookmark text:name="_aqj7hwaspsrq"/>Perihelion</text:p>
        <text:p text:style-name="P10"><text:span text:style-name="T114">2</text:span> <text:span text:style-name="T49">s</text:span>pore akcije</text:p>
        <text:p text:style-name="P80">[⌛️]: Stvori malu repliku sunca na maksimalno 10💥 od sebe. Svi protivnici 1💥 oko te uzarene lopte primaju 2<text:a xlink:type="simple" xlink:href="https://emojipedia.org/emoji/🎲/" text:style-name="Standard" text:visited-style-name="Standard"><text:span text:style-name="T13">🎲</text:span></text:a> stete, sve zapaljive stvari u istoj razdaljini krenu da se polako pale. Ako je objekat izlozen uticaju uzarene lopte duze od jednog poteza on pocinje da gori.</text:p>
        <text:p text:style-name="P80"><text:s text:c="2"/>Svaki potez ova uzarena lopta dobija vecu zapreminu, njen precnik se povecava za 2💥svaki potez. <text:span text:style-name="T50">O</text:span><text:span text:style-name="T51">v</text:span><text:span text:style-name="T50">a magija traje 10 minuta, ili dok </text:span><text:span text:style-name="T120">sfera </text:span><text:span text:style-name="T50">ne dotakne veliko podrucije vode.</text:span></text:p>
        <text:p text:style-name="P80"><text:span text:style-name="T51">Nakon sto joj </text:span><text:span text:style-name="T120">istekne</text:span><text:span text:style-name="T51"> trajanje lopta se naglo skuplja I eksplodira 10💥 precnika oko sebe, nanoseci 20 stete, I praveci krater dubine od 10💥, istog precnika kao eksplozija.</text:span></text:p>
        <text:p text:style-name="P76"/>
        <text:p text:style-name="P76"/>
        <text:p text:style-name="P76"/>
        <text:p text:style-name="Heading_20_3"><text:bookmark text:name="_b954pf5kftn5"/><text:soft-page-break/>Celicenje</text:p>
        <text:p text:style-name="P10"><text:span text:style-name="T49">1 s</text:span>pora akcija</text:p>
        <text:p text:style-name="Standard">Saveznik/Sebe</text:p>
        <text:p text:style-name="Standard">Meta magije dobija +2 oklopne odbojnosti. U dogovoru sa pripovedacem ova magija moze da utica na predmete i daje im vecu cvrstinu i nosivost.</text:p>
        <text:p text:style-name="Heading_20_3"><text:bookmark text:name="_f7yh0o25ah5a"/>Crpi Zivot</text:p>
        <text:p text:style-name="P10"><text:span text:style-name="T48">1 s</text:span>pora <text:span text:style-name="T48">a</text:span>kcija</text:p>
        <text:p text:style-name="P81">Meta <text:span text:style-name="T48">mora da bude zivo bice </text:span><text:span text:style-name="T121">u razdaljini od 2</text:span><text:span text:style-name="T119">💥</text:span><text:span text:style-name="T48">, kada magija uspe ako m</text:span><text:span text:style-name="T121">e</text:span><text:span text:style-name="T48">ta ne prebaci </text:span>16 <text:span text:style-name="T48">na </text:span>prisustvo <text:span text:style-name="T48">onda on</text:span><text:span text:style-name="T121">a </text:span><text:span text:style-name="T48">p</text:span>rivremeno dobija 4 boda zamora, i gubi 5 bodova svesti. <text:span text:style-name="T48">Izgubljeni bodovi se vracaju </text:span><text:span text:style-name="T121">1 dana. Mag dobija 5 privremenih bodova svesti I sklanja 4 boda zamora.</text:span></text:p>
        <text:p text:style-name="Heading_20_3"><text:bookmark text:name="_ea6ia8p37cyr"/>Vihor</text:p>
        <text:p text:style-name="P10">2 spore akcije</text:p>
        <text:p text:style-name="P81">[⌛️]: Odaberi pravougaono podrucije velicine 3 sa 8<text:span text:style-name="T119">💥</text:span>, svi likovi i nepricvrsceni objekti u polju efekta moraju da spasu 15 ili vise kako ne bi bili odgurnuti 2<text:a xlink:type="simple" xlink:href="https://emojipedia.org/emoji/🎲/" text:style-name="Standard" text:visited-style-name="Standard"><text:span text:style-name="T13">🎲</text:span></text:a> polja (baciti za svakog lika i objekat). Svi likovi i objekti u dometu koji nisu sacuvali primaju 2<text:a xlink:type="simple" xlink:href="https://emojipedia.org/emoji/🎲/" text:style-name="Standard" text:visited-style-name="Standard"><text:span text:style-name="T13">🎲</text:span></text:a><text:span text:style-name="T13">,</text:span> svi koji jesu primaju upola manje stete.</text:p>
        <text:p text:style-name="Heading_20_3"><text:bookmark text:name="_9euke1laduyw"/>Prekidi Razuma</text:p>
        <text:p text:style-name="P82"><text:span text:style-name="T123">Odaberi lika </text:span><text:span text:style-name="T124">u 8</text:span><text:span text:style-name="T125">💥, </text:span><text:span text:style-name="T124">o</text:span>dabrani lik treba da spase 14 <text:span text:style-name="T122">Svesti </text:span>ili da trpi nasumicne efekte svaki potez sve dok ne spase preko 14 <text:span text:style-name="T122">Svesti</text:span> ili dok ga ne napadne korisnik ove magije.</text:p>
        <text:p text:style-name="Standard">1 - Hoda maksimalno pomeranje i dodatno trci u nasumicnom smeru.</text:p>
        <text:p text:style-name="Standard">2-3 - Napada nasumicnu metu najblizu sebi, korisnik bira ako su dve mete iste blizine.</text:p>
        <text:p text:style-name="Standard">4 - <text:s/>Ispusta oruzije i pada na pod dobijajuci 1 zamor.</text:p>
        <text:p text:style-name="Standard">5 - Slusa jednu naredbu korisnika koja nike na ovoj tabeli.</text:p>
        <text:p text:style-name="P82">6 - Ne radi nista ovaj potez, sledeci magija staje i meta dobija 1<text:a xlink:type="simple" xlink:href="https://emojipedia.org/emoji/🎲/" text:style-name="Standard" text:visited-style-name="Standard"><text:span text:style-name="T13">🎲</text:span></text:a> <text:s/>na sledeci napad.</text:p>
        <text:p text:style-name="Heading_20_3"><text:bookmark text:name="_rgjljoucii9p"/>Metamorfoza</text:p>
        <text:p text:style-name="P10">1 spora akcija</text:p>
        <text:p text:style-name="P83">[⌛️] Odaberi bilo koje bice sa cijom si anatomijom upoznat, ako ova magija usp<text:span text:style-name="T126">e</text:span> dobijas statistike tog bica, gubeci sve magije koje imas dok si u tom obliku ali zadrzavajuci sve talente. U ovom obliciju ostajes dok se ne onesvestis ili voljno prekines metamorfozu. Ako bi izasao iz oblika onesvescenjem umesto toga ostajes na 1 svesti.</text:p>
        <text:p text:style-name="Standard">Prilikom bacanja ove magije moras da prebacis 10 + broj kockica koje se koriste za generisanje svesti tog bica. Ako uspes da prebacis koristeci <text:span text:style-name="T2">prisustvo</text:span> kao bonus uspesno se pretvaras u to bice. Nakon izlaznja iz oblicija tog bica dobi<text:span text:style-name="T126">jas</text:span> zamor jednak zbiru provere - <text:span text:style-name="T126">8</text:span>.</text:p>
        <text:p text:style-name="Heading_20_3"><text:bookmark text:name="_5fxgt3o0za82"/>Hemophobia</text:p>
        <text:p text:style-name="P10">2 Spore <text:span text:style-name="T20">a</text:span>kcije</text:p>
        <text:p text:style-name="Standard">Odaberi bilo koje bice koje ima krv ili tecnost slicne funkcije u svom organizmu:</text:p>
        <text:p text:style-name="P84">Ako to bice ne sacuva 14 Prisustva ili svako polje koje se ono pomeri bicu nanosi <text:span text:style-name="T127">1</text:span><text:a xlink:type="simple" xlink:href="https://emojipedia.org/emoji/🎲/" text:style-name="Standard" text:visited-style-name="Standard"><text:span text:style-name="T15">🎲</text:span></text:a> stete njegovoj svesti. Svaki put kada meta primi nemagicnu stetu ima pravo da ponovi ovo cuvanje. Magija traje 1 borbenu scenu.</text:p>
        <text:p text:style-name="Heading_20_3"><text:bookmark text:name="_driimt7typ89"/>Vaskrsnuce</text:p>
        <text:p text:style-name="P10">4 <text:span text:style-name="T20">s</text:span>pore <text:span text:style-name="T20">a</text:span>kcije</text:p>
        <text:p text:style-name="Standard">Odaberite smrtnog lika koji je mrtav ne duze od 10 minuta, vratite ga nazad u zivot sa 1 bodom svesti. Nakon sto se taj lik vrati u zivot on mora da sacuva 12 koristeci Snagu. Ako ne uspe da sacuva ova magija vise ne moze imati uticaja na njega i stoga ne moze biti ponovo vracen u zivot.</text:p>
        <text:p text:style-name="Heading_20_3"><text:bookmark text:name="_gw5f5n2fd5yg"/>Dvostruki Put</text:p>
        <text:p text:style-name="P10">4 spore akcije</text:p>
        <text:p text:style-name="Standard">Magija koriscena za prelazak iz jednog Ogledala Dvostrukosti ka bilo kojem telu vode <text:span text:style-name="T19">ili bilo kom drugom ogledalu dvostrukosti</text:span>. Pri svakom bacanju magije <text:span text:style-name="T19">lik koji je baca mora da naznaci od kog ogledala zeli da se teleportuje ka kom telu vode/ogledalu. Sva ogledala imaju zacaranu lozinku, koju morate znati da bi ste se teleportovali do njih.</text:span></text:p>
        <text:p text:style-name="Heading_20_3"><text:bookmark text:name="_5orjn42idkn5"/>Ples Maceva</text:p>
        <text:p text:style-name="P10">1 spora akcija</text:p>
        <text:p text:style-name="P85"><text:span text:style-name="T128">Kada bacis ovu magiju baci 1</text:span><text:a xlink:type="simple" xlink:href="https://emojipedia.org/emoji/🎲/" text:style-name="Standard" text:visited-style-name="Standard"><text:span text:style-name="T16">🎲</text:span></text:a><text:span text:style-name="T16">,</text:span> rezultat na kocki predstavlja broj maceva.<text:span text:style-name="T16"> </text:span>Dodaj 1 na fizicku odbranu za svaki mac koji plese oko tebe. Svaki put kada ti neko nanese fizicku stetu jedan od maceva napada metu sa +2 bonusom / 1<text:a xlink:type="simple" xlink:href="https://emojipedia.org/emoji/🎲/" text:style-name="Standard" text:visited-style-name="Standard"><text:span text:style-name="T13">🎲</text:span></text:a> stete. Nakon sto je mac napao on se smatra potrosenim i pada na tlo, ovaj mac vise ne dodaje 1 na fizicku odbranu. Magija traje dok svi macevi ne padnu na zemlju ili dok je mag ne prekine.</text:p>
        <text:p text:style-name="P85"/>
        <text:p text:style-name="P85"/>
        <text:p text:style-name="P18"><text:bookmark text:name="_c2nk7eq7ln8n"/><text:soft-page-break/>Nosioc Oluje</text:p>
        <text:p text:style-name="P10">2 <text:span text:style-name="T47">s</text:span>pore <text:span text:style-name="T47">a</text:span>kcije</text:p>
        <text:p text:style-name="P85"><text:s text:c="2"/>Izgubi <text:span text:style-name="T128">3</text:span> svesti i dodatno izgubi <text:s/><text:span text:style-name="T128">3 </text:span>svesti svaki potez dok odrzavas ovu magiju. Svi unutar 10 polja osim tebe imaju - 2 na sve napade, magije i bilo koju stvar koja se oslanja da manipulaciju objekata.</text:p>
        <text:p text:style-name="Heading_20_3"><text:bookmark text:name="_19x9ndnge39j"/>Pokajanje</text:p>
        <text:p text:style-name="P10">1 spora akcija</text:p>
        <text:p text:style-name="P85">Mag staje u podrucije vode bosonog, drzeci ruke ispitanika. Posipajuci bosiljak u krugu oko njih. Boslijak pluta u kruznom obliku sve dok ispitanik ne odgovori na 3 pitanja. Svaki put kada ispitanik slaze voda iz kruga mu puni pluca i nanosi 2<text:a xlink:type="simple" xlink:href="https://emojipedia.org/emoji/🎲/" text:style-name="Standard" text:visited-style-name="Standard"><text:span text:style-name="T13">🎲</text:span></text:a> stete. Meta magije mora biti voljana ili klincovana.</text:p>
        <text:p text:style-name="Heading_20_3"><text:bookmark text:name="_wu7ue4urnzb6"/>Transfiksioni Ritual</text:p>
        <text:p text:style-name="P10">Sat vremena</text:p>
        <text:p text:style-name="Standard">Prilikom bacanja magije odaberite 1 magiju koju poznajete, ubelezite magisku energju koriscenu za njeno bacanje u objekat koji moze da je podrzi. Tu energiju kasnije mozete osloboditi za 1 <text:span text:style-name="T129">brzu</text:span> akciju i baciti <text:span text:style-name="T129">m</text:span>agiju koja je bila skadistena. Ovo oslobadjanje magije ne trosi vas limit magija po danu.</text:p>
      </text:section>
      <text:p text:style-name="P1"><text:bookmark text:name="_77e4wn1r08b3"/>Susreti</text:p>
      <text:p text:style-name="normal">Sve interakcije heroja i sveta su ustvari susreti. U svakom susretu heroji su izlozeni drugacijim okolnostima. Razlikujemo dva tipa susreta narativne susrete i akcione susrete.</text:p>
      <text:p text:style-name="Heading_20_3"><text:bookmark text:name="_ehe7hnvh5384"/>Narativni susreti</text:p>
      <text:p text:style-name="Standard">Su sporiji deo price, u njima heroji pricaju sa likovima, interaguju sa rusevinama davno napustenog zamka, istrazuju mocvaru itd.. cilj ovih susreta je prikupljanje informacija, mogu se i koristiti za nabijanje tenzije ali kljucna <text:span text:style-name="T130">razlika je </text:span>sto heroji nisu u direktnoj opasnosti.</text:p>
      <text:p text:style-name="Heading_20_3"><text:bookmark text:name="_aq94y22v7e6b"/>Akcioni susreti</text:p>
      <text:p text:style-name="Standard">Kada heroji upadnu u neki problem i imaju opasnost od povrede ili smrti onda je to akcioni susret. Generalno veliki broj akcionih susreta su sukobi izmedju heroja i likova koje vodi <text:span text:style-name="T130">P</text:span>ripovedac. Bilo koja scena gde su heroji u opasnosti se racuna kao akcioni susret, bez obzira da li su protivnici u blizini ili ne. </text:p>
      <text:p text:style-name="Heading_20_3"><text:bookmark text:name="_lpep9g2joq0k"/>Odredjivanje iznenadjenja</text:p>
      <text:p text:style-name="Standard">Pre nego sto se igra premesti sa naracije na taktički deo neophodno je ustanoviti da li neka od strana je iznenadila drugu. Jedan od nacina jeste da poredimo Sunjanje ili Skrivanje jedne strane sa Opazanjem druge strane. Svi clanovi svake strane bacaju trazenu vestinu (branioci opazanje, zasedači skrivanje) i ako je opažanje branioca veće od skrivanja zasedača nema iznenadjenja. Ako je manja onda svi napadaci dobijaju dodatnu brzu akciju u prvom potezu.</text:p>
      <text:p text:style-name="P1"><text:bookmark text:name="_61kinovxqhbh"/>Sukobi</text:p>
      <text:p text:style-name="Standard"><text:tab/>Kada akcioni sused u sebi sadrži neprijateljske likove on postaje sukob. U tom slučaju igra iz naracije prelazi u takticku borbu dve strane. Za potrebe taktike neophodno je imati nacin obelezavanja pozicije ucesnik sukoba u prostoru. Preporučeno je da imate isabloniranu tablu <text:span text:style-name="T131">sa </text:span>kockic<text:span text:style-name="T131">ama</text:span> i gomilu cepova ili figura koje bi oznacavale ucesnike.</text:p>
      <text:p text:style-name="Standard"><text:tab/>Svi sukobi se sastoje od rundi, koje se sastoje od poteza svakog lika. Kada svi likovi odigraju ili preskoce svoj potez runda se zavrsava. Ovaj proces se ponavlja sve dok pripovedac smatra da situacija zahteva nastavak sukoba.</text:p>
      <text:p text:style-name="P5"><text:bookmark text:name="_x9ztqg4jadvj"/>Zaklon</text:p>
      <text:p text:style-name="Standard">Kada koristimo dometna oružija ili magije čiji domet nije dodir (a zahtevaju napad da bi uticali na metu) napadač ima šansu da dobije -🎲 od zaklona. Mete se računaju da su u zaklonu ako ispunjavaju neke od ovih uslova :</text:p>
      <text:list xml:id="list1401891541" text:style-name="WWNum4">
        <text:list-item>
          <text:p text:style-name="P109">Nalazi se u terenu punom rastinja. -1🎲</text:p>
        </text:list-item>
        <text:list-item>
          <text:p text:style-name="P109">Između mete i napadača kada se povuče prava linija iz centara njihovih polja ima <text:soft-page-break/>drugih likova ili vecih objekata.-1🎲</text:p>
        </text:list-item>
        <text:list-item>
          <text:p text:style-name="P109">Nalazi se iza zida ili objekta koji ga delimicno zaklanja. -1🎲</text:p>
        </text:list-item>
        <text:list-item>
          <text:p text:style-name="P109">Potpuno je sakriven iza dela terena.-2🎲</text:p>
        </text:list-item>
      </text:list>
      <text:p text:style-name="Standard">Svi ovi penala su kulminativni, tako da je moguće doći dobiti do -4🎲 na napade koji pate od zaklona.</text:p>
      <text:p text:style-name="P5"><text:bookmark text:name="_1nxskzdk85m1"/>Redosled igranja</text:p>
      <text:p text:style-name="Standard"><text:tab/>Sve strane u sukobu igraju naizmenicno, aktivirajuci lika po lika na svakoj strani. U svim sukobima igraci imaju prednost koga ce prvog da odaberu da igra, nakon poteza jednog igraca smenjuju se protivnici i saveznici sve dok svi likovi ne odigraju svoj potez, tada se runda zavrsava.</text:p>
      <text:p text:style-name="Standard"><text:tab/>U nekim slucajevima ce biti vise clanova jedne strane od druge, u tom slucaju strana sa vise clanova ce aktivirati 2 lika na protivnicki 1, sve dok broj dostupnih likova koji nisu odigrali svoj potez ne bude jednak na obe strane.</text:p>
      <text:p text:style-name="Heading_20_1"><text:bookmark text:name="_tbvzlvc2m3mo"/>Akcije</text:p>
      <text:p text:style-name="Standard">Svaki lik po potezu ima mogucnost da uradi sledece akcije:</text:p>
      <text:list xml:id="list1850380508" text:style-name="WWNum33">
        <text:list-item>
          <text:p text:style-name="P110">Pomeranje</text:p>
        </text:list-item>
        <text:list-item>
          <text:p text:style-name="P110">2 brze akcije ili 1 sporu akciju.</text:p>
        </text:list-item>
        <text:list-item>
          <text:p text:style-name="P110">Neogranicen broj besplatnih akcija.</text:p>
        </text:list-item>
      </text:list>
      <text:p text:style-name="Standard"><text:tab/>Brze akcije su generalno manje stvari koje lik moze uraditi, spore akcije zahtevaju koncentr<text:span text:style-name="T131">a</text:span>ciju od strane lika, besplatne akcije zahtevaju nikakav trud od strane lika a limitirane akcije se mogu koristiti samo jednom po <text:span text:style-name="T131">rundi</text:span>.</text:p>
      <text:p text:style-name="Heading_20_4"><text:bookmark text:name="_2t71sj62uv4a"/><text:span text:style-name="T1">Napad - </text:span>Spora</text:p>
      <text:p text:style-name="Standard"><text:tab/>Postoje dva tipa napada, magiski i obicni napadi. Razlika izmedju ova dva tipa je u tome koju odbranu napadac treba da nasmasi. U slucaju magija to je magiska odbrana a u slucaju napada to je odbrana.</text:p>
      <text:p text:style-name="Standard"><text:tab/>Kada napadac odabere metu svog napada on baca 3D za svog lika, dodajuci na to dodatne pozitivne/negativne kocke i <text:span text:style-name="T88">relevantnu statistiku.</text:span></text:p>
      <text:p text:style-name="Standard"><text:tab/>Ako ukupan zbir kockica i bonusa je jednak ili veci odbrani, meta je pogodjena i napadac prelazi na bacanje stete za napad. Ako je manja napad je omasen i akcija napada je propala.</text:p>
      <text:p text:style-name="Standard"><text:tab/>Napadi su obicno brze akcije, sa time da postoje neki napadi i oruzja koja zahtevaju da se akcija tretira kao spora.</text:p>
      <text:p text:style-name="Heading_20_4"><text:bookmark text:name="_fpd30be3yc3c"/><text:span text:style-name="T1">Bacanje magije </text:span><text:s/>-Brza/Spora</text:p>
      <text:p text:style-name="Standard">Bacanje magija se u nekom slucaju racuna kao napad, na takvim magijama je oznaceno da su napad i na sta uticu. Velika vecina magija utice na tablu, likove na njoj i uslove bitke. Kako funkcionise bacanje magija pogledajte u sekciji posvecenoj magiji u knjizi.</text:p>
      <text:p text:style-name="Heading_20_4"><text:bookmark text:name="_j6hmd0wyg7al"/><text:span text:style-name="T1">Ponovo </text:span><text:span text:style-name="T12">p</text:span><text:span text:style-name="T1">omeranje -</text:span> Brza</text:p>
      <text:p text:style-name="Standard">Omogucava liku da se opet pomeri u ovom potezu. <text:span text:style-name="T132">Ponovo pomeranje</text:span> se moze koristiti jedino <text:span text:style-name="T132">ako</text:span> je taj isti lik koristio svoje besplatno pomeranje.</text:p>
      <text:p text:style-name="Heading_20_4"><text:bookmark text:name="_zdztlwwp6qu3"/><text:span text:style-name="T1">Koriscenje Predmeta</text:span> - Brza</text:p>
      <text:p text:style-name="Standard">Podrazumeva sve interakcije sa objektima koje nisu napad. Mozete da ispijete napitak, aktivirate instant magiju, otvorite vrata , interagujete sa okolinom itd.</text:p>
      <text:p text:style-name="Heading_20_4"><text:bookmark text:name="_5puu0qii6v9g"/><text:span text:style-name="T1">Zamor Akcija</text:span> - Besplatna Limitirana</text:p>
      <text:p text:style-name="Standard">Daje liku da ponovo odabere jednu od gore odabranih akcija, jedino ogranicenje je da je brza akcija. Svaka zamor akcija daje 1 zamor liku.</text:p>
      <text:p text:style-name="Heading_20_4"><text:bookmark text:name="_wkyo7cragtod"/><text:span text:style-name="T1">Govor</text:span> - Besplatna Limitirana</text:p>
      <text:p text:style-name="Standard">Ponekad ce likovi zeleti da kazu nesto protivniku, ovo treba dozvoliti kao besplatnu akciju, <text:soft-page-break/>voditi racuna da govor ne traje duze od 8 sekundi. Dogovaranje igraca sta ce da urade u potezu ne spada u ovu akciju, stoga je nemojte koristiti kao nacin da ubrzate igru.</text:p>
      <text:p text:style-name="Heading_20_4"><text:bookmark text:name="_dyzykzm7ewa2"/><text:span text:style-name="T1">Procena</text:span> - Brza Limitirana</text:p>
      <text:p text:style-name="Standard"><text:tab/>Odaberite lika i fokusirajte vasa cula na njega, zavisnosti od situacije pripovedac moze traziti da bacite vestinu da bi procenili metu. Kada uspesno procenite metu odaberite jednu od opcija:</text:p>
      <text:list xml:id="list425773998" text:style-name="WWNum28">
        <text:list-item>
          <text:p text:style-name="P112">Vi i vasi saveznici imate +1<text:a xlink:type="simple" xlink:href="https://emojipedia.org/emoji/🎲/" text:style-name="Standard" text:visited-style-name="Standard"><text:span text:style-name="T13">🎲</text:span></text:a> na sledeci napad na tu metu.</text:p>
        </text:list-item>
        <text:list-item>
          <text:p text:style-name="P111"><text:span text:style-name="T132">P</text:span>ripovedac vam daje informacije o odbrani lik.</text:p>
        </text:list-item>
        <text:list-item>
          <text:p text:style-name="P111"><text:span text:style-name="T132">P</text:span>ripovedac vam daje informacijeno napadu lika.</text:p>
        </text:list-item>
        <text:list-item>
          <text:p text:style-name="P111"><text:span text:style-name="T132">P</text:span>ripovedac vam daje informacije o imunostima i slabostima lika.</text:p>
        </text:list-item>
      </text:list>
      <text:p text:style-name="Standard"><text:tab/>Svaki tip protivnika moze biti procenjen jednom po sukobu, ovo znaci da ako ste saznali informacije o napadu protivnika ne mozete kasnije u istom sukobu koristiti ostale opcije.</text:p>
      <text:p text:style-name="Heading_20_4"><text:bookmark text:name="_z9hf4vtexksq"/><text:span text:style-name="T1">Ispusti Predmet / Fokus</text:span> - Besplatna</text:p>
      <text:p text:style-name="Standard">Omogucava vam da odbacite na brzinu n<text:span text:style-name="T132">e</text:span>ki predmet, bio on ranac ili oruzije, <text:span text:style-name="T132">s</text:span>ve dok je ra<text:span text:style-name="T132">z</text:span>umno da traje krace od dve sekunde. Takodje ova akcija vam omogucava da zaboravite magije <text:span text:style-name="T132">I ugasite</text:span> efekte koje mozete sami da gasite.</text:p>
      <text:p text:style-name="Heading_20_4"><text:bookmark text:name="_58i2u37xyurv"/><text:span text:style-name="T1">Presretanje</text:span> - Besplatna Limitirana</text:p>
      <text:p text:style-name="Standard">Kada neprijatelj prolazi pored polja ili ulazi u polje koje cuvate imate priliku da ga presretnete. Napravite brzi napad na metu kao besplatnu akciju. Presretanje ignorise sve limitacije na broj napada po rundi, ali se moze koristiti samo jednom po rundi. Pored napada i neki talenti i magije mogu biti korisceni kao presretanje.</text:p>
      <text:p text:style-name="Heading_20_1"><text:bookmark text:name="_4wm8q0c0af24"/>Pravila okruzenja</text:p>
      <text:p text:style-name="Standard">Avantura <text:span text:style-name="T132">se cesto desava</text:span> na napustenim mestima skrivenim od pogleda i svakodnevne paznje. Često su to napusteni zamkovi, pećine, podzemni lavirinti, stare i polu urušene zgrade. Ova sekcija će vas naučiti kako da ih preživite i šta možete da očekujete u njima.</text:p>
      <text:p text:style-name="Heading_20_3"><text:bookmark text:name="_s8nu5028rnst"/>Čuvanje straže</text:p>
      <text:p text:style-name="Standard">Ako nijedan igrač ne čuva stražu dok ostatak družine radi nešto u prostoriji onda će družina zasigurno biti iznenadjena od strane likova koji ulaze u sobu.</text:p>
      <text:p text:style-name="Heading_20_3"><text:bookmark text:name="_6z6s26q2525s"/>Pracenje vremena</text:p>
      <text:p text:style-name="Standard"><text:tab/>Kada se nalazimo u zatorenoj sredini jako je bitno voditi racuna o resursima kojima heroji raspolazu, baklje, magije, talenti i zamor imaju veze sa time koliko dugo se nalazite u nekoj sredini.</text:p>
      <text:p text:style-name="Standard"><text:tab/>Vreme se meri u potezima, svaki potez se podudara sa 10 minuta vremena, na svakih 7 poteza heroji trebaju sa odmore 1 potez kako ne bi dobili <text:span text:style-name="T133">2</text:span> zamor<text:span text:style-name="T133">a</text:span>.</text:p>
      <text:p text:style-name="P86"><text:tab/>Nakon svakog poteza postoji sansa sa ce igraci imati lutajući susret, pošto je malo verovatno da su oni jedini koji istražuju datu okolini. Ovi susreti mogu biti štagod <text:span text:style-name="T8">P</text:span><text:span text:style-name="T2">ripovedač</text:span> želi, obično za svaku okolinu pripovedač <text:span text:style-name="T133">odredjuje kolika je sansa da susretnete nesto, svaki </text:span><text:span text:style-name="T8">Pripovedač</text:span><text:span text:style-name="T133"> </text:span>ima tabelu na kojoj baca i nasumično odredjuje šta je susrelo igrače.</text:p>
      <text:p text:style-name="Heading_20_3"><text:bookmark text:name="_u7p5e7vqz9mi"/>Odmaranje</text:p>
      <text:p text:style-name="Standard"><text:s text:c="2"/>Svaki put kada se odmaraju heroji <text:span text:style-name="T133">s</text:span>kidaju <text:span text:style-name="T133">1 </text:span>zamor. Broj odmora koje heroji mogu da urade tokom dana je ograničen na:</text:p>
      <text:list xml:id="list3454980311" text:style-name="WWNum1">
        <text:list-item>
          <text:p text:style-name="P113"><text:span text:style-name="T133">4</text:span> odmora od 10 minuta(Skida <text:span text:style-name="T133">2</text:span> zamor)</text:p>
        </text:list-item>
        <text:list-item>
          <text:p text:style-name="P113">1 odmor od 8 sat (Skida 4 zamora).</text:p>
        </text:list-item>
      </text:list>
      <text:p text:style-name="Standard"><text:s text:c="2"/>Odmor od 8 sati se računa kao spavanje, pre kojega heroji mogu da menjaju zapamćene magije i druge stvari koje se menjaju posle spavanja. Kada uspesno odspavaju 8 sati ( cak iako su prekidani) željene promene magijama i talentima <text:s/>lika se primenjuju. </text:p>
      <text:p text:style-name="Standard"><text:soft-page-break/><text:s text:c="2"/>Likovi koji su neispavani dobijaju 4 zamora svakog svitanja, idalje mogu da smanjuju zamor manjim odmorima i broj odmor<text:span text:style-name="T133">a</text:span> tokom dana se resetuje svakog svitanja.</text:p>
      <text:p text:style-name="Heading_20_3"><text:bookmark text:name="_49tw7am8b7nm"/>Zaglavljena vrata</text:p>
      <text:p text:style-name="Standard">Vrata su često zaglavljena zbog rđavih šarki ili zbog nekog urušavanja koje se desilo. Velika većina ovih vrata može biti otvoreno guranjem. Svaki igrač može da proba da odglavi vrata prove<text:span text:style-name="T89">r</text:span>om snage, ako koristi pajser prilikom pokusaja dobija +2D na proveru. Odglavljivanje vrata traje 1 potez. Ako odjavljivanje vrata ne uspe mozete uzeti sekiru i čekić i polomiti vrata. Imajte na umu da ovo stvara buku i može privući neželjenu pažnju.</text:p>
      <text:p text:style-name="Heading_20_3"><text:bookmark text:name="_a3qg6xlowgf7"/>Pretraživanje prostorije</text:p>
      <text:p text:style-name="Standard"><text:tab/>Neke prostorije kriju tajne u sebi, da li to bile zamke, blago, tajni prolaz ili skriveni protivnik. Za otkrivanje ovih <text:span text:style-name="T90">tajni </text:span>neophodna je detaljna pretraga prostorije, detaljna pretraga traje 1 potez. I vrši se tako što likovi koji traže bacaju istraživanje i pripovedač uzima najveći rezultat i poredi ga sa težinom skrivenih stvari.</text:p>
      <text:p text:style-name="Heading_20_3"><text:bookmark text:name="_6195pgx6799h"/>Penjanje</text:p>
      <text:p text:style-name="Standard"><text:tab/>Penjanje se vrsi prostom proverom vestine penjanja, mnogo opreme i faktora moze da utice na ovu proveru. Ako lik padne prilikom penjanja primiće štetu jednako razdaljina od mesta sa kojeg je počeo da pada do mesta na koje je pao.</text:p>
      <text:p text:style-name="Standard"><text:tab/>Svakih 2 metra pada je +1D štete. Ako lik se onesvesti kao rezultat pada njegovi saveznici imaju jedan potez da ga podignu, pre nego sto iskrvari do smrti.</text:p>
      <text:p text:style-name="Heading_20_3"><text:bookmark text:name="_s4rnneq2qy2n"/>Arhitektura</text:p>
      <text:p text:style-name="Standard">Mnoga mesta na koje će heroji iću su mešavina stilova originalnih <text:span text:style-name="T133">stanovnika </text:span>i njihovih kasnijih <text:span text:style-name="T133">prebivaoca</text:span>. Kao takva teško je na prvu loptu znati priču mesta. Heroji koji znaju arhitekturu imaju šansu da predpostave ko je sagradio šta i da u nedoslednostima pronađu tajne i informacije koje će im pomoći kada krenu u dublje istraživanje.</text:p>
      <text:p text:style-name="Heading_20_3">Zamke</text:p>
      <text:p text:style-name="P87">Neretko sve civilizacije su da bi cuvali dragocenosti ili prilaze svojim naseljima ostavljali zamke za koje te pridoslice, bili prijatelji ili neprijatelji ne znaju. Na mestima gde ce te obicno ici na avanturu postoji sansa da ih susretnete, posto je svaka zamka razlicita ne mozemo vam da<text:span text:style-name="T134">ti boji savet od toga da budete pazljivi I da nosite dugacke motke za opipavanje sumljivih prostora.</text:span></text:p>
      <text:p text:style-name="Heading_20_2"><text:bookmark text:name="_kgddw8stulro"/>Ishrana</text:p>
      <text:p text:style-name="Standard">Likovi koji ne jedu i ne piju dobijaju bodove zamora i imaju veliki šansu da se onesveste <text:span text:style-name="T134">I da </text:span>ne budi <text:span text:style-name="T134">s</text:span>posobni da nastave avanturu.</text:p>
      <text:p text:style-name="Heading_20_4"><text:bookmark text:name="_sy9guorimxmu"/>Hrana</text:p>
      <text:p text:style-name="Standard">Likovi mogu da izdrze do tri dana bez hrane, nakon tog perioda svakog dana dobijaju 2 boda zamora i privremeno smanjuju 1 glavnu statistiku za 1. Normalna ishrana (3 obroka) jedan dan poništava ovaj brojač i uklanja efekte gladi.</text:p>
      <text:p text:style-name="Heading_20_4">Voda</text:p>
      <text:p text:style-name="Standard">Likovi mogu izdržati jedan dan bez vode, nakon toga svakog trpe 2 boda zamora i privremeno smanjuju svoje prisustvo za 1 sve dok ne popiju dovoljno vode. Koliko je vode dovoljno zavisi od gabarita lika, generalno pravilo je da je svakome potrebno 3 litre vode dnevno u normalnim i 6 litara dnevno u toplim uslovima.</text:p>
      <text:p text:style-name="Heading_20_1"><text:bookmark text:name="_kv94usk5io89"/><text:soft-page-break/>Oprema</text:p>
      <text:p text:style-name="Standard">Dobra primena opreme je odlika sposobne druzine i dobro napisane avanture. Svet u kome se likovi nalaze jeste jako magican, ali to ne umanjuje korisnost obicnih svakodnevnih stvar poput kanapa i pajsera. U ovom podglavlju ce te pronaci sve vezano za opremu.</text:p>
      <text:p text:style-name="Heading_20_2">Tezina</text:p>
      <text:p text:style-name="Standard">U stvarnosti sva oprema ima neku tezinu, zarad jednostavnosti I brzine igranja <text:span text:style-name="T2">Raskovnik</text:span> ne koristi tezinu kao statistiku za opremu, ako se pak odlucite da uvedete tezinu u vasu igru mozete otici na nas sajt <text:a xlink:type="simple" xlink:href="http://www.raskovnik.rpg/" text:style-name="Internet_20_link" text:visited-style-name="Visited_20_Internet_20_Link">www.raskovnik.rpg</text:a>, gde cete naci tabelu sa tezinom. Za vecinu grupa preporucujemo da ne vode racuna o opremi I njenoj tezini I da se samo fokusiraju na samu pricu I vode se odukativnim merilom da li mogu da ponesu toliko stvari ili ne.</text:p>
      <text:p text:style-name="Heading_20_2"><text:span text:style-name="T42">Startna oprema</text:span> </text:p>
      <text:p text:style-name="Standard"><text:span text:style-name="T42">Prilikom pravljenja lika b</text:span>acite <text:span text:style-name="T42">1 kockicu</text:span> , u zavisnosti od rezultata prepisite opremu iz tabele ispod koja se nalazi u tom redu u vas portfolio. <text:span text:style-name="T42">Dodatno svaki igrac bira jedno oruzije koje dobija besplatno kao pocetno oruzije, dodatna oruzija mogu biti kupljena kasnije tokom same avanture ! </text:span><text:span text:style-name="T135">Na pocetku avanture svi heroji dobiju 150 srebrenjaka.</text:span></text:p>
      <text:p text:style-name="normal"/>
      <table:table table:name="Table1" table:style-name="Table1">
        <table:table-column table:style-name="Table1.A"/>
        <table:table-column table:style-name="Table1.B"/>
        <table:table-row table:style-name="Table1.1">
          <table:table-cell table:style-name="Table1.A1" office:value-type="string">
            <text:p text:style-name="P7">Broj</text:p>
          </table:table-cell>
          <table:table-cell table:style-name="Table1.A1" office:value-type="string">
            <text:p text:style-name="P53">Pocetna oprema</text:p>
          </table:table-cell>
        </table:table-row>
        <table:table-row table:style-name="Table1.1">
          <table:table-cell table:style-name="Table1.A1" office:value-type="string">
            <text:p text:style-name="Standard">1</text:p>
          </table:table-cell>
          <table:table-cell table:style-name="Table1.A1" office:value-type="string">
            <text:p text:style-name="Standard">Sator, Dzak za spavanje, <text:span text:style-name="T44">Pajser, </text:span></text:p>
          </table:table-cell>
        </table:table-row>
        <table:table-row table:style-name="Table1.1">
          <table:table-cell table:style-name="Table1.A1" office:value-type="string">
            <text:p text:style-name="Standard">2</text:p>
          </table:table-cell>
          <table:table-cell table:style-name="Table1.A1" office:value-type="string">
            <text:p text:style-name="Standard">Sator, Dzak za spavanje,</text:p>
          </table:table-cell>
        </table:table-row>
        <table:table-row table:style-name="Table1.1">
          <table:table-cell table:style-name="Table1.A1" office:value-type="string">
            <text:p text:style-name="Standard">3</text:p>
          </table:table-cell>
          <table:table-cell table:style-name="Table1.A1" office:value-type="string">
            <text:p text:style-name="Standard">Sator, Dzak za spavanje,</text:p>
          </table:table-cell>
        </table:table-row>
        <table:table-row table:style-name="Table1.1">
          <table:table-cell table:style-name="Table1.A1" office:value-type="string">
            <text:p text:style-name="Standard">4</text:p>
          </table:table-cell>
          <table:table-cell table:style-name="Table1.A1" office:value-type="string">
            <text:p text:style-name="Standard">Sator, Dzak za spavanje,</text:p>
          </table:table-cell>
        </table:table-row>
        <table:table-row table:style-name="Table1.1">
          <table:table-cell table:style-name="Table1.A1" office:value-type="string">
            <text:p text:style-name="Standard">5</text:p>
          </table:table-cell>
          <table:table-cell table:style-name="Table1.A1" office:value-type="string">
            <text:p text:style-name="Standard">Sator, Dzak za spavanje,</text:p>
          </table:table-cell>
        </table:table-row>
        <table:table-row table:style-name="Table1.1">
          <table:table-cell table:style-name="Table1.A1" office:value-type="string">
            <text:p text:style-name="Standard">6</text:p>
          </table:table-cell>
          <table:table-cell table:style-name="Table1.A1" office:value-type="string">
            <text:p text:style-name="Standard">Sator, Dzak za spavanje,</text:p>
          </table:table-cell>
        </table:table-row>
      </table:table>
      <text:p text:style-name="Heading_20_2"><text:bookmark text:name="_o4gdltdubu38"/>Uobicajena Oprema</text:p>
      <text:p text:style-name="Standard"><text:tab/>Obuhvata svu opremu, oruzja i oklope koji nisu magicni. Svaka kategorija <text:span text:style-name="T43">ima svoju </text:span>tabel<text:span text:style-name="T43">u</text:span> na kojoj moze<text:span text:style-name="T43">te</text:span> naci ime <text:span text:style-name="T43">I cenu te opreme, ispod tabele </text:span><text:span text:style-name="T136">naci ce te </text:span><text:span text:style-name="T43">katak opis opreme , </text:span><text:span text:style-name="T136">naravno ne mozemo sve primene opreme opisati u ovoj knjizi, kao I sa svime ostalim dogovorite se sa </text:span><text:span text:style-name="T9">Pripovedacem</text:span><text:span text:style-name="T136">.</text:span></text:p>
      <text:p text:style-name="Standard"><text:tab/>Sve cene opreme su u srebrenjacima, svaki srebrenjak vredi 10 brozne, a svako zlato vredi 1000 srebnjenjaka. <text:span text:style-name="T136">Neke regije ce naravno imati razlicite vrednosti razmene.</text:span></text:p>
      <text:p text:style-name="Standard"/>
      <text:p text:style-name="Standard"><text:bookmark text:name="_el1ieatlafp"/>Link <text:span text:style-name="T44">tabele sa opremom :</text:span></text:p>
      <text:p text:style-name="Standard"><text:a xlink:type="simple" xlink:href="https://docs.google.com/spreadsheets/d/1-ItWKL8j1unbQP_vp6ZsgyLPeaa1cUbJ1wxbMdalxjI/edit" text:style-name="Internet_20_link" text:visited-style-name="Visited_20_Internet_20_Link">https://docs.google.com/spreadsheets/d/1-ItWKL8j1unbQP_vp6ZsgyLPeaa1cUbJ1wxbMdalxjI/edit</text:a></text:p>
      <text:p text:style-name="Heading_20_1">Oruzija</text:p>
      <text:p text:style-name="Standard"><text:span text:style-name="T42"><text:s text:c="2"/>M</text:span>agija nije brza I pouzdana, cesto magovi moraju da budu uvezbani borci, kako bi mogli biti kadri avanturisti. U svetu Raskovnika postoje carobnjaci koji nisu vicni u borbi, ali nije preporuceno da igraci igraju karaktere tog tipa, I stoga se savetuje da <text:span text:style-name="T136">P</text:span><text:span text:style-name="T67">ripovedac</text:span> ne dozvoljava igracima da igra takve klase I likove.</text:p>
      <text:p text:style-name="Standard"><text:s text:c="2"/>Zarad jednostavnosti sva oruzija vrede 100 srebrenjaka, cene mogu varirati shodno regiji I tome koliko se u njoj cesto proizvodi taj tip oruzija.</text:p>
      <text:p text:style-name="Heading_20_2"><text:soft-page-break/>Specialna pravila</text:p>
      <text:p text:style-name="P8"><text:tab/>Sva oruzija imaju razne karakteristike koje su iste I prenose se sa jednog tipa oruzija na drugi, zarad ustede prostora I lakse reference svako oruzije moze imati jedn<text:span text:style-name="T68">o</text:span> ili vise specialnih pravila, sva ta pravila su opisana u ovoj podsekciji, <text:span text:style-name="T68">specialna pravila se nalaze ispod imena oruzija i odvojena su “|” znakom.</text:span></text:p>
      <text:section text:style-name="Sect5" text:name="Section3">
        <text:p text:style-name="P10">Balansirano</text:p>
        <text:p text:style-name="P88"><text:s text:c="2"/>Ova oruzija imaju +1🎲 kada napadaju likove koji koriste oruzije bez ovog specialnog pravila.</text:p>
        <text:p text:style-name="Standard"/>
        <text:p text:style-name="P10">Promenjiv hvat</text:p>
        <text:p text:style-name="P88"><text:s text:c="2"/>Ova oruzija mogu da se koriste u 1 ili 2 ruke, kada se koriste u 2 ruke bacaju 2🎲 za stetu I biraju vecu, ali imaju -2 na proveru pogotka.</text:p>
        <text:p text:style-name="Standard"/>
        <text:p text:style-name="P10">Odbrambeno (n)</text:p>
        <text:p text:style-name="Standard"><text:s text:c="2"/>Ova oruzija ne nanose nikakvu stetu I dodaju +n na odbranu lika koji ih nosi.</text:p>
        <text:p text:style-name="P12"/>
        <text:p text:style-name="P12">Pucacko</text:p>
        <text:p text:style-name="P88"><text:s text:c="2"/>Ova oruzija imaju -1🎲 penal kada se koriste u blizini manjoj od 2 polja.</text:p>
        <text:p text:style-name="P22">Silovito (n)</text:p>
        <text:p text:style-name="Standard"><text:s text:c="2"/>Svaki put kada ovo oruzije napada ono ignorise (n) protivnikove oklopne odbojnosti kada mu nanosi stetu. Kada se napad zavrsi meta tog napada gubi 1 poen oklopne odbojnosti.</text:p>
        <text:p text:style-name="Standard"/>
        <text:p text:style-name="P10">Kovitlavo</text:p>
        <text:p text:style-name="Standard"><text:s text:c="2"/>Svaki put kada napadate sa kovitlavim oruzijem bacite 1 dodatnu kockicu za napad <text:span text:style-name="T136">i</text:span> odaberite 3 najvece.</text:p>
        <text:p text:style-name="Standard"/>
        <text:p text:style-name="P13"/>
        <text:p text:style-name="P13"/>
        <text:p text:style-name="P13"/>
        <text:p text:style-name="P13">Motka</text:p>
        <text:p text:style-name="P88"><text:s text:c="2"/>Ova oruzija imaju +1🎲 bonus kada napadaju stvorenja koja idu na 4 ili vise noga, ukljucujuci sva stvorenja koja neko jase, bez obzi<text:span text:style-name="T91">r</text:span>a na broj nogu.</text:p>
        <text:p text:style-name="P10">Tesko (n)</text:p>
        <text:p text:style-name="Standard"><text:s text:c="2"/>Svaki put kada napadate sa ovim oruzijem smanjite vas napad za (n) I povecajte vasu stetu za (n), na kraju napada dobijate (n) bodova zamora.</text:p>
        <text:p text:style-name="Standard"><text:s text:c="2"/>Svi likovi koji nose teska oruzija imaju -n manje polja kretanja dok ih nose u rukama.</text:p>
        <text:p text:style-name="Standard"/>
        <text:p text:style-name="P10">Konjicko</text:p>
        <text:p text:style-name="Standard"><text:s text:c="2"/>Kada se konjicka oruzija koriste van sedla zivotinje njihova steta postaje snaga / 2.</text:p>
        <text:p text:style-name="P88">Ako usedlano stvorenje koje jase lik je se pomeralo ovaj potez, svi napadi sa ovim oruzijem dobijaju + <text:span text:style-name="T30">1🎲</text:span> na napad.</text:p>
        <text:p text:style-name="P10"/>
        <text:p text:style-name="P10">Brzo</text:p>
        <text:p text:style-name="Standard"><text:s text:c="2"/>Oruzija sa brzom osobinom imaju odvojenu inicijativu, I idu redosledom od veceg rezultata ka manjem.</text:p>
        <text:p text:style-name="Standard"><text:s text:c="2"/>Da bi korisnik brzog oruzija dobio benefit inicijative mora da zadovoljava sledece uslove: </text:p>
        <text:list xml:id="list2369463967" text:style-name="L1">
          <text:list-item>
            <text:p text:style-name="P114">Prvi je potez</text:p>
          </text:list-item>
          <text:list-item>
            <text:p text:style-name="P114">Lik sa ovim oruzijem napada iznenadno </text:p>
          </text:list-item>
        </text:list>
        <text:p text:style-name="Standard"/>
        <text:p text:style-name="Standard"/>
      </text:section>
      <text:p text:style-name="Heading_20_2">Steta</text:p>
      <text:p text:style-name="P89">Steta na vecini oruzija je ista ( 1🎲 + Snaga ) kako bi specialna pravila dosla do izrazaja, neka oruzija ipak imaju slabiju <text:span text:style-name="T137">ili vecu</text:span> stetu, takva oruzija ce imati polje steta koja opisuje koliko stete to oruzije nanosi svesti lika.</text:p>
      <text:p text:style-name="Heading_20_1">Lista Oruzija</text:p>
      <text:p text:style-name="P9">Jednoruki mac</text:p>
      <text:p text:style-name="P131">1 <text:span text:style-name="T119">💥</text:span> | Probijanje | Balansirano | Promenjiv hvat</text:p>
      <text:p text:style-name="Standard">Lik koji koristi mac moze da ga uhvati za ostricu I da udari protivnike balcakom maca. U tom slucaju steta oruzija postaje <text:span text:style-name="T2">Snaga </text:span>I tip stete postaje <text:span text:style-name="T2">Drobljenje</text:span>. Napad balcakom se uvek podrazumeva kao da lik koristi promenjiv hvat, samo ne dobija bonuse za stetu dvorucnog hvata.</text:p>
      <text:p text:style-name="Heading_20_3">Uvezbanost</text:p>
      <text:p text:style-name="Standard">Reakcija – Ogranicena</text:p>
      <text:p text:style-name="P89"><text:soft-page-break/>Jednom po rundi kada vas pogodi protivnikov napad mozete da bacite 3🎲 + snaga, ako rezultat premasi odbranu lika koji vas je napadao napad se racuna kao da je promasio I ne trpite nikakvu stetu.</text:p>
      <text:p text:style-name="Heading_20_2">Dvoruki Mac</text:p>
      <text:p text:style-name="P131"><text:span text:style-name="T119">💥</text:span><text:span text:style-name="T39"> </text:span><text:span text:style-name="T24">Polja |</text:span><text:span text:style-name="T39"> Drobljenje </text:span><text:span text:style-name="T24">|</text:span><text:span text:style-name="T39"> Secenje </text:span><text:span text:style-name="T24">| </text:span><text:span text:style-name="T39">Tesko 2 </text:span><text:span text:style-name="T24">| </text:span><text:span text:style-name="T39">Kovitlavo </text:span><text:span text:style-name="T24">| </text:span><text:span text:style-name="T39">Dvorucno</text:span></text:p>
      <text:p text:style-name="P131">Svaki put kada napadate sa ovim oruzijem birate 3<text:span text:style-name="T119">💥</text:span> ispred vas koja napadate, bacate jedan rezultat napada za sva tri polja, ako prebacite odbrane protivnika u tom polju oni trpe stetu, steta je ista za sva tri polja.</text:p>
      <text:p text:style-name="Heading_20_3">Uvezbanost</text:p>
      <text:p text:style-name="Standard">Brza akcija</text:p>
      <text:p text:style-name="Standard">Dobijate 2 zamora.</text:p>
      <text:p text:style-name="P131">Do kraja poteza kovitlate mac oko svog tela I pravite odbrambeni obruc oko sebe, vasa odbrana se povecava za 2 <text:span text:style-name="T137">i</text:span> odbrana svih protivnika u 2<text:span text:style-name="T119">💥</text:span> poluprecniku se spusta za 2. Ovaj efekat traje do kraja sledece runde ili dok sledeci put ne napadnete. Na pocetku sledece runde ako niste prekinuli ples dobijate +1🎲 na stetu na prvi udarac u rundi.</text:p>
      <text:p text:style-name="Heading_20_2">Stit</text:p>
      <text:p text:style-name="Standard"><text:span text:style-name="T38">Odbrambeno 2 </text:span><text:span text:style-name="T25">| </text:span><text:span text:style-name="T38">Jedna ruka</text:span></text:p>
      <text:p text:style-name="Standard">Kao reakciju lik moze da podigne svoj stit, do kraja runde lik ne moze da napada ali svi napada sa dometom koji ne poticu iz njegovog zadnjeg luka ga automatski omasuju.</text:p>
      <text:p text:style-name="Heading_20_3">Uvezbanost</text:p>
      <text:p text:style-name="Standard">Brza Akcija</text:p>
      <text:p text:style-name="P89">Odaberite protivnika I napadnite ga sa stitom, stit nanosi 1🎲 stete Drobljenja, meta napada mora da prebaci Snagu + 10 lika koji radi ovo akciju, ako ne uspe biva odgurnut 10 metara.</text:p>
      <text:p text:style-name="Heading_20_2">Koplje</text:p>
      <text:p text:style-name="P131"><text:span text:style-name="T27">3</text:span><text:span text:style-name="T119">💥</text:span><text:span text:style-name="T37">| </text:span><text:span text:style-name="T26">Brzo </text:span><text:span text:style-name="T37">| </text:span><text:span text:style-name="T26">Motka </text:span><text:span text:style-name="T37">| </text:span><text:span text:style-name="T26">Versatilno</text:span></text:p>
      <text:p text:style-name="Standard">Brza akcija</text:p>
      <text:p text:style-name="Standard">Postavite se u odbrambeni stav nogama I spremite koplje za udar, do kraja runde dobijate +2 na odbranu. Ako ste se pomerali pre ili posle ove akcije dobijate 2 boda zamora.</text:p>
      <text:p text:style-name="Heading_20_3">Uvezbanost</text:p>
      <text:p text:style-name="Standard">Brza Akcija</text:p>
      <text:p text:style-name="P131"><text:s text:c="2"/>Skocite 2<text:span text:style-name="T119">💥 </text:span>unapred I napadnite zeljenog protivnika. Ovaj napad ima Silovito specijalno pravilo, steta napada je jednaka okretnosti * 2.</text:p>
      <text:p text:style-name="Standard"><text:s text:c="2"/>Ovo pomeranje izaziva reakcije, ako vas neko pogodi dok radite ovu akciju morate prebaciti 10 sa vasom okretnosti (ili kolicinu stete koju ste dobili) da se ne bi sapleli <text:span text:style-name="T138">i</text:span> pali.</text:p>
      <text:p text:style-name="Heading_20_2">Se<text:span text:style-name="T36">s</text:span>toperac</text:p>
      <text:p text:style-name="P131"><text:span text:style-name="T27">2 </text:span><text:span text:style-name="T119">💥</text:span><text:span text:style-name="T27"> | </text:span><text:span text:style-name="T18">Silovito 1 </text:span><text:span text:style-name="T27">| </text:span><text:span text:style-name="T18">Kovitlavo </text:span><text:span text:style-name="T27">| </text:span><text:span text:style-name="T18">Konjicko</text:span></text:p>
      <text:p text:style-name="P131">Svaki pogodak ovog oruzija tera metu I sve saveznike te mete u 2<text:span text:style-name="T119">💥</text:span> od nje da radi proveru volje, svi koji ne prebace 14 su uplaseni. Ako ovo oruzije napada protivnike koji jasu neko stvorenje oni dobijaju -1🎲 penal na tu proveru.</text:p>
      <text:p text:style-name="Heading_20_3">Uvezbanost</text:p>
      <text:p text:style-name="Standard">Kada koristis akciju da napadas protivnike mozes da odaberes do 3 mete koje su jedna pored druge kao mete napada, za svaku napad akciju za koju koristis ovu sposobnost dobijas 2 boda zamora.</text:p>
      <text:p text:style-name="P17"><text:soft-page-break/>Cekic</text:p>
      <text:p text:style-name="P131"><text:span text:style-name="T27">1</text:span><text:span text:style-name="T119">💥 </text:span><text:span text:style-name="T27">| </text:span><text:span text:style-name="T28">Silovito 3 </text:span><text:span text:style-name="T35">| Steta </text:span><text:span text:style-name="T10">S</text:span><text:span text:style-name="T11">naga</text:span></text:p>
      <text:p text:style-name="Standard">Svaki put kada pogodite metu koja ima oklopnu odbojnost oznacite je sa tokenom polomljenog oklopa, sledeci saveznik koji napada tu metu ignorise oklopnu odbojnost tog protivnika I taj napad nanosi punu stetu, na kraju tog napada uklonite token sa mete.</text:p>
      <text:p text:style-name="Heading_20_3">Uvezbanost</text:p>
      <text:p text:style-name="Standard">Spora Akcija</text:p>
      <text:p text:style-name="P89">Odaberite protivnika I napadnite ga, ako ga pogodite nasumucno odredite 1 deo tela tog protivnika (uz pomoc naratora), ako protivnik ne uspe da podbaci svoju svest <text:s/>(3🎲) taj deo tela se smatra neupotrebljivim dok se ne zaleci ili rekonstruise.</text:p>
      <text:p text:style-name="Heading_20_2">Sekira</text:p>
      <text:p text:style-name="P131"><text:span text:style-name="T27">1</text:span><text:span text:style-name="T119">💥</text:span><text:span text:style-name="T27"> | Promenjiv hvat | Kovitlavo </text:span><text:span text:style-name="T29">| Silovito 1</text:span></text:p>
      <text:p text:style-name="Standard">Sekira moze da se koristi kao oruzije sa dometom, kada se koristi kao oruzije sa dometom steta je jednaka Snagi korisnika. Ako protivnika pogodi sekira sledeci saveznik koji ga napada dobija +2 bonus na napad.</text:p>
      <text:p text:style-name="Heading_20_3">Uvezbanost</text:p>
      <text:p text:style-name="Standard">Ignorisete odbrambene bonuse od stitova <text:span text:style-name="T137">i</text:span> slicnih oruzija dok koristite Sekiru.</text:p>
      <text:p text:style-name="Standard">Kada pogodite protivnika sa sekirom (osim kada bacate sekiru) mozete za brzu akciju da napadnete protivnika pored njega.</text:p>
      <text:p text:style-name="Heading_20_2">Jurisno koplje</text:p>
      <text:p text:style-name="P131">2<text:span text:style-name="T119">💥</text:span>| Konjicko | Brzo</text:p>
      <text:p text:style-name="P131">Svi napadi pre kojih je korisnikovo uzjahano stvorenje se pomeralo preko 5<text:span text:style-name="T119">💥</text:span> dobijaju Silovito 2. Protivnici pogodjeni napadom sa ovim oruzijem trebaju da prebace rezultat napada koristeci svoju Okretnost.</text:p>
      <text:p text:style-name="Heading_20_3">Uvezbanost</text:p>
      <text:p text:style-name="P131"><text:span text:style-name="T34">Svaki put kada pogodite protivnika nakon trcanja koji je manji od stvorenja koje jasete </text:span><text:span text:style-name="T31">taj</text:span><text:span text:style-name="T34"> </text:span><text:span text:style-name="T31">protivnik postaje osamucen. Nakon svakog napada mozete da udjete u polje mete koju ste oborili. Ako nakon pomeranja idalje niste iskoristili mozete da napadnete mete u dometu kao besplatan napad. Mozete da napadate sve dok stvorenje koje jasete ima polja za pomeranje, svaki dodatan napad posle prvog trosi 1</text:span><text:span text:style-name="T119">💥 </text:span><text:span text:style-name="T31">pomerenja I nanosi 1 bod zamora.</text:span></text:p>
      <text:p text:style-name="Heading_20_2">Samostrel</text:p>
      <text:p text:style-name="P131"><text:span text:style-name="T41">20</text:span><text:span text:style-name="T119">💥</text:span><text:span text:style-name="T32"> | Pucacko </text:span><text:span text:style-name="T33">| Jednorucno </text:span><text:span text:style-name="T40">| Steta 6</text:span></text:p>
      <text:p text:style-name="Standard">Dok koristite ovo oruzije kao pucacko vasi napadi imaju Silovito 2, nakon svakog pucanja trebaju vam 2 brze akcije da <text:span text:style-name="T33">navijete i repetirate strelu.</text:span></text:p>
      <text:p text:style-name="Heading_20_3">Uvezbanost</text:p>
      <text:p text:style-name="Standard">Nakon svakog pucanja treba vam 1 brza akcija da navijete <text:span text:style-name="T137">i</text:span> repetirate strelu.</text:p>
      <text:p text:style-name="Standard"><text:s/>Ako pucate na metu koja se nalazi na ivici zida iza kojeg ste mozete za brzu akciju da je napadnete sa metalnim delom samostrela, nan<text:span text:style-name="T137">esite</text:span> Snagu kao stetu. Taj napad se racuna kao silovito 1.</text:p>
      <text:p text:style-name="Heading_20_2">Ratnicki Luk</text:p>
      <text:p text:style-name="P131"><text:span text:style-name="T41">20</text:span><text:span text:style-name="T119">💥</text:span> | Pucacko | Dvorucno | </text:p>
      <text:p text:style-name="Standard">Kada pucate sa ovim oruzijem mozete da birate podrucije na koje ce te da pucate, bez obzira da li ga vidite I ne (sve dok strela fizicki moze otici tamo)</text:p>
      <text:p text:style-name="Heading_20_3"><text:soft-page-break/>Uvezbanost</text:p>
      <text:p text:style-name="Standard">Sveki put kada koristite ratnicki luk ignorisete pravilo po kome ne mozete da napadate vise od jednom po potezu, dodatno svi vasi napadi dobijaju +10 Dometa.</text:p>
      <text:p text:style-name="Heading_20_1"><text:bookmark text:name="_fp1fbsfzgrxc"/>Klase</text:p>
      <text:p text:style-name="Standard">Klase su generalne smernice i inspiracija kako lik treba da se igra. Klase su zbir mana , limitacija , specialnih talenata i specialnih magija koje su unikatne za tu klasu. Svaka klasa ima razlicite pocetne statistike, koje igrac treba zabeleziti na svoju tabulu. Neke od njih su modifikovane od strane osnovnih statistika a neke su statične. Neke od klasa imaju unikatne statistike, koje ce biti objašnjene detaljnije unutar te klase.</text:p>
      <text:p text:style-name="P15">Replikant</text:p>
      <text:p text:style-name="Standard">Zadnji živi klon mocnog carobnjaka koji je preživeo preuzeći dušu relikvije koju je nosio u vreme smrti svog gospodara. Ciljevi replikanata uglavnom se svode na ubijanje osobe koja je okoncala njihovog gospodara. Replikanti lutaju po vremenu I prostoru, crpeci moći snaznih magicnih relikvija kako bi ostali u zivotu, I kako bi osvetili smrt svog gospodara u nadi da ce jedan dan ziveti kao obicni ljudi.</text:p>
      <text:p text:style-name="P97">Statistike</text:p>
      <text:p text:style-name="P135">Magiska Odbrana : 12 <text:s/><text:span text:style-name="T45">| <text:s/></text:span>Odbrana : 8 <text:s/><text:span text:style-name="T45">| <text:s/></text:span>Oklopna Odbojnost : 0</text:p>
      <text:p text:style-name="P135">Magiska Odbojnost : 2 <text:s/><text:span text:style-name="T45">|</text:span> <text:s/>Sreca : 0 <text:s/><text:span text:style-name="T45">| <text:s/></text:span>Svest : 15 <text:s/><text:span text:style-name="T45">| <text:s/></text:span>Magiski kapacitet : 6</text:p>
      <text:p text:style-name="Heading_20_3">Magiska otpornost</text:p>
      <text:p text:style-name="P89">Ovaj lik prima pola stete od svih magiskih napada , svi efekti koji poticu od magija imaju duplo kraci uticaj na njega, na primer ako bi bio osamucen 2 poteza kao rezultat magije, bice osamucen 1 potez. Sve provere za potrebe protivnickih magija imaju +1🎲 bonus.</text:p>
      <text:p text:style-name="Heading_20_3">Neograniceni um</text:p>
      <text:p text:style-name="Standard">Nakon trosenja spremnih magija mozete da nastavite da bacate magije, ali svaka magija koju bacate trosi 1 dan vaseg postojanja.</text:p>
      <text:p text:style-name="Standard">Mozete neograniceno da bacate brze magije.</text:p>
      <text:p text:style-name="Standard">Sve magije mozete da bacate bez potrebe da trosite sastojke.</text:p>
      <text:p text:style-name="Heading_20_3">Ogranicen zivot</text:p>
      <text:p text:style-name="Standard">Imate 40 dana zivota, od pocetka avanture brojite svaki dan I belezite ga. Kada dodjete do 0 preostalih dana vas lik umire, posle cega mozete uz dogovor sa naratorom da nastavite da igrate kao pratilac druzine.</text:p>
      <text:p text:style-name="Standard"><text:s text:c="2"/>Imate mogucnost da crpite magicnu energiju od relikvija, svaki nivo relikvije vam daje dodatnih 5 dana zivota. Relikvija je bilo koji predmet koji je skovan sa nekim magiskim efektom, predmeti koji su transfiksionisani se ne racunaju kao relikvije.</text:p>
      <text:p text:style-name="P14"><text:bookmark text:name="_cz09srhafkf1"/>Alisa</text:p>
      <text:p text:style-name="Standard">Alisa je dete rodjena pod cudnim okolnostima, okolnosti su ne znane I ne postoji formula, niti neki prikaz nacina kako neko postaje ono sto nazivamo Alisa, ni sama Alisa ne zna sta ce se desiti svaki sat, njen zivot je prepun misterije I iznenadjenja, uzbudljiv, ali uglavnom brz I kratak.</text:p>
      <text:p text:style-name="P97">Statistike</text:p>
      <text:p text:style-name="P135">Magiska Odbrana : 10 <text:s/><text:span text:style-name="T46">| <text:s/></text:span>Odbrana : 10 <text:s/><text:span text:style-name="T46">| <text:s/></text:span>Oklopna Odbojnost : 1</text:p>
      <text:p text:style-name="P135">Magiska Odbojnost : 1 <text:s/><text:span text:style-name="T46">| <text:s/></text:span>Sreca : 2 <text:s/><text:span text:style-name="T46">| <text:s/></text:span>Svest : 19 <text:s/><text:span text:style-name="T46">| <text:s/></text:span>Magiski kapacitet : 4</text:p>
      <text:p text:style-name="Heading_20_3"><text:soft-page-break/>Bujna masta</text:p>
      <text:p text:style-name="Standard"><text:tab/>Alisu nije moguce uplasiti, sve magije koje bi obicno uplasile Alisu nemaju nikakav uticaj na nju, niti bilo koji drugi efekti koje ta magija ima.</text:p>
      <text:p text:style-name="P89"><text:tab/>Svaki put kada bi bacali proveru da prepoznate neko bice dobijate +1🎲 na tu proveru.</text:p>
      <text:p text:style-name="Heading_20_3">Manifestacija haosa</text:p>
      <text:p text:style-name="P21"><text:span text:style-name="T57">Svakih sat vremena alisa dobija nasumicnu sposobnost ili nasumican efekat, u slucaju efekta on se automatski desi, u sl</text:span><text:span text:style-name="T58">u</text:span><text:span text:style-name="T57">caju sposobnosti one mogu da se koriste </text:span><text:span text:style-name="T58">do kraja ove sesije.</text:span></text:p>
      <text:p text:style-name="P21"/>
      <text:p text:style-name="P90">Bacite 4🎲 da nasumicno odredite koju manifestaciju dobijate :</text:p>
      <table:table table:name="Table2" table:style-name="Table2" table:template-name="Default Style">
        <table:table-column table:style-name="Table2.A"/>
        <table:table-column table:style-name="Table2.B"/>
        <table:table-row table:style-name="TableLine94057557189008">
          <table:table-cell table:style-name="Table2.A1" office:value-type="string">
            <text:p text:style-name="P26">4</text:p>
          </table:table-cell>
          <table:table-cell table:style-name="Table2.B1" office:value-type="string">
            <text:p text:style-name="P37">Odaberi bilo kojeg lika kojeg vidis, meta trpi 4🎲 vatrene stete.</text:p>
          </table:table-cell>
        </table:table-row>
        <table:table-row table:style-name="TableLine94057557269536">
          <table:table-cell table:style-name="Table2.A2" office:value-type="string">
            <text:p text:style-name="P26">5</text:p>
          </table:table-cell>
          <table:table-cell table:style-name="Table2.B2" office:value-type="string">
            <text:p text:style-name="P27">Obdaberi oruzije koje vidis, ono postaje buket ruza narednih 5 poteza.</text:p>
          </table:table-cell>
        </table:table-row>
        <table:table-row table:style-name="TableLine94057557275392">
          <table:table-cell table:style-name="Table2.A2" office:value-type="string">
            <text:p text:style-name="P26">6</text:p>
          </table:table-cell>
          <table:table-cell table:style-name="Table2.B2" office:value-type="string">
            <text:p text:style-name="P29">Alisa je oslepljena, efekat draje dok se ne umije vodom sa izvora, reke ili jezera.</text:p>
          </table:table-cell>
        </table:table-row>
        <table:table-row table:style-name="TableLine94057557278304">
          <table:table-cell table:style-name="Table2.A2" office:value-type="string">
            <text:p text:style-name="P26">7</text:p>
          </table:table-cell>
          <table:table-cell table:style-name="Table2.B2" office:value-type="string">
            <text:p text:style-name="P30">Tvoj sledeci napad automatski pogadja, nanosis 2🎲 vise stete.</text:p>
          </table:table-cell>
        </table:table-row>
        <table:table-row table:style-name="TableLine94057557280784">
          <table:table-cell table:style-name="Table2.A2" office:value-type="string">
            <text:p text:style-name="P26">8</text:p>
          </table:table-cell>
          <table:table-cell table:style-name="Table2.B2" office:value-type="string">
            <text:p text:style-name="P30">Sledeci put kada trpis stetu primas dodatnih 2🎲 bodova stete.</text:p>
          </table:table-cell>
        </table:table-row>
        <table:table-row table:style-name="TableLine94057557285168">
          <table:table-cell table:style-name="Table2.A2" office:value-type="string">
            <text:p text:style-name="P26">9</text:p>
          </table:table-cell>
          <table:table-cell table:style-name="Table2.B2" office:value-type="string">
            <text:p text:style-name="P32">Narator dobija 2 boda nesrece.</text:p>
          </table:table-cell>
        </table:table-row>
        <table:table-row table:style-name="TableLine94057557287024">
          <table:table-cell table:style-name="Table2.A2" office:value-type="string">
            <text:p text:style-name="P26">10</text:p>
          </table:table-cell>
          <table:table-cell table:style-name="Table2.B2" office:value-type="string">
            <text:p text:style-name="P32">Do sledece zore ne mozes samovoljno da predjes preko vode (ukljucujuci mostove).</text:p>
          </table:table-cell>
        </table:table-row>
        <table:table-row table:style-name="TableLine94057557306448">
          <table:table-cell table:style-name="Table2.A2" office:value-type="string">
            <text:p text:style-name="P26">11</text:p>
          </table:table-cell>
          <table:table-cell table:style-name="Table2.B2" office:value-type="string">
            <text:p text:style-name="P29">Imas penal na sledeci napad.</text:p>
          </table:table-cell>
        </table:table-row>
        <table:table-row table:style-name="TableLine94057557307264">
          <table:table-cell table:style-name="Table2.A2" office:value-type="string">
            <text:p text:style-name="P26">12</text:p>
          </table:table-cell>
          <table:table-cell table:style-name="Table2.B2" office:value-type="string">
            <text:p text:style-name="P29">Imas prednost na sledeci napad.</text:p>
          </table:table-cell>
        </table:table-row>
        <table:table-row table:style-name="Table2.10">
          <table:table-cell table:style-name="Table2.A2" office:value-type="string">
            <text:p text:style-name="P26">13</text:p>
          </table:table-cell>
          <table:table-cell table:style-name="Table2.B2" office:value-type="string">
            <text:p text:style-name="P29">Imas efekat magije Tetrohromanse do sledece zore .</text:p>
          </table:table-cell>
        </table:table-row>
        <table:table-row table:style-name="TableLine94057557309248">
          <table:table-cell table:style-name="Table2.A2" office:value-type="string">
            <text:p text:style-name="P26">14</text:p>
          </table:table-cell>
          <table:table-cell table:style-name="Table2.B2" office:value-type="string">
            <text:p text:style-name="P31">Do sledece zore ti ili tvoj saveznik se mozete smanjiti na velicinu karte za igranje. Mozes samovoljno da prekines ovaj efekat.</text:p>
          </table:table-cell>
        </table:table-row>
        <table:table-row table:style-name="TableLine94057557309904">
          <table:table-cell table:style-name="Table2.A2" office:value-type="string">
            <text:p text:style-name="P26">15</text:p>
          </table:table-cell>
          <table:table-cell table:style-name="Table2.B2" office:value-type="string">
            <text:p text:style-name="P31">Najaci protivnik u sledecem (ili trenutnom) sukobu dobija permanentnih +12 na svest.</text:p>
          </table:table-cell>
        </table:table-row>
        <table:table-row table:style-name="TableLine94057557310720">
          <table:table-cell table:style-name="Table2.A2" office:value-type="string">
            <text:p text:style-name="P26">16</text:p>
          </table:table-cell>
          <table:table-cell table:style-name="Table2.B2" office:value-type="string">
            <text:p text:style-name="P32">Svi u druzini dobijaju 1 bod srece, narator gubi 4 boda nesrece.</text:p>
          </table:table-cell>
        </table:table-row>
        <table:table-row table:style-name="TableLine94057557311536">
          <table:table-cell table:style-name="Table2.A2" office:value-type="string">
            <text:p text:style-name="P26">17</text:p>
          </table:table-cell>
          <table:table-cell table:style-name="Table2.B2" office:value-type="string">
            <text:p text:style-name="P32">Do sledece zore ignorises penale zamora.</text:p>
          </table:table-cell>
        </table:table-row>
        <table:table-row table:style-name="TableLine94057557312352">
          <table:table-cell table:style-name="Table2.A2" office:value-type="string">
            <text:p text:style-name="P26">18</text:p>
          </table:table-cell>
          <table:table-cell table:style-name="Table2.B2" office:value-type="string">
            <text:p text:style-name="P33">Do sledece zore mozes da odaberes 1 metu, ta meta se racuna kao da je sarmirana do kraja avanture.</text:p>
          </table:table-cell>
        </table:table-row>
        <table:table-row table:style-name="TableLine94057557313168">
          <table:table-cell table:style-name="Table2.A2" office:value-type="string">
            <text:p text:style-name="P26">19</text:p>
          </table:table-cell>
          <table:table-cell table:style-name="Table2.B2" office:value-type="string">
            <text:p text:style-name="P33">Kada se ovaj efekat desi nasumicno odaberi nekoga <text:s/>u tvojoj blizini ko nije clan tvoje druzine. Taj lik se racuna kao da je sarmirao Alisu do kraja avanture.</text:p>
          </table:table-cell>
        </table:table-row>
        <table:table-row table:style-name="Table2.17">
          <table:table-cell table:style-name="Table2.A2" office:value-type="string">
            <text:p text:style-name="P26">20</text:p>
          </table:table-cell>
          <table:table-cell table:style-name="Table2.B2" office:value-type="string">
            <text:p text:style-name="P36">Tvoj jednorucni mac dobija Silovito 2 pravilo <text:span text:style-name="T60">i</text:span> postaje magican.</text:p>
          </table:table-cell>
        </table:table-row>
        <table:table-row table:style-name="TableLine94057557314960">
          <table:table-cell table:style-name="Table2.A2" office:value-type="string">
            <text:p text:style-name="P26">21</text:p>
          </table:table-cell>
          <table:table-cell table:style-name="Table2.B2" office:value-type="string">
            <text:p text:style-name="P35">Primas 4🎲 vatrene stete.</text:p>
          </table:table-cell>
        </table:table-row>
        <table:table-row table:style-name="TableLine94057557315616">
          <table:table-cell table:style-name="Table2.A2" office:value-type="string">
            <text:p text:style-name="P26">22</text:p>
          </table:table-cell>
          <table:table-cell table:style-name="Table2.B2" office:value-type="string">
            <text:p text:style-name="P29">Pored tebe se stvara magicna macka, koja te prati i 60% vremena slusa tvoje komande.</text:p>
          </table:table-cell>
        </table:table-row>
        <table:table-row table:style-name="TableLine94057557316432">
          <table:table-cell table:style-name="Table2.A2" office:value-type="string">
            <text:p text:style-name="P26">23</text:p>
          </table:table-cell>
          <table:table-cell table:style-name="Table2.B2" office:value-type="string">
            <text:p text:style-name="P28">Oruzije koje nosis <text:span text:style-name="T59">postaje magicno, svi napadi se brane magiskom odbojnosti, </text:span>efekat traje do kraja sesije.</text:p>
          </table:table-cell>
        </table:table-row>
        <table:table-row table:style-name="Table2.21">
          <table:table-cell table:style-name="Table2.A2" office:value-type="string">
            <text:p text:style-name="P26">24</text:p>
          </table:table-cell>
          <table:table-cell table:style-name="Table2.B2" office:value-type="string">
            <text:p text:style-name="P34">Alisa postaje paralisana do sledece zore.</text:p>
          </table:table-cell>
        </table:table-row>
      </table:table>
      <text:p text:style-name="Heading_20_2"><text:bookmark text:name="_6akc9cqut51u"/>Inkvizitor</text:p>
      <text:p text:style-name="Standard"><text:span text:style-name="T71">Clan ideoloskog reda magova</text:span>, posveceni nj<text:span text:style-name="T71">ihovim</text:span> postulatima <text:span text:style-name="T71">i</text:span> ucenjima. Smatraju se za dobrocinitelje <text:span text:style-name="T71">I </text:span>pozrtvovane ljude kojima licna posedovanja ne znace nista. Cesti su benefaktori <text:span text:style-name="T71">hramova, svetilista</text:span>, sela <text:span text:style-name="T71">i</text:span> <text:span text:style-name="T71">sirotinje.</text:span></text:p>
      <text:p text:style-name="P93"><text:soft-page-break/>Statistike</text:p>
      <text:p text:style-name="P134">Magiska Odbrana : 10 <text:s/><text:span text:style-name="T69">| <text:s/></text:span>Odbrana : 12 <text:s/><text:span text:style-name="T69">| <text:s/></text:span>Oklopna Odbojnost : 2 <text:s/><text:span text:style-name="T69">| <text:s/></text:span>Sreca : 1 <text:s/><text:span text:style-name="T69">| <text:s/></text:span>Magiska Odbojnost : 2 <text:s/><text:span text:style-name="T69">| <text:s/></text:span>Svest : 20 <text:s/><text:span text:style-name="T69">| <text:s/></text:span>Magiski kapacitet : <text:span text:style-name="T73">2</text:span></text:p>
      <text:p text:style-name="Heading_20_3">Ciklizam</text:p>
      <text:p text:style-name="P89">Za razliku od drugih klasa koje mogu da bacaju magije kako hoce I bez nekog pe-uvezbanog redosleda Inkvizitor mora da kada pamti magije zapise u kom redosledu ce da ih koristi, dovoljno je zapisati obicnu listu I onda pratiti od vrha na dole redosled bacanja. Kako bi se bacile magije koje su ispod u listi mora se baciti magija koja je iznad nje, magija kada se jednom baci se izbacuje iz liste, <text:span text:style-name="T70">sve magije koje Inkvizitor baca imaju +1🎲 na proveru bacanja. </text:span></text:p>
      <text:p text:style-name="P23"><text:span text:style-name="T70"><text:s text:c="2"/>Nakon sto se lista istrosi </text:span><text:span text:style-name="T73">I</text:span><text:span text:style-name="T70">nkvizitor moze da baca koju god magiju zeli, ali za svaku takvu magiju trpi 4 boda zamora.</text:span></text:p>
      <text:p text:style-name="Heading_20_3">Antimag</text:p>
      <text:p text:style-name="Standard">Inkvizitori ne mogu biti kontrolisani magiskim putem, niti prisiljeni da urade nevoljne akcije. Svaki red inkvizitora ima glavnog neprijatelja svog reda, taj neprijatelj je uglavnom neka organizacija koja postoji u svetu ili tip tudjinskog stvorenja, ko je sve Inkvizitorov glavni neprijatelj treba raspraviti sa pripovedacem pre pocetka avanture!</text:p>
      <text:p text:style-name="P89"><text:s/>Svaki put kada prave proveru protiv ili zbog neprijatelja svog reda Inkvizitori dobijaju +2🎲 na tu prover. <text:span text:style-name="T72">Magovi koji nisu navikli na prisustvo Inkvizitora imaju osecaj magle u mozgu dok su pored njega, i njegovo prisustvo ih suptilno nervira.</text:span></text:p>
      <text:p text:style-name="Heading_20_2"><text:bookmark text:name="_guu1kew22mob"/>Prokletnik</text:p>
      <text:p text:style-name="Standard">Odabranik blagosloven kletvom besmrtnosti reinkarnacije. Sa sobom nosi svoje breme i svoj zatvor, demonsko oružije koje ga drži živim i od kojeg ne može da pobegne i ne može da ga se otarasi.</text:p>
      <text:p text:style-name="P92">Statistike</text:p>
      <text:p text:style-name="P134">Magiska Odbrana : 12 <text:s/><text:span text:style-name="T74">| <text:s/></text:span>Odbrana : 10 <text:s/><text:span text:style-name="T74">| <text:s/></text:span>Oklopna Odbojnost : 0 <text:s/><text:span text:style-name="T74">| <text:s/></text:span>Magiska Odbojnost : <text:span text:style-name="T74">3</text:span></text:p>
      <text:p text:style-name="P134">Sreca : 0 <text:s/><text:span text:style-name="T74">| <text:s/></text:span>Svest : <text:span text:style-name="T74">20</text:span> <text:s/><text:span text:style-name="T74">| <text:s/></text:span>Magiski kapacitet: 3</text:p>
      <text:p text:style-name="Heading_20_3">Ukleto oruzije</text:p>
      <text:p text:style-name="Standard"><text:s text:c="2"/>Kada odaberete ovu klasu birate jedno oruzije iz knjige, to oruzije postaje vezano za vas I ne mozete da ga se nikako otarasite, nije cak ni moguce da koristiti neko drugo oruzije umesto njega, svaki put kada pokusate da izvucete drugo oruzije vas mozak ce se pobuniti I izvuci ukleto oruzije. </text:p>
      <text:p text:style-name="Standard"><text:s text:c="2"/>Vase oruzije dobija magicne napada I moze da se koristi kao meta transfiksionog rituala, maksimalan broj magija koje moze da transfiksionira je 2, dok imate ukleto oruzije kod sebe ne mozete da bacate transfiksionisane magije iz bilo kog drugog predmeta.</text:p>
      <text:p text:style-name="Standard"><text:s text:c="2"/><text:span text:style-name="T79">S</text:span><text:span text:style-name="T77">vaki uspesan udarac </text:span><text:span text:style-name="T79">sa ovim oruzijem</text:span><text:span text:style-name="T77"> izaziva proveru svesti kod </text:span><text:span text:style-name="T79">mete napada</text:span><text:span text:style-name="T77"> (12+) koju ako padnu bivaju uplaseni 1 potez.</text:span></text:p>
      <text:p text:style-name="Heading_20_3">Slabasnost</text:p>
      <text:p text:style-name="P46"><text:s text:c="2"/>Ne mozete da uklanjate zamor standardnim metodama, jedino magiskim svojstvom, napitcima i koristeci talenat “Kradljivac dusa”. Ako nemate barem 10 dusa u vasem oruziju imate -1🎲 na sve provere vezane za snagu.</text:p>
      <text:p text:style-name="Heading_20_3">Kradljivac dusa</text:p>
      <text:p text:style-name="P38"><text:s text:c="2"/><text:span text:style-name="T78">Svaki put kada lik umre u vasoj blizini mozete da nahranite njegovu dusu vasem oruziju, zapisite je na vasem portfoliju ili pomocnom papiru. </text:span><text:span text:style-name="T80">Zavisnosti od broja dusa dobijate odredjene benefite, pogledati tabelu ispod:</text:span></text:p>
      <text:p text:style-name="P38"/>
      <table:table table:name="Table3" table:style-name="Table3">
        <table:table-column table:style-name="Table3.A"/>
        <table:table-column table:style-name="Table3.B"/>
        <text:soft-page-break/>
        <table:table-row table:style-name="TableLine94057557186768">
          <table:table-cell table:style-name="Table3.A1" office:value-type="string">
            <text:p text:style-name="P49">1 +</text:p>
          </table:table-cell>
          <table:table-cell table:style-name="Table3.B1" office:value-type="string">
            <text:p text:style-name="P49">Mozete da potrosite 2 duse da bi skinuli 1 bod zamora.</text:p>
          </table:table-cell>
        </table:table-row>
        <table:table-row table:style-name="TableLine94057557337856">
          <table:table-cell table:style-name="Table3.A2" office:value-type="string">
            <text:p text:style-name="P49">5 +</text:p>
          </table:table-cell>
          <table:table-cell table:style-name="Table3.B2" office:value-type="string">
            <text:p text:style-name="P50">Svi likovi u poluprecniku od 10 polja imaju -1🎲 na provere uma.</text:p>
          </table:table-cell>
        </table:table-row>
        <table:table-row table:style-name="TableLine94057557347440">
          <table:table-cell table:style-name="Table3.A2" office:value-type="string">
            <text:p text:style-name="P44">10 +</text:p>
          </table:table-cell>
          <table:table-cell table:style-name="Table3.B2" office:value-type="string">
            <text:p text:style-name="P45">Imate +1🎲 na sve provere snage.</text:p>
          </table:table-cell>
        </table:table-row>
        <table:table-row table:style-name="TableLine94057557347824">
          <table:table-cell table:style-name="Table3.A2" office:value-type="string">
            <text:p text:style-name="P44">15 +</text:p>
          </table:table-cell>
          <table:table-cell table:style-name="Table3.B2" office:value-type="string">
            <text:p text:style-name="P44">Povecajte vasu brzinu i okretnost za 2.</text:p>
          </table:table-cell>
        </table:table-row>
        <table:table-row table:style-name="TableLine94057557348432">
          <table:table-cell table:style-name="Table3.A2" office:value-type="string">
            <text:p text:style-name="P47">20 +</text:p>
          </table:table-cell>
          <table:table-cell table:style-name="Table3.B2" office:value-type="string">
            <text:p text:style-name="P48">Svaki put kada se nadjete u sukobu prebacite 16 koristeci um, ako ne uspete napadate najblizeg lika, ovaj napad dobija 2🎲 dodate stete.</text:p>
          </table:table-cell>
        </table:table-row>
        <table:table-row table:style-name="TableLine94057557349136">
          <table:table-cell table:style-name="Table3.A2" office:value-type="string">
            <text:p text:style-name="P47"><text:span text:style-name="T80">25</text:span> +</text:p>
          </table:table-cell>
          <table:table-cell table:style-name="Table3.B2" office:value-type="string">
            <text:p text:style-name="P49">Svaki uspesni pogodak vam vraca 2 boda svesti i skida 1 bod zamora.</text:p>
          </table:table-cell>
        </table:table-row>
        <table:table-row table:style-name="TableLine94057557349904">
          <table:table-cell table:style-name="Table3.A2" office:value-type="string">
            <text:p text:style-name="P49">30 +</text:p>
          </table:table-cell>
          <table:table-cell table:style-name="Table3.B2" office:value-type="string">
            <text:p text:style-name="P49">Kao <text:span text:style-name="T81">sporu </text:span>akciju mozete da bacite Dvostruka vrata troseci 10 dusa kako bi bacili magiju. Sa time da dodatno mozete da se teleportujete izmedju 2 reke koje ste posetili.</text:p>
          </table:table-cell>
        </table:table-row>
      </table:table>
      <text:p text:style-name="Heading_20_3"/>
      <text:p text:style-name="P3"><text:bookmark text:name="_19bpitk9eb4l"/>An’ki</text:p>
      <text:p text:style-name="P24">Mozda najmocnije bice u postojanju, ova enigmaticka figura je zaduzena za stvaranje mnostva stvari u univerzumu. Nakon nekog vremena je odlucila da uziva u svojoj kreaciji, namerno ogranicavajuci sebe na nivoe smrtnika kako bi iskusila svetove koje je ono i drugi poput njega stvorili. </text:p>
      <text:p text:style-name="P96">Statistike</text:p>
      <text:p text:style-name="P133">Magiska Odbrana : 10 <text:s/><text:span text:style-name="T76">| <text:s/></text:span>Odbrana : 10 <text:s/><text:span text:style-name="T76">| <text:s/></text:span>Oklopna Odbojnost : 2 <text:s/><text:span text:style-name="T76">| <text:s/></text:span>Magiska Odbojnost : 2 <text:s/><text:span text:style-name="T76">| <text:s/></text:span>Sreca : 2 <text:s/><text:span text:style-name="T76">| <text:s/></text:span>Svest : 20 <text:s/><text:span text:style-name="T76">| <text:s/></text:span>Magiski kapacitet : 5</text:p>
      <text:p text:style-name="P20">Vrhovno znanje</text:p>
      <text:p text:style-name="Standard">An’ki moze 2 puta po danu da zatrazi informacije od pripovedaca o tome da li je nesto istinito ili nije, to mu omogucava da takodje spazi iluzije ako postoje I da zna da li je neka informaciju koju mu je neko preneo ili koju je procitao netacna. U slucaju da je informacija netacna pripovedac ce podeliti tacnu verziju informacije u vrlo kratkim crtama.</text:p>
      <text:p text:style-name="Standard"><text:s text:c="2"/><text:span text:style-name="T75">An’ki-a je takodje nemoguce slagati, on u svakom momentu zna da li ga neko laze.</text:span></text:p>
      <text:p text:style-name="Heading_20_3">Vrhovno bice</text:p>
      <text:p text:style-name="P25"><text:s text:c="2"/>Nakon odabira ove klase dobijas Tempus magiju besplatno, ova magija se ne racuna za potrebe koliko magija imas zapamceno I koliko mozes da znas, svaki put kada je bacis mozes da izbrises jednu magiju iz spremljenih I da bacis <text:span text:style-name="T75">Temopus </text:span>koristeci akciju za bacanje magija.</text:p>
      <text:p text:style-name="P25"><text:s text:c="2"/>An’ki ne moze da koristi magicnu opremu, prilikom napredovanja <text:span text:style-name="T86">An’ki dobija jednu manje magiju I 1 manje napredak u vestinama.</text:span></text:p>
      <text:p text:style-name="P19"><text:bookmark text:name="_5q7vd1o8qwsa"/>Tempus</text:p>
      <text:p text:style-name="Standard">Zaustavi nit postojanja, u ovom stanju mozes da hodas ignorisuci prepreke i limite. Ni</text:p>
      <text:p text:style-name="Standard">jedan od likova nema pravo da reaguje na tvoje pomeranje i akcije dok pripovedac ne</text:p>
      <text:p text:style-name="Standard">odluci da je magija odradila svoj cilj. Dok si u ovom stanju mozes da obrises jednu stvar,</text:p>
      <text:p text:style-name="Standard">bilo to sitan objekat ili citavo brdo, u dogovoru sa pripovedacem. Sve osim zivih bica je</text:p>
      <text:p text:style-name="Standard">moguce ukloniti.</text:p>
      <text:p text:style-name="Heading_20_2">Noda</text:p>
      <text:p text:style-name="P39">Node nisu ziva bica kao sto ih obicno shvatamo, one su manifestacije divlje magije I fuzija te manifestacije sa ljudskim organizmom. Cesto su node stvorene u labaratoriskim uslovima, gde <text:span text:style-name="T85">nasumicna rob</text:span> dobija cast da postane magicni vrtlog energije, Node nemaju nikakvo secanje svoje proslosti I lagano su prepoznatljive po tome sto im oci svetle <text:span text:style-name="T85">I po tome sto pricaju u neutralnom, nezainteresovanom tonu</text:span>. </text:p>
      <text:p text:style-name="Heading_20_4"><text:soft-page-break/>Statistike</text:p>
      <text:p text:style-name="P41">Magiska Odbrana : 1<text:span text:style-name="T82">4</text:span> <text:s/><text:span text:style-name="T46">| <text:s/></text:span>Odbrana : 1<text:span text:style-name="T82">4</text:span> <text:s/><text:span text:style-name="T46">| <text:s/></text:span>Oklopna Odbojnost : <text:span text:style-name="T82">2</text:span></text:p>
      <text:p text:style-name="P40">Magiska Odbojnost : <text:span text:style-name="T82">2</text:span> <text:s/><text:span text:style-name="T46">| <text:s/></text:span>Sreca : <text:span text:style-name="T82">4</text:span> <text:s/><text:span text:style-name="T46">| <text:s/></text:span>Svest : 1<text:span text:style-name="T82">4</text:span> <text:s/><text:span text:style-name="T46">| <text:s/></text:span>Magiski kapacitet : <text:span text:style-name="T82">2</text:span></text:p>
      <text:p text:style-name="Heading_20_3">Amplifikator</text:p>
      <text:p text:style-name="P132"><text:s text:c="2"/>Magija koja se baca u 10<text:span text:style-name="T119">💥 </text:span>poluprecnika oko node ima prednost, sva magiska steta ima +1🎲 dodatne stete. Noda ne moze da beneficira od efekata ovog talenta.</text:p>
      <text:p text:style-name="P42"><text:s text:c="2"/><text:span text:style-name="T84">Saveznici mogu da koriste Nodu kao mesto porekla magije kada bacaju magiju, ali svaki put kada to urade trpe 2 boda zamora I </text:span><text:span text:style-name="T85">N</text:span><text:span text:style-name="T84">oda biva oslepljena do kraja sledeceg poteza.</text:span></text:p>
      <text:p text:style-name="Heading_20_3">Fuzija</text:p>
      <text:p text:style-name="P42"><text:s text:c="2"/>Noda moze da zrtvuje svoj zivot kako bi spasla saborca od umiranja, ako to uradi Noda preuzima 1 njihovu relikviju, I brise sve transfiksionisane magije I efekte iz nje. Noda moze kasnije biti ozivljena zrtvovanjem ljudskog bica koje je istog pola kao Noda. Nakon sto se bice zrtvuje Noda se seca svega cega j<text:span text:style-name="T83">e se secala pre smrti.</text:span></text:p>
      <text:p text:style-name="P52">Neosnovana hrabrost</text:p>
      <text:p text:style-name="P43"><text:s text:c="2"/>Svake runde tokom sukoba noda dobija 4 privremena boda svesti. Kada se uklanjaju <text:span text:style-name="T92">ili smanjuju</text:span> bodovi svesti prvo se uklanjaju privremeni bodovi pa onda obicni bodovi svesti.</text:p>
      <text:p text:style-name="Heading_20_1"><text:bookmark text:name="_jphajb9kxwxs"/>Apendix A - Stanja likova</text:p>
      <text:p text:style-name="normal">Svaka akcija jedne strane ima reakciju na drugoj, jedan od likova moze na primer osamutiti ili saplesti heroja. Sapleteni heroji su manje efektivniji od ostalih ucesnika u sukobu, u ovom podglavlju pokrivamo sve moguće efekte stanja u kojima likovi mogu biti:</text:p>
      <text:section text:style-name="Sect6" text:name="Section7">
        <text:p text:style-name="Heading_20_4"><text:bookmark text:name="_gke9qd7d3swy"/>Onesvešćen</text:p>
        <text:p text:style-name="Standard"><text:s text:c="2"/>Kada svest lika dođe do 0 lik se računa kao onesvešćen. Takav lik gubi mogućnost da radi akcije i aktivno krvari do smrti.</text:p>
        <text:p text:style-name="Standard"><text:s/>Ako u naredne 3 runde primi magično lečenje lik gubi status onesvešćenosti, dobija jedan zamor i vraća se u redosled igranja.</text:p>
        <text:p text:style-name="Standard"><text:s text:c="2"/>Ako neko napadne onesvešćenog lika i nanese više štete od njegove strane taj lik se računa kao mrtav.</text:p>
        <text:p text:style-name="Heading_20_4"><text:bookmark text:name="_nb5lkylyjys2"/>Oboren</text:p>
        <text:p text:style-name="Standard"><text:s text:c="2"/>Oboreni likovi se nalaze na zemlji i imaju popolovljeno pomeranje i teže im je da napadaju za -1🎲, dodatno svi napadi protiv njih dobijaju +1🎲.</text:p>
        <text:p text:style-name="Standard"><text:s text:c="2"/>Oboreni likovi mogu da ustanu trošeći pola svog pomeranja, nakon čega imaju polovinu pomeranja koju mogu da koriste da se pomere. Na primer 6 pomeranja bi bilo jednako 3 ako lik odluči da ustane.</text:p>
        <text:p text:style-name="Standard"><text:s text:c="2"/>Oborenim likovima je mnogo lakše da se sakriju, zavisnosti od situacije dodeliti im bonus 🎲 za provere sakrivanja i šunjanja. Na primer šunjanje u visokoj travi na kolenima i laktovima bi dalo +2🎲 liku koji to radi, prilagoditi bonuse uslovima i logici.</text:p>
        <text:p text:style-name="P95">Utišan</text:p>
        <text:list xml:id="list4047000687" text:style-name="WWNum15">
          <text:list-item>
            <text:p text:style-name="P128">Ne može da priča.</text:p>
          </text:list-item>
          <text:list-item>
            <text:p text:style-name="P128">Ne može sa baca magije.</text:p>
          </text:list-item>
        </text:list>
        <text:p text:style-name="Heading_20_4"><text:bookmark text:name="_noa97xrpncis"/>Oslepljen</text:p>
        <text:list xml:id="list385299974" text:style-name="WWNum17">
          <text:list-item>
            <text:p text:style-name="P115">Oslepljeni likovi ne znaju gde se nalaze, kada zele da se pomeraju bacaju kockicu da odrede smer pomeranja.</text:p>
          </text:list-item>
          <text:list-item>
            <text:p text:style-name="P115">Oslepljeni likovi imaju -2🎲 na sve napade pod uslovom da znaju gde je protivnik.</text:p>
          </text:list-item>
          <text:list-item>
            <text:p text:style-name="P115">Oslepljeni likovi mogu da koriste sluh kako bi čuli neprijatelje i napali ih.</text:p>
          </text:list-item>
        </text:list>
        <text:p text:style-name="Heading_20_4"><text:bookmark text:name="_ybfg7cb14wlj"/>Ošamućen</text:p>
        <text:list xml:id="list3994503759" text:style-name="WWNum23">
          <text:list-item>
            <text:p text:style-name="P116">Ošamućeni likovi ne mogu da koriste akcije.</text:p>
          </text:list-item>
          <text:list-item>
            <text:p text:style-name="P116">Njihova magiska i obična odbrana je jednaka 5 dok su ošamućeni.</text:p>
          </text:list-item>
          <text:list-item>
            <text:p text:style-name="P116">Preskaču svoj sledeći potez, nakon tog poteza se vraćaju svesti i dobijaju -1🎲 tog poteza na sve provere.</text:p>
          </text:list-item>
        </text:list>
        <text:p text:style-name="Heading_20_4">Paralizovan</text:p>
        <text:list xml:id="list3210568390" text:style-name="WWNum18">
          <text:list-item>
            <text:p text:style-name="P117">Paralizovani likovi imaju sve penale ošamućenosti.</text:p>
          </text:list-item>
          <text:list-item>
            <text:p text:style-name="P118">Paralizovani likovi ne mogu da se <text:soft-page-break/>vrate svesti sledeći potez, ostaju paralizovani dok se magiski ne izvade is tog stanja.</text:p>
          </text:list-item>
        </text:list>
        <text:p text:style-name="P95"><text:bookmark text:name="_l891rr51h8ry"/>Otrovan</text:p>
        <text:list xml:id="list3221339638" text:style-name="WWNum13">
          <text:list-item>
            <text:p text:style-name="P122">Otrovani likovi imaju -1🎲 na sve provere.</text:p>
          </text:list-item>
          <text:list-item>
            <text:p text:style-name="P122">Otrovani likovi imaju dodatan -1🎲 na provere za atletiku <text:span text:style-name="T139">I </text:span>akrobatiku.</text:p>
          </text:list-item>
        </text:list>
        <text:p text:style-name="Heading_20_4">Vezan</text:p>
        <text:list xml:id="list1681251217" text:style-name="WWNum6">
          <text:list-item>
            <text:p text:style-name="P119">Vezanim likovima je pomeranje jednako nuli.</text:p>
          </text:list-item>
          <text:list-item>
            <text:p text:style-name="P119">Vezani likovi ne mogu da rade akcije.</text:p>
          </text:list-item>
          <text:list-item>
            <text:p text:style-name="P119">Vezani likovi imaju šansu svaki potez da se odreše za 1 zamor. Da bi se odrešili trebaju da prebace težinu vezivanja sa veštinom koju pripovedač smatra da je prihvatljiva za tu proveru.</text:p>
          </text:list-item>
        </text:list>
        <text:p text:style-name="Heading_20_4">Klincovan</text:p>
        <text:list xml:id="list44994347" text:style-name="WWNum12">
          <text:list-item>
            <text:p text:style-name="P120">Klinčovani likovi imaju zakljucane zglobove od strane svojih protivnika.</text:p>
          </text:list-item>
          <text:list-item>
            <text:p text:style-name="P120">Njihovo pomeranje je jednako nuli.</text:p>
          </text:list-item>
          <text:list-item>
            <text:p text:style-name="P120">Jedina akcija koju mogu da rade je provera snage sa likom koji ih drži u klincu. Dozvoljeno je da za zamor pokusaju ovo do dva puta po potezu.</text:p>
          </text:list-item>
        </text:list>
        <text:p text:style-name="P94"><text:bookmark text:name="_7vyxe8l2dm65"/>Gluv</text:p>
        <text:list xml:id="list2000351113" text:style-name="WWNum31">
          <text:list-item>
            <text:p text:style-name="P125">Gluvi likovi nemaju culo sluha, ako je heroj gluv njegov igrač ne može da se dogovara sa svojim savesnicima osim ako nema telepatiju.</text:p>
          </text:list-item>
        </text:list>
        <text:p text:style-name="Heading_20_4">Uplasen</text:p>
        <text:list xml:id="list2178439789" text:style-name="WWNum24">
          <text:list-item>
            <text:p text:style-name="P123">Uplašeni likovi imaju -1🎲 na sve provere dok su izloženi izvoru straha.</text:p>
          </text:list-item>
          <text:list-item>
            <text:p text:style-name="P123">Uplašeni likovi svaki potez beže maksinalno pomeranje što dalje od izvora straha. (Koriste besplatno pomeranje za ovu obaveznu akciju).</text:p>
          </text:list-item>
        </text:list>
        <text:p text:style-name="Heading_20_4"><text:bookmark text:name="_8o44zqi40s5u"/>Nevidljiv</text:p>
        <text:list xml:id="list581880215" text:style-name="WWNum34">
          <text:list-item>
            <text:p text:style-name="P124">Nevidljivi likovi se ne računaju kao validne mete napada, osim ako napadač ne uspe da sluhom ili tragovima odredi gde su.</text:p>
          </text:list-item>
          <text:list-item>
            <text:p text:style-name="P124">Napadi na nevidljive likove dobijaju -2🎲 penal.</text:p>
          </text:list-item>
          <text:list-item>
            <text:p text:style-name="P124">Napadi nevidljivih likova dobijaju +2🎲 bonus.</text:p>
          </text:list-item>
        </text:list>
        <text:p text:style-name="Heading_20_4"><text:bookmark text:name="_nnrj6d63uqgw"/>Šarmiran</text:p>
        <text:list xml:id="list3559727726" text:style-name="WWNum3">
          <text:list-item>
            <text:p text:style-name="P129">Šarmirani likovi veruju osobi koja ih je šarmirala.</text:p>
          </text:list-item>
          <text:list-item>
            <text:p text:style-name="P129">Šarnirani likovi nikada neće napasti ili povrediti osobu koja ih je šarmirala.</text:p>
          </text:list-item>
          <text:list-item>
            <text:p text:style-name="P129">Ako osoba koja ih je šarmirala ih napadne efekat se prekida.</text:p>
          </text:list-item>
          <text:list-item>
            <text:p text:style-name="P129">Kada ih napada osoba koja ih je šarmirala ona ima +2🎲 na taj napad.</text:p>
          </text:list-item>
        </text:list>
      </text:section>
      <text:p text:style-name="P16">Apendix B - Principi dizajna igre</text:p>
      <text:list xml:id="list3443020961" text:style-name="WWNum27">
        <text:list-item>
          <text:p text:style-name="P130">Sva pravila trebaju da budu jednostavna i razumljiva, svaki dodatak ili izmena igri od strane naratora treba da bude razmljiva i jednostavna da bi se održao originalni osećaj igre.</text:p>
        </text:list-item>
        <text:list-item>
          <text:p text:style-name="P130">Pravila koja dodaju bonuse na neke provere trebaju da menjaju osnovne statistike umesto da dodaju bonuse za specifičnu proveru.</text:p>
        </text:list-item>
        <text:list-item>
          <text:p text:style-name="P130">Umesto korišćenja brojeva da bi prestavili bonuse za određene provere trebamo koristiti kockice kroz mehaniku prednosti, pošto bez obzira na broj kockica koje se bacaju uvek se od njih biraju 3, ako imamo prednost 3 najveće a u slučaju penala koristimo 3 najmanje!</text:p>
        </text:list-item>
        <text:list-item>
          <text:p text:style-name="P130">Protivnici trebaju da imaju mali broj sposobnosti, kako bi narator mogao da ih najlakše i najefikasnije koristi. Poenta sukoba je da se prekine nit naracije i da se igrači izazovu mehanički, mehanički jednostavni protivnici su najbolji za postizanje ovog cilja.</text:p>
        </text:list-item>
      </text:list>
      <text:p text:style-name="P4"/>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normal" style:family="paragraph" style:default-outline-level="">
      <style:paragraph-properties fo:margin-top="0.1665in" fo:margin-bottom="0in" style:contextual-spacing="false" fo:line-height="100%"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5-25T09:06:16.985689260</dc:date>
    <meta:editing-duration>P2DT21H36M27S</meta:editing-duration>
    <meta:editing-cycles>218</meta:editing-cycles>
    <meta:generator>LibreOffice/7.2.6.2$Linux_X86_64 LibreOffice_project/20$Build-2</meta:generator>
    <meta:document-statistic meta:table-count="3" meta:image-count="0" meta:object-count="0" meta:page-count="25" meta:paragraph-count="732" meta:word-count="11027" meta:character-count="65316" meta:non-whitespace-character-count="54868"/>
  </office:meta>
</office:document-meta>
</file>